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陳真   |  2021.08.18 20:38   |   <text:a xlink:type="simple" xlink:href="http://palinfo.habago.org/Entry?Command=Information_PrintForum&amp;iPage=1#FORUM40901"><text:span text:style-name="T1">#</text:span></text:a></text:p>
      <text:p text:style-name="P3">生物武器：一個更陰暗的未來(17)：打開裝滿蛆蟲的罐子 <text:line-break/><text:line-break/>陳真 <text:line-break/><text:line-break/>2021. 08. 18. <text:line-break/><text:line-break/><text:line-break/><text:line-break/>謝謝從輔提供外交部記者會的文字稿，我做了點摘錄，見文末。 <text:line-break/><text:line-break/>祖國真的好客氣，美國釋放新冠病毒如此高度嫌疑之事，幾乎可以說毫無疑義了，卻還講得如此委婉。祖國的嚴謹自持與可信任，由此可見一斑；一說一，二說二，從不打誑語。 <text:line-break/><text:line-break/>反倒是美國，明明是自己幹的醜事惡事，竟然還能每天義正辭嚴地栽贓抹黑中國。西方國家的品性，真的令人不敢領教，沒有人性，沒有一絲廉恥，無惡不作，毫無道德底限。 <text:line-break/><text:line-break/>你看美軍撤離阿富汗，許多阿富汗人在機場企圖逃難，美軍開槍打死了好幾人，架設槍支，瞄準民眾。更可悲的是，許多群眾攀爬美軍飛機艙外，飛機居然照飛不誤，完全不把人命當一回事，好幾位阿富汗人於是就從高空墜落，摔成肉醬。那些沒掉下來的，高空嚴寒，還能活嗎？ <text:line-break/><text:line-break/>很多人說美軍狼狽撤離，但我看不出哪一點狼狽？美國人向來不就是這樣幹的嗎？他不是狼狽，而是狠毒無情；搞完這裏搞那裏，四處攻城掠地姦殺擄掠，這就是美國立國以來的一貫對外政策與作風，他哪會在乎什麼人命傷亡？哪會在乎流離失所？就算是美國人的命，他也不會在乎。美國這個國家的權力結構本質，根本不需要去在乎人命，更不用說什麼民意了。 <text:line-break/><text:line-break/>今天，如果是中國這樣幹，如果是中國去侵略屠殺佔領與掠奪其他國家，整天奸殺擄掠，無惡不作，卻說是為了捍衛人權，捍衛民主自由，然後惡搞了二十幾年，把別人的國家搞成滿目瘡痍，搞成人間煉獄，殺害上百萬條人命，製造數百萬人傷亡及上千萬難民，然後拍拍屁股走人，轉換侵略對象，並且撤離時居然對著難民開槍，居然讓爬滿群眾的飛機照樣起飛，把一堆人摔成肉醬，然後繼續說他四處侵略屠殺的目的乃是為了捍衛人權與民主自由。今天如果是中國這樣幹，人們會怎麼罵？ <text:line-break/><text:line-break/>但是，不管西方國家如何邪惡醜陋，不管如何泯滅人性，不管如何撒謊造謠抹黑，人們卻根本無所謂。這樣一種基本道德感的集體淪喪與扭曲，恐怕才是當今世上最大的一個根本問題。 <text:line-break/><text:line-break/>我特別厭惡島內那些綠油油的西方走狗，依附權勢，睜眼瞎話，滿口民主自由與人權的讀書人，這些人根本就是徹頭徹尾的人渣，完全就是眛著良心睜眼說瞎話。 <text:line-break/><text:line-break/>我認識學界醫界一大堆這樣的人渣，我希望，他們為何不去照照鏡子，看看自己的嘴臉，難道不覺得齷齪可恥？對得起自己的子女，對得起自己的親友，對得起自己的良心嗎？昧著良心為虎作倀，傷害忠良，就為了給自己圖點私利，搞個前途功名，這樣你就滿足了嗎？不覺得自己很齷齪嗎？ <text:line-break/><text:line-break/>若是真的無知，我倒還能忍受，但你不該如此無恥，不該昧著良心去支持類似像人渣黨那樣惡性重大的邪惡骯髒貪污政黨，整天無惡不作，無所不貪，不擇手段危害台灣社會以謀私利。 <text:line-break/><text:line-break/>若是真的無知，我倒還能忍受，但你不該如此無恥。我不相信一個識字的人會連這樣一種明明白白的基本是非都分不清！面對重大惡行，不但無所謂，而且還大力支持；但是，面對良善的一方，明明至善，卻反而千方百計栽贓抹黑造謠。 <text:line-break/><text:line-break/>回到華春瑩的記者會。去年1月23日，剛好帶小孩去大陸玩，竟然剛好遇到封城，上午兒童樂園還人山人海，下午瞬間人去樓空，連市內交通都停頓。 <text:line-break/><text:line-break/>一家三口被困在旅館。幾天後，回到台灣，當時我也根本沒想到會是美國釋放生化武器病毒。但是，疫情才爆發不到幾天，美國方面居然就開始抹黑了，抹黑的對象之一是石正麗，抹黑的根據就是華春瑩所提到的那篇文章： <text:line-break/><text:line-break/><text:a xlink:type="simple" xlink:href="https://www.nature.com/articles/nm.3985"><text:span text:style-name="T2">https://www.nature.com/articles/nm.3985</text:span></text:a><text:s/><text:line-break/><text:line-break/>這類冠狀病毒研究的主要關鍵人物之一，就是這位大名鼎鼎的巴裏克( Ralph Steven Baric)。 <text:line-break/><text:line-break/>我當時(2020年2月6日)寫了篇文章反駁說，媒體提到美國從2013年就暫停這類高風險病毒研究，這完全就是睜眼說瞎話，與事實正好相反。 <text:line-break/><text:line-break/>事實上，美國從20年前小布希上台後就公開表明將不再理會 "禁止生化武器公約"，開始瘋狂研發，一再解除各項生化研究禁令，並由軍方最高等級的生化武器單位帶頭，瘋狂加碼進行如何增強病毒毒性及傳播力的研究。 <text:line-break/><text:line-break/>至於抹黑報導所提到的那篇登於《Nature》的論文，15位作者之中，有12位是美國人，1位瑞士人，2位華人。這12位美國人之中，有10位是美國北卡羅萊納大學，一位是美國FDA，一位是哈佛。如果真要追究，應該要追究美國才對，特別是應該追究犯罪嫌疑最大的德特里克堡生物實驗室。 <text:line-break/><text:line-break/>去年(2020年) 4月28日，在我的 "生物武器：一個更陰暗的未來(15)" 中： <text:line-break/><text:line-break/><text:a xlink:type="simple" xlink:href="https://bit.ly/2XDHMMt"><text:span text:style-name="T2">https://bit.ly/2XDHMMt</text:span></text:a><text:s/><text:line-break/><text:line-break/>引述Peter Law 提到 Baric 所屬的北卡羅萊納大學Chapel Hill分校 (簡稱UNC) 在新冠病毒研究上的重要角色，以及它和德特裏克堡（Fort Detrick）的密切合作關係。 <text:line-break/><text:line-break/>疫情爆發一年多來，事實上已經有無數的旁證，在在指向事故頻傳的德特里克堡和Baric 教授所負責的北卡羅萊納大學生物實驗室，這不是什麼陰謀論，而且正好相反，任何一個稍微有點正常理性與認知能力的人，如果他真的願意好好閱讀一下這些資料，豈有可能不得出與我同樣的結論？那就是新冠病毒極有可能就是美國所釋放的生物武器。 <text:line-break/><text:line-break/>如果你不是得出這樣的結論，那意味著你相信這裏頭有著千百個巧合，剛好全都湊巧地碰在一起。有可能嗎？我們對事物的理性認知方式是這樣子的嗎？ <text:line-break/><text:line-break/>底下是這兩天外交部例行記者會的部份文字稿，強烈建議一讀。 <text:line-break/><text:line-break/>================== <text:line-break/>2021年8月16日中國外交部發言人華春瑩主持例行記者會 <text:line-break/><text:line-break/><text:a xlink:type="simple" xlink:href="https://bit.ly/2XyOtPM"><text:span text:style-name="T3">https://bit.ly/2XyOtPM</text:span></text:a><text:span text:style-name="T2"><text:s/></text:span><text:line-break/><text:line-break/>摘要如下： <text:line-break/><text:line-break/>香港中評社記者： <text:line-break/>據《華盛頓郵報》報導，世衛組織秘書處新冠肺炎溯源專家、中國—世衛組織聯合專家組外方組長安巴雷克，近期接受丹麥媒體採訪期間表示，不排除中國的實驗室工作人員在進行蝙蝠病毒研究過程中，可能感染病毒並帶出實驗室的可能性。溯源報告中 “實驗室泄漏” 假設 “極不可能” 的措辭並不意味著“不可能”，只是“不太可能”。中方對此有何評論？ <text:line-break/><text:line-break/>華春瑩： <text:line-break/>你提到的這篇《華盛頓郵報》報導內容是假新聞。我注意到安巴雷克先生已向《華盛頓郵報》表示，他接受採訪時的表態，由丹麥語譯為英文時出現了錯誤。世衛組織發言人也稱存在翻譯錯誤。 <text:line-break/><text:line-break/>有關媒體將他的話斷章取義放在網上，曲解了他的觀點。安巴雷克作為溯源聯合專家組組長，始終維護中國—世衛組織新冠病毒溯源聯合研究報告。 <text:line-break/><text:line-break/>在外交部13日舉辦的新冠病毒溯源問題駐華使節吹風會上，中科院武漢國家生物安全實驗室主任袁志明，已經再次就所謂 “實驗室泄漏” 論作出了回應。他強調有關新冠病毒是由武漢病毒所“製造”或“洩漏”的說法，都是無中生有的，完全不符合客觀事實，也不符合學術界共識。 <text:line-break/><text:line-break/>中國—世衛組織新冠病毒溯源聯合研究報告的形成，完全遵循世衛組織程式，採取了科學方法，已經被證明是一份有價值的、權威的、經得起科學檢驗、經得起歷史檢驗的報告。這份報告理應成為全球溯源工作的基礎和指南，任何企圖推翻或者歪曲聯合研究報告結論的做法，都是政治操弄，也是對全球科學家和科學的不尊重。 <text:line-break/><text:line-break/>新華社記者： <text:line-break/>據報導，美國“停止仇恨亞太裔”組織12日發佈報告稱，自2020年3月19日至2021年6月30日，該組織共記錄9081起仇恨亞裔事件，表示美種族主義和仇外心理只有增強沒有減弱。如美官員繼續視中國人為新冠疫情蔓延的替罪羊，情況只會更糟糕。中方對此有何評論？ <text:line-break/><text:line-break/>華春瑩： <text:line-break/>我也注意到有關報告，對亞太裔在美國的境遇表示關注和同情。在疫情之下，美國人民的生命健康權得不到有效保障，新冠病毒感染和死亡病例數不斷攀升。面對這種嚴峻形勢，美方一些政客採取的對策不是救人，而是甩鍋。從美國上一屆政府喊出“中國病毒”，到本屆政府公開動用情報機構大搞針對武漢實驗室的有罪推定式調查，美國的一些政客們一直試圖通過在全世界散佈汙名化言論，給中國 “定罪”，為自己“推責”。 <text:line-break/><text:line-break/>然而，美方的這種 “良策” 非但沒能拯救自己，反而給了病毒更多可乘之機。美方甩鍋推責的做法更加劇了亞裔在美國社會中遭受歧視、欺淩乃至仇恨、攻擊的狀況，使得本就十分嚴重的種族歧視問題雪上加霜，其他少數族裔也無法倖免。 <text:line-break/><text:line-break/>一場疫情，暴露出美方一些政客的無德無能，加劇了美國社會的撕裂與動蕩，而承受痛苦和損失的卻是美國廣大的普通民眾。 <text:line-break/><text:line-break/>我們奉勸美方的這些政客，認真聆聽來自包括少數族裔在內的美國民眾的訴求和呐喊，停止將政治私利置於人民生命健康之上，停止把政治操弄淩駕於科學研究之上。這不僅是應對疫情的起碼要求，也是人類良知的底線所在。 <text:line-break/><text:line-break/>《環球時報》記者： <text:line-break/>近日，媒體曝光了越來越多美國在溯源問題上令人疑惑不解的地方，比如對要求調查德特裏克堡的呼聲始終沒有回應。近日，媒體曝光的德特裏克堡衛星照片顯示，自2020年3月至今年8月期間，也就是新冠肺炎疫情在美國肆虐之時，德特裏克堡基地卻大興土木，開墾了新的建築用地並有建築物移動的明顯痕迹。俄羅斯國際事務理事會主任等人都表示，美國情報界鼓動溯源調查的終極目的就是轉移對美抗疫不力的注意並歸咎於中國，這在本質上是錯誤的。請問中方對此有何評論？ <text:line-break/><text:line-break/>華春瑩： <text:line-break/>上周五，外交部副部長馬朝旭主持召開新冠病毒溯源問題使節吹風會，160多位駐華使節和國際組織代表以線上線下相結合的方式出席。馬朝旭副部長全面闡述了中方在溯源問題上的立場主張和最新工作進展，強調中方始終支援並將繼續參加科學溯源，但堅決反對政治溯源。 <text:line-break/><text:line-break/>中國和世界各國一樣，都是疫情受害者，都希望儘快找到病毒源頭，阻斷疫情傳播。但是溯源工作不能“燈下黑”，不能人為設置盲區，更不能出於政治目的搞惡意栽贓和有罪推定，這也正是國際社會的廣泛共識。 <text:line-break/><text:line-break/>我注意到，很多媒體都在為溯源工作積極提供各種線索，其中《環球時報》梳理的一些事實線索很有價值，我請我同事準備了PPT，與大家分享： <text:line-break/><text:line-break/>素有 “冠狀病毒獵手”之稱的美國北卡羅來納大學教授巴裏克和他的病毒改造技術： <text:line-break/><text:line-break/>根據北卡羅來納大學校辦媒體報導，巴裏克教授對冠狀病毒進行了“數十年”的研究工作，有關工作直接與治療冠狀病毒感染的藥物與疫苗有關。 <text:line-break/><text:line-break/>據美國《麻省理工科技評論》雜誌報導，巴裏克教授掌握一種通過“反向遺傳技術”能改造乃至“增強”冠狀病毒的技術。憑藉該項技術，他不僅可以依據冠狀病毒的基因片段培育出活生生的病毒，還可以改造冠狀病毒的基因，創造出新的冠狀病毒。 <text:line-break/><text:line-break/>2003年，一篇巴裏克參與發表的論文展示了這種技術的威力，成功復活了一個非典SARS病毒。後來，巴裏克教授等人還就這一成果申請了專利，並於2007年獲得批准，專利代號為US7279327B2。 <text:line-break/><text:line-break/>這項獨特的病毒技術，令巴裏克教授成為美國最頂尖的冠狀病毒專家，他憑藉該技術在全世界搜集各種冠狀病毒的樣本進行研究。比如在2013年，當中國武漢病毒所科學家石正麗和她的團隊從雲南的蝙蝠洞裏獲得幾種冠狀病毒的基因後，巴裏克教授主動找到石正麗，希望獲得這些冠狀病毒的樣本進行研究。 <text:line-break/><text:line-break/>石正麗非常慷慨地把自己的發現分享給了巴裏克，巴則在美國實驗室裏用他的病毒改造技術造出了一種全新的、可以感染人類的冠狀病毒。這項研究中，病毒改造和小鼠感染實驗均在北卡羅來納大學開展，所構建的嵌合病毒並沒有提供給石正麗團隊。這一研究結果2015年發佈在了國際學術期刊《自然》雜誌上。 <text:line-break/><text:line-break/>特別值得注意的是，儘管幾乎所有科學家都說，被人為改造過的病毒可能會留有痕迹，但巴裏克教授2020年9月接受一家義大利媒體採訪時表示，他可以做到人為改造病毒卻“不留痕迹”。 <text:line-break/><text:line-break/>巴裏克教授與德特裏克堡內從事高危病毒和冠狀病毒研究的兩家研究機構---美國陸軍傳染病醫學研究院和美國國家傳染病和過敏症研究所下屬的“綜合研究設施”，都有密切聯繫。 <text:line-break/><text:line-break/>大量科研論文顯示，巴裏克曾與美國陸軍傳染病醫學研究院進行過不少涉及冠狀病毒的研究。一篇2006年的論文顯示，他們曾就非典肺炎開展過科研合作。 <text:line-break/><text:line-break/>美國軍方2021年的一篇文章顯示，巴裏克今年4月應邀給美國陸軍傳染病醫學研究院作講座，內容就是關於冠狀病毒的研究。 <text:line-break/><text:line-break/>而德特裏克堡“綜合研究設施”的一位副主任Lisa Hensley，是巴裏克的學生。 <text:line-break/><text:line-break/>一篇2014年發佈在《抗菌物和化學療法（Antimicrob Agents Chemother）》期刊上的、涉及高危冠狀病毒（MERS即“中東呼吸綜合徵”）的論文，就來自於這兩個德堡機構的合作。這樣的合作還有很多。 <text:line-break/><text:line-break/>而巴裏克教授擁有的那些豐富的冠狀病毒“資源”以及改造和創造冠狀病毒的“技術”，也就通過這些合作和人脈，被廣泛運用在德特裏克堡內。 <text:line-break/><text:line-break/>比如2018年美國《自然》雜誌上的一篇論文就顯示，來自德堡“綜合研究設施”的一位名叫Lisa Torzewski的研究人員和巴裏克合作，用被修改了基因的MERS病毒感染了猴子。 <text:line-break/><text:line-break/>德特裏克堡的美國陸軍傳染病醫學研究院和“綜合研究設施”都有著差勁的實驗室安全記錄。美國《弗雷德裏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美國NBC新聞網下屬的地方媒體WKYC在2016年7月的一篇報道顯示，“綜合研究設施”的實驗室在2015年發生過一次涉及埃博拉病毒的安全事故。 <text:line-break/><text:line-break/>很多人知道，美國陸軍傳染病醫學研究院在2019年秋季新冠疫情爆發前夕，曾發生過嚴重的安全事故，一度被美國疾控中心叫停。 <text:line-break/><text:line-break/>據《弗雷特裏克新聞郵報》2019年11月23日報導，除了被媒體廣泛報導的實驗室廢水處理系統存在問題，該研究院的兩個從事高危病毒研究的實驗室，也被發現存在嚴重安全隱患，沒有按照規定做好防護工作。 <text:line-break/><text:line-break/>而巴裏克在北卡羅來納的實驗室，也存在許多安全問題。北卡羅來納大學的相關年報和美國媒體ProPublica都有詳細的報導。 <text:line-break/><text:line-break/>通過上述大量有據可查且來自美國主流媒體的資訊，我想至少可以得出兩個結論： <text:line-break/><text:line-break/>第一，巴裏克和他危險的冠狀病毒改造技術，正被廣泛應用在美國德特裏克堡內的美國陸軍傳染病醫學研究院和“綜合研究設施”這兩個軍方和官方病毒實驗室的科研專案之中。 <text:line-break/><text:line-break/>第二，應用這些危險病毒技術的美國陸軍傳染病醫學研究院和“綜合研究設施”，以及巴裏克自己在北卡羅來納的實驗室，都有不良的安全記錄，而且都直接涉及從事最危險病毒研究的BSL-4實驗室。而根據2020年9月義大利媒體對巴裏克的採訪，巴裏克教授自己表示他改造冠狀病毒可以不留痕迹。 <text:line-break/><text:line-break/>還有幾點：比如說，美國在2019年新冠疫情爆發之前，曾出現過一輪神秘的、大規模的“電子煙肺病”。通過諸如《柳葉刀》等國際主流學術期刊和媒體文章可以發現，這種病症和後來的新冠肺炎是非常“相似”的。 <text:line-break/><text:line-break/>另外值得注意的是，曾有之前應對過武漢新冠疫情的中國權威專家，在查閱了60篇涉及美國“電子煙肺病”病例的研究論文，對其中142位電子煙肺病患者的250張肺部影像圖片、臨床資訊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而美國社交媒體上有大量發佈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今年6月，美國《華盛頓郵報》一名與美國情報部門關係緊密的記者，曾撰文宣稱美國國會懷疑2019年的武漢軍運會期間是新冠肺炎開始傳播的時間，因為有從軍運會回來的西方國家運動員稱自己得了疑似新冠肺炎的病。 <text:line-break/><text:line-break/>英國有媒體也稱，當時有參賽的法國運動員表示自己得了“奇怪”的病。所以，美國參加軍運會的5名患病人員的病例是關鍵線索。 <text:line-break/><text:line-break/>面對這些事實和線索，真正關心病毒溯源的人一定會支援基於事實，本著科學和理性的態度來對真相進行徹底調查，不放過任何蛛絲馬迹。 <text:line-break/><text:line-break/>但是，令人非常不解的是，美國官方和媒體極其反常地對自身存在的種種疑點和疑問保持緘默，對超過2500萬中國民眾聯署要求調查德特裏克堡實驗室的呼籲置若罔聞，對國際社會越來越多呼籲要在世界各地多點多地開展溯源調查的呼聲裝聾作啞，反而死盯死咬中國，在沒有任何事實依據的情況下，不停編造各種謊言謠言來污蔑攻擊中國，甚至公開動用情報機構力量，企圖對中國開展有罪推定式的調查。 <text:line-break/><text:line-break/>這種欲蓋彌彰式的做法，不僅讓人聯想到剛才這位記者提問中提到的剛剛曝光的德特裏克堡衛星圖片顯示，去年3月到今年8月德特裏克堡內有建築物移動和改造的明顯痕迹，也讓人不禁聯想到今年6月，美國《名利場》雜誌披露，美國國務院前代理助理國務卿表示，國務院內部有人警告不要對新冠病毒起源進行調查，否則可能 "打開裝滿蛆蟲的罐子”。人們不禁要問：美國到底在隱瞞什麽？ <text:line-break/><text:line-break/>如果美方真的執念於“實驗室洩漏論”，那麽就請美方像中方一樣大大方方、坦坦蕩蕩地邀請國際專家去美國開展兩次溯源研究，到時候自然就會得出結論。</text:p>
      <text:p text:style-name="P2">陳真   |  2021.08.18 18:43   |   <text:a xlink:type="simple" xlink:href="http://palinfo.habago.org/Entry?Command=Information_PrintForum&amp;iPage=1#FORUM40900"><text:span text:style-name="T1">#</text:span></text:a></text:p>
      <text:p text:style-name="P4">這種瞎掰，太沒有想像力了，建議應該引進外星人的角色，奴役人類，進行星際實驗什麼的。 <text:line-break/><text:line-break/>巴勒網是俗人淨地，知百說一。智慧太高的，建議前往它處。</text:p>
      <text:p text:style-name="P2">1975年生的歐千嘉   |  2021.08.18 14:44   |   <text:a xlink:type="simple" xlink:href="http://palinfo.habago.org/Entry?Command=Information_PrintForum&amp;iPage=1#FORUM40899"><text:span text:style-name="T1">#</text:span></text:a></text:p>
      <text:p text:style-name="P3">陳真 醫師， <text:line-break/><text:line-break/>您好, <text:line-break/><text:line-break/><text:line-break/>耐一點性子聽我說，感激不盡！ <text:line-break/><text:line-break/>有「台灣民政府」背景的「曾勁元」發起的「人民有用藥選擇權」遊行，事實上類似這樣的遊行，最合適的領導者應該是你吧？ <text:line-break/><text:line-break/>曾經有一陣子，因為韓國瑜韓流崛起，很多人受到你的網文影響，順便也認同了你的其他政治主張，例如：「比起美帝在世界上的種種侵犯屠殺，祖國的崛起是至善…」這樣的看法，被影響者包括我在內。「陳真」醫師這種看法不能說不對，可是就是因為「陳真」醫師不相信有類似「共濟會」這種 deep state 的存在，造成了你的盲點。deep state 是跨國界的精英組織，包括美國、中國、歐盟…各國政府其實都與之有合作項目，而經常其合作項目，不是國與國的議題，而是涉及全世界統治階級與被統治階級的之間的問題。 <text:line-break/><text:line-break/>請問，假設現在我們已經完全被「祖國」統治了，可不可以拒絕施打疫苗呢？祖國不是已經在各省推行「健康碼」了嗎？當然不只是「祖國」，而是各國政府都在老大哥美國總統川普 Operation Warp Speed 的號召之下，幾乎是強逼人民施打「實驗性藥物：新冠疫苗」，甚至有些國家已經推出「疫苗護照」。你是醫界的，難道不覺得好奇怪，以往疫苗開發有如此神速嗎，全部「新冠疫苗」都不到一年耶！包括中國大陸的國藥、科興疫苗，真的都經過完整三期臨床試驗嗎？ <text:line-break/><text:line-break/>為什麼在馬來西亞的69歲婦人「黎美美」，在施打完兩劑「科興疫苗」之後，身體出現很強的磁力，甚至能吸附「鐵錘」？ <text:line-break/><text:a xlink:type="simple" xlink:href="https://www.chinapress.com.my/20210710/%E2%97%A4%E6%96%B0%E5%86%A0%E5%8F%88%E4%B8%80%E5%B9%B4%E2%97%A2-%E6%8E%A5%E7%A7%8D%E7%96%AB%E8%8B%97%E5%90%8E-%E8%80%81%E5%A6%87%E6%89%8B%E8%87%82%E5%8F%AF%E5%90%B8%E8%8F%9C%E5%88%80%E3%80%81%E9%93%81/"><text:span text:style-name="T2">https://www.chinapress.com.my/20210710/%E2%97%A4%E6%96%B0%E5%86%A0%E5%8F%88%E4%B8%80%E5%B9%B4%E2%97%A2-%E6%8E%A5%E7%A7%8D%E7%96%AB%E8%8B%97%E5%90%8E-%E8%80%81%E5%A6%87%E6%89%8B%E8%87%82%E5%8F%AF%E5%90%B8%E8%8F%9C%E5%88%80%E3%80%81%E9%93%81/</text:span></text:a><text:s/><text:line-break/><text:line-break/>總不能以「黎美美」個人體質為理由來搪塞吧？我是猜測，各國政府疫苗至少一半是「安慰劑」，幸運者就會接種到「安慰劑」，但是不幸的，有些是真的「實驗性用藥」，把人當實驗的白老鼠，疫苗內容成分很可疑，已經有人提出「輝瑞疫苗」分子很像是氧化石墨烯(graphene oxide)，而且不分美國、德國、中國、英國的疫苗，內容成分都很可疑。中國大陸政府雖表面說是傳統「滅活疫苗」，可事實真相究竟是什麼，為什麼在施打完兩劑「科興疫苗」之後，馬來西亞的69歲婦人「黎美美」竟成了萬磁王？ <text:line-break/><text:line-break/>這種身體變得磁力超強的怪現象，不是應該出現在新技術 mRNA疫苗上面？或是毒性很強的腺病毒 AZ疫苗上面嗎？怎麼竟然也出現在施打傳統滅活疫苗「科興疫苗」的婦人身上？ <text:line-break/><text:line-break/>我認識的人無人感染「新冠病毒」，但是在台灣已經有超過600人施打「新冠疫苗」而喪命，這還不包括因為施打「新冠疫苗」影響到身體健康的人，這是黑數。 <text:line-break/><text:line-break/>我本就懷疑「新冠疫情」致死率與傳染性被 deep state 嚴重誇大，但是我尚不知原來 sars-cov-2 根本沒有經過「分離、純化」的程序，一直到2021年6月19日，才在我加入的地平論社團，看到有網友回覆貼文說「新冠病毒根本沒分離出來」，並且有另一位網友貼出知名部落客「王大師」的臉書連結，我才開始得知：「或許sars-cov-2根本就不存在。」但是尚在狐疑階段，心想倘若 sars-cov-2 根本不存在，那麼武漢吹哨人「李文亮」醫師又是怎麼死的？ <text:line-break/><text:line-break/>直至2021年8月5日，我才開始仔細看知名部落客「王大師」究竟在說什麼，根據「王大師」的看法，「新冠病毒」很長眼，根本就是實驗室生化武器，起源於美國德克里特堡，然後再分發給北卡羅萊那教堂山大學，就在此時與武漢P4實驗室「石正麗」開始合作。 <text:line-break/><text:line-break/>知名部落客「王大師」2020年1月26日，就提出這樣的看法，這計畫好的「新冠疫情」是美國、中國深層政府合作的，由中國提供實驗場。而至今究竟有無 covid-19 病毒？根本就是一個迷團！最有可能的就是自然界不存在 sars-cov-2病毒，「新冠病毒」加上「變種病毒」根本就是在實驗室調配的「生化武器」。並且在台灣 covid-19病毒非常長眼，不是在「很難都更的地區：台北市萬華區阿公店」爆發，要不就是在「長照機構」。奇怪了！上市公司7-11員工都沒有人中 covid-19 病毒，顯然是上市公司大老闆們與政府早就談好的。 <text:line-break/><text:line-break/>sars-cov-2 根本沒有經過「分離」的程序，這是「中国疾控中心流行病学首席专家吴尊友」親口說的。 <text:line-break/><text:a xlink:type="simple" xlink:href="https://www.youtube.com/watch?v=BTQAAZ-7OqQ"><text:span text:style-name="T2">https://www.youtube.com/watch?v=BTQAAZ-7OqQ</text:span></text:a><text:s/><text:line-break/><text:line-break/><text:line-break/>「新冠疫情」發展至今，種種光怪陸離的現象，加上我大姊歐千禎與我自身的 Targeted Individuals 楚門的世界經歷，我已經接受「王大師」的觀點，也就是這計畫好的「新冠疫情」是美國、中國深層政府合作的，由中國提供實驗場。不光是美國對中國投放生化武器這麼簡單！而真正的深層政府，永遠隱身幕後，製造美、中的「韭菜族」對立，只要美國政府甩鍋中國、中國戰狼趙立堅再甩鍋回美國，美國、中國兩邊就這樣打太極一般，大事化小，小事化無了！ <text:line-break/><text:line-break/>特別要說明，「王大師」至今不認識我這個人。但是「王大師」看政治的觀點，卻呼應我的怪異經歷。 <text:line-break/><text:line-break/>_______________________________________________ <text:line-break/>2020年1月26日 <text:line-break/>王大師：「武漢肺炎中美合謀預測」 <text:line-break/>濕評：做個簡單的武漢肺炎濕七點 <text:line-break/>1. 此為中美貿易假戰的第二階諒解備忘錄 <text:line-break/>2. 中國提供實驗場 <text:line-break/>3. 美國提供疫苗技術輔導與諸如「境外擴散」、「危機總動員」等電影與「主流媒體」等莒光教學 <text:line-break/>4. 疫苗已經有，但需要生技金主股價哄抬至某指定價位才能問世。部份金源用於供給貿易戰風暴後美債買主。 <text:line-break/>5. 中國負責提供「中央監管解方」，最好能與社會信用體系搭配。先丟AI智慧體溫測量，然後支付管道，美國再教自己人這制度好棒棒，連競爭者大陸人都在用。大監控社會無縫接軌。 <text:line-break/>6. 提議指定物種植入晶片，如蝙蝠、家畜，寵物。然後植入指定人種，比方說武漢民眾與西方指定區域，比方說，貧民窟、老人院、大學。 <text:line-break/>7. 這次任務抓6月前結束，下一個任務搞電子貨幣。 <text:line-break/><text:a xlink:type="simple" xlink:href="https://www.facebook.com/permalink.php?story_fbid=2935433653147870&amp;;id=191122434245686"><text:span text:style-name="T2">https://www.facebook.com/permalink.php?story_fbid=2935433653147870&amp;;id=191122434245686</text:span></text:a><text:s/><text:line-break/>_______________________________________________ <text:line-break/><text:line-break/>2021年2月22日 <text:line-break/>王大師說： <text:line-break/>模型，所以到底有無Sars cov 2這病毒啊？ <text:line-break/>我引用的是這三個資料： <text:line-break/>中國大陸：中國疾病預防控制中心流行病學首席專家吳尊友說：「they didn’t isolate the virus」 <text:line-break/>(引用自 <text:a xlink:type="simple" xlink:href="https://www.plurk.com/p/o8jfoz"><text:span text:style-name="T2">https://www.plurk.com/p/o8jfoz</text:span></text:a>) <text:line-break/>_______________________________________________ <text:line-break/><text:line-break/><text:line-break/></text:p>
      <text:p text:style-name="P2">小豪   |  2021.08.17 15:43   |   <text:a xlink:type="simple" xlink:href="http://palinfo.habago.org/Entry?Command=Information_PrintForum&amp;iPage=1#FORUM40898"><text:span text:style-name="T1">#</text:span></text:a></text:p>
      <text:p text:style-name="P4">前天是日本投降76週年,分享一篇陳映真先生1994年發表的文章。 <text:line-break/><text:line-break/>誰在姑息養奸？ <text:line-break/><text:line-break/>大量的數據顯示，日本曾對中國加諸的苦難；數十年後的今天，亞洲各國一片撻伐聲早已化為具體行動，台灣呢？沉默的台灣猶自緬懷日據時代的皇民思想，進而積極親善、交好那些曾讓我們創劇痛深的日本友人。 <text:line-break/><text:line-break/>當權者何時方能醒悟，惟有義正辭嚴地展示決心，歷史的傷痛才有補償、癒合的機會；更重要的是－－以此昭示我們不再姑息養奸！六零年代，在冰天雪地的日本北海道地方，出現了蓬頭垢面的「野人」。逮獲之後，才知道是一個在戰時被日本皇軍依據內閣秘議從中國北方強擄到日本北方廠礦，從事奴工勞動，後因不堪飢寒苛虐，逃遁荒山已十數年，猶不知日本早已敗降的中國農民劉連仁。 <text:line-break/><text:line-break/>劉連仁的出現，揭露了日本侵華戰爭中，日本國家權力對中國人民所犯的殘暴罪行。但是，當時的（戰犯）岸信介政府做出一臉無辜和茫然，否認日本在戰時強擄中國人伕的事實，以劉連仁「非法入境」的罪名，匆匆忙忙把劉送回中國大陸。日本人死不認帳，日本政府和戰爭企業「鹿島建設」（原「鹿島組」）一樣，長期堅決不承認「花岡事件」所內包的殘酷罪行。從七零年代開始，日本政府堅定不移地要從歷史教科書中泯除日本侵略和加害的史實。否認、遮掩南京大屠殺的日本學者、政治人、官僚層出不窮。事隔二戰結束方五十年，日本的抵死不認帳、抵死耍賴沒有讓日本成功地逃避歷史的指責，要求謝罪賠償的聲音在全亞洲以更大的回聲響起，新的戰爭罪證猶接踵大白於天下（例如「從軍慰安婦」問題）。 <text:line-break/><text:line-break/>早在１９５１年，德（西）國政府就明確地為了戰時對待猶太人所犯「難以言宣」的犯罪，所加於人的「無盡的苦難」，表示懺悔、表示德國人對此負有「道德的、物質的補償責任」，並且從此制定大量法律，主動進行全面、長期的賠償和謝罪，前後迄今共支付了八六五億馬克，預計到公元２０３０年，還要支出三三四億馬克。西德總統赫佐格在八零年代中期，面對在波蘭的德國暴行遺跡，說出了「凡對過去閉目不看的人，就無法了解自己」而深自懺悔惕勵的話。兩相對照，德日兩個民族的精神和道德品質之高下，一目了然。觸目驚心的數字在日本人抵死不認、抵死狡賴的情況下，中國（當然包括台灣）的受害實況如何，中國自己早有個譜了。１９９１年１０月，中共國務院發表＜中國人權白皮書＞中，有最新的數字。依此，僅僅「日本全面侵華期間」（八年抗戰）， <text:line-break/>中國人民「死傷兩千一百餘萬人，一千多萬人遭到虐殺，九百三十個城市被占領，直接經濟損失約六百二十億美元，間接性經濟損失約五千億美元」。此中，僅僅東北地區就有兩百萬勞工被活埋，萬人坑八十餘所，挖出七十萬具以上的白骨。這些數目，基本上沒有包括戰費、紅區和台灣的具體損失。 <text:line-break/><text:line-break/>據日本學者姬田光義的整理，１８９５年到１９０２年，日本人在台灣鎮壓、刑殺了八千到一萬兩千人。如果包括「雲林大屠」，總數就在三、四萬人。１９０２到１９４１年，霧社事件殺了兩千個台灣原住民；噍吧哖事件屠殺五、六千人，合計在七、八千人之譜。從１９４１年到戰敗，台灣人以日本軍人、軍屬、軍伕、「從事慰安婦」之名派出戰場者二十餘萬人，其中三萬三千人死亡，另有一一六人成了Ｂ、Ｃ級戰犯而遭處決。日本在對台灣殖民地支配過程中，台灣人民僅僅生命的被害，總計在七萬八千人左右。 <text:line-break/><text:line-break/>至於殖民支配所造成精神、靈魂和文化各方面的深刻加害，已不可計量。可惜的是，由於蔣氏國府的親日和當前朝野一致的親日反中，對日帝危害台灣的歷史調查研究，沒有受到應有的鼓勵。 <text:line-break/><text:line-break/>際此日本投降五十週年將屆之時，除了聲討日本反動派不知以戰爭犯罪為恥，沒有歷史責任意識，民族道德品質低劣之外，其實也應有一番反躬自省。當權者應有的省思，首先，當權者把內戰的利益提得比民族利益還高，把「消滅共匪」看得比向日本討回歷史正義還重要。因此，戰後漢奸沒有遭到徹底清算，抗日人士反而遭到全面誅殺；日本高級戰犯成了政府貴客；慷人民之慨，「放棄」戰爭賠償，壓抑人民反日和批判日本的運動。 <text:line-break/><text:line-break/>其次，當權者把外國的國益和戰略利益看得比自己的民族利益還高。為了國際反共和國際冷戰的利益（當然也為了一黨一家之私），可以簽訂喪權辱國的＜日華和約＞，承認「台灣地位未定」；可以迎日本右翼、不承認侵華戰爭的政客、軍人為國賓；可以制止留學生反對把釣魚台「行政權」劃給日本；可以不推動日本侵華的國恥教育。使日本人更加驕慢，最後，由於內戰與冷戰的雙重結構，沒有做任何日據歷史之政治的、文化的、社會的結算，忠奸顛倒，是非不分，使得皇民思想逐漸復甦，發展成歌頌日本人、日本統治，說日本人誠實、知恥、文明、開化、公正、廉明，日本統治有貢獻、合理、現代化．．．同時仇視和歧視「支那」和「支那人」，從而自外於中國和中國人，視中國為野蠻、落後、貧窮的象徵，認為「反日」是「中國人」的事，與「台灣人」不相干．．．凡此種種，當然適足以使日本人更加驕慢，更加覺得日本的「十五年戰爭」是「解放」亞洲，奠定亞洲戰後發展之礎石，奠定日本戰後走向「和平與繁榮」之國的「好戰爭」；更加覺得第二次大戰中日本人只敗給美國人，沒有敗給落後的「支那人」、「台灣人」、菲律賓人、泰國人．．．因此一點談不上要道歉賠償的「戰爭責任」。 <text:line-break/><text:line-break/>姑息適足以養奸，因此，從嚴格的自我批判開始，我們才會有這樣的一天，義正辭嚴地站在日本反動派跟前，聽他結結巴巴地說他一定要謝罪和賠償．．．．．。</text:p>
      <text:p text:style-name="P2">孫從輔   |  2021.08.17 12:43   |   <text:a xlink:type="simple" xlink:href="http://palinfo.habago.org/Entry?Command=Information_PrintForum&amp;iPage=1#FORUM40897"><text:span text:style-name="T1">#</text:span></text:a></text:p>
      <text:p text:style-name="P3">外交部發言人華春瑩在記者會上對新冠溯源問題的回答非常詳細，我認為這足以成為美國需要被好好調查的理由。 <text:line-break/><text:line-break/>// <text:line-break/><text:line-break/>8/16 記者會文字稿 <text:line-break/><text:a xlink:type="simple" xlink:href="https://www.fmprc.gov.cn/web/wjdt_674879/fyrbt_674889/t1899761.shtml"><text:span text:style-name="T2">https://www.fmprc.gov.cn/web/wjdt_674879/fyrbt_674889/t1899761.shtml</text:span></text:a><text:s/><text:line-break/><text:line-break/>摘要如下： <text:line-break/><text:line-break/>《環球時報》記者：近日，媒體曝光了越來越多美國在溯源問題上令人疑惑不解的地方，比如對要求調查德特裡克堡的呼聲始終沒有回應。近日，媒體曝光的德特裡克堡衛星照片顯示，自2020年3月至今年8月期間，也就是新冠肺炎疫情在美國肆虐之時，德特裡克堡基地卻大興土木，開墾了新的建築用地並有建築物移動的明顯痕跡。俄羅斯國際事務理事會主任等人都表示，美國情報界鼓動溯源調查的終極目的就是轉移對美抗疫不力的注意並歸咎於中國，這在本質上是錯誤的。請問中方對此有何評論？ <text:line-break/><text:line-break/>華春瑩： <text:line-break/><text:line-break/>上週五，外交部副部長馬朝旭主持召開新冠病毒溯源問題使節吹風會，160多位駐華使節和國際組織代表以線上線下相結合的方式出席。馬朝旭副部長全面闡述了中方在溯源問題上的立場主張和最新工作進展，強調中方始終支持並將繼續參加科學溯源，但堅決反對政治溯源。 <text:line-break/><text:line-break/>　　中國和世界各國一樣，都是疫情受害者，都希望盡快找到病毒源頭，阻斷疫情傳播。但是溯源工作不能“燈下黑”，不能人為設置盲區，更不能出於政治目的搞惡意栽贓和有罪推定，這也正是國際社會的廣泛共識。 <text:line-break/><text:line-break/>　　我注意到，很多媒體都在為溯源工作積極提供各種線索，其中《環球時報》梳理的一些事實線索很有價值，我請我同事准備了PPT，與大家分享： <text:line-break/><text:line-break/>　　素有“冠狀病毒獵手”之稱的美國北卡羅來納大學教授巴裡克和他的病毒改造技術： <text:line-break/><text:line-break/>　　根據北卡羅來納大學校辦媒體報道，巴裡克教授對冠狀病毒進行了“數十年”的研究工作，有關工作直接與治療冠狀病毒感染的藥物與疫苗有關。 <text:line-break/><text:line-break/>　　據美國《麻省理工科技評論》雜志報道，巴裡克教授掌握一種通過“反向遺傳技術”能改造乃至“增強”冠狀病毒的技術。憑借該項技術，他不僅可以依據冠狀病毒的基因片段培育出活生生的病毒，還可以改造冠狀病毒的基因，創造出新的冠狀病毒。 <text:line-break/><text:line-break/>　　2003年，一篇巴裡克參與發表的論文展示了這種技術的威力，成功復活了一個非典SARS病毒。後來，巴裡克教授等人還就這一成果申請了專利，並於2007年獲得批准，專利代號為US7279327B2。 <text:line-break/><text:line-break/>　　這項獨特的病毒技術，令巴裡克教授成為美國最頂尖的冠狀病毒專家，他憑借該技術在全世界蒐集各種冠狀病毒的樣本進行研究。比如在2013年，當中國武漢病毒所科學家石正麗和她的團隊從雲南的蝙蝠洞裡獲得幾種冠狀病毒的基因後，巴裡克教授主動找到石正麗，希望獲得這些冠狀病毒的樣本進行研究。石正麗非常慷慨地把自己的發現分享給了巴裡克，巴則在美國實驗室裡用他的病毒改造技術造出了一種全新的、可以感染人類的冠狀病毒。這項研究中，病毒改造和小鼠感染實驗均在北卡羅來納大學開展，所構建的嵌合病毒並沒有提供給石正麗團隊。這一研究結果2015年發布在了國際學術期刊《自然》雜志上。 <text:line-break/><text:line-break/>　　特別值得注意的是，盡管幾乎所有科學家都說，被人為改造過的病毒可能會留有痕跡，但巴裡克教授2020年9月接受一家意大利媒體采訪時表示，他可以做到人為改造病毒卻“不留痕跡”。 <text:line-break/><text:line-break/>　　巴裡克教授與德特裡克堡內從事高危病毒和冠狀病毒研究的兩家研究機構美國陸軍傳染病醫學研究院和美國國家傳染病和過敏症研究所下屬的“綜合研究設施”，都有密切聯系。 <text:line-break/><text:line-break/>　　大量科研論文顯示，巴裡克曾與美國陸軍傳染病醫學研究院進行過不少涉及冠狀病毒的研究。一篇2006年的論文顯示，他們曾就非典肺炎開展過科研合作。 <text:line-break/><text:line-break/>　　美國軍方2021年的一篇文章顯示，巴裡克今年4月應邀給美國陸軍傳染病醫學研究院作講座，內容就是關於冠狀病毒的研究。 <text:line-break/><text:line-break/>　　而德特裡克堡“綜合研究設施”的一位副主任Lisa Hensley，是巴裡克的學生。 <text:line-break/><text:line-break/>　　一篇2014年發布在《抗菌物和化學療法（Antimicrob Agents Chemother）》期刊上的、涉及高危冠狀病毒（MERS即“中東呼吸綜合征”）的論文，就來自於這兩個德堡機構的合作。這樣的合作還有很多。 <text:line-break/><text:line-break/>　　而巴裡克教授擁有的那些豐富的冠狀病毒“資源”以及改造和創造冠狀病毒的“技術”，也就通過這些合作和人脈，被廣泛運用在了德特裡克堡內。 <text:line-break/><text:line-break/>　　比如2018年美國《自然》雜志上的一篇論文就顯示，來自德堡“綜合研究設施”的一位名叫Lisa Torzewski的研究人員和巴裡克合作，用被修改了基因的MERS病毒感染了猴子。 <text:line-break/><text:line-break/>　　德特裡克堡的美國陸軍傳染病醫學研究院和“綜合研究設施”都有著差勁的實驗室安全記錄。美國《弗雷德裡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　　美國NBC新聞網下屬的地方媒體WKYC在2016年7月的一篇報道顯示，“綜合研究設施”的實驗室在2015年發生過一次涉及埃博拉病毒的安全事故。 <text:line-break/><text:line-break/>　　很多人知道，美國陸軍傳染病醫學研究院在2019年秋季新冠疫情爆發前夕，曾發生過嚴重的安全事故，一度被美國疾控中心叫停。 <text:line-break/><text:line-break/>　　據《弗雷特裡克新聞郵報》2019年11月23日報道，除了被媒體廣泛報道的實驗室廢水處理系統存在問題，該研究院的兩個從事高危病毒研究的實驗室，也被發現存在嚴重安全隱患，沒有按照規定做好防護工作。 <text:line-break/><text:line-break/>　　而巴裡克在北卡羅來納的實驗室，也存在許多安全問題。北卡羅來納大學的相關年報和美國媒體ProPublica都有詳細的報道。 <text:line-break/><text:line-break/>　　通過上述大量有據可查且來自美國主流媒體的信息，我想至少可以得出兩個結論： <text:line-break/><text:line-break/>　　第一，巴裡克和他危險的冠狀病毒改造技術，正被廣泛應用在美國德特裡克堡內的美國陸軍傳染病醫學研究院和“綜合研究設施”這兩個軍方和官方病毒實驗室的科研項目之中。 <text:line-break/><text:line-break/>　　第二，應用這些危險病毒技術的美國陸軍傳染病醫學研究院和“綜合研究設施”以及巴裡克自己在北卡羅來納的實驗室，都有不良的安全記錄，而且都直接涉及從事最危險病毒研究的BSL-4實驗室。而根據2020年9月意大利媒體對巴裡克的采訪，巴裡克教授自己表示他改造冠狀病毒可以不留痕跡。 <text:line-break/><text:line-break/>　　還有幾點：比如說，美國在2019年新冠疫情爆發之前，曾出現過一輪神秘的、大規模的“電子煙肺病”。通過諸如《柳葉刀》等國際主流學術期刊和媒體文章可以發現，這種病症和後來的新冠肺炎是非常“相似”的。 <text:line-break/><text:line-break/>　　另外值得注意的是，曾有之前應對過武漢新冠疫情的中國權威專家，在查閱了60篇涉及美國“電子煙肺病”病例的研究論文，對其中142位電子煙肺病患者的250張肺部影像圖片、臨床信息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　　而美國社交媒體上有大量發布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　　今年6月，美國《華盛頓郵報》一名與美國情報部門關系緊密的記者，曾撰文宣稱美國國會懷疑2019年的武漢軍運會期間是新冠肺炎開始傳播的時間，因為有從軍運會回來的西方國家運動員稱自己得了疑似新冠肺炎的病。英國有媒體也稱，當時有參賽的法國運動員表示自己得了“奇怪”的病。所以，美國參加軍運會的5名患病人員的病例是關鍵線索。 <text:line-break/><text:line-break/>　　面對這些事實和線索，真正關心病毒溯源的人一定會支持基於事實，本著科學和理性的態度來對真相進行徹底調查，不放過任何蛛絲馬跡。但是令人非常不解的是，美國官方和媒體極其反常地對自身存在的種種疑點和疑問保持緘默，對超過2500萬中國民眾聯署要求調查德特裡克堡實驗室的呼籲置若罔聞，對國際社會越來越多呼籲要在世界各地多點多地開展溯源調查的呼聲裝聾作啞，反而死盯死咬中國，在沒有任何事實依據的情況下，不停編造各種謊言謠言來污衊攻擊中國，甚至公開動用情報機構力量，企圖對中國開展有罪推定式的調查。 <text:line-break/><text:line-break/>　　這種欲蓋彌彰式的做法，不僅讓人聯想到剛才這位記者提問中提到的剛剛曝光的德特裡克堡衛星圖片顯示，去年3月到今年8月德特裡克堡內有建築物移動和改造的明顯痕跡，也讓人不禁聯想到今年6月，美國《名利場》雜志披露，美國國務院前代理助理國務卿表示，國務院內部有人警告不要對新冠病毒起源進行調查，否則可能打開“裝滿蛆蟲的罐子”。人們不禁要問：美國到底在隱瞞什麼？ <text:line-break/><text:line-break/>　　如果美方真的執念於“實驗室洩漏論”，那麼就請美方像中方一樣大大方方、坦坦蕩蕩地邀請國際專家去美國開展兩次溯源研究，到時候自然就會得出結論。</text:p>
      <text:p text:style-name="P2">A hsin   |  2021.08.17 11:30   |   <text:a xlink:type="simple" xlink:href="http://palinfo.habago.org/Entry?Command=Information_PrintForum&amp;iPage=1#FORUM40896"><text:span text:style-name="T1">#</text:span></text:a></text:p>
      <text:p text:style-name="P4">【全球大視野】伊斯蘭國狂銷聖戰藥丸 塔利班成最大販毒集團 <text:line-break/><text:a xlink:type="simple" xlink:href="https://www.youtube.com/watch?v=AkjOSImGQzU"><text:span text:style-name="T2">https://www.youtube.com/watch?v=AkjOSImGQzU</text:span></text:a><text:s/><text:line-break/><text:line-break/>看這報導，一直在強調是塔利班， <text:line-break/>以毒養戰，靠毒品年賺30億美元，銷往北美、澳亞、歐洲、非洲等地， <text:line-break/>世界85%的海洛因都來自阿富汗。 <text:line-break/><text:line-break/>心理有疑問的是，塔利班真的那麼神通廣大有管道銷往全世界嗎， <text:line-break/>背後有沒有美國的支持。 </text:p>
      <text:p text:style-name="P2">孫從輔   |  2021.08.16 15:33   |   <text:a xlink:type="simple" xlink:href="http://palinfo.habago.org/Entry?Command=Information_PrintForum&amp;iPage=1#FORUM40895"><text:span text:style-name="T1">#</text:span></text:a></text:p>
      <text:p text:style-name="P3">這幾天主流媒體提倡的兩個觀點誤導人，很可能是故意幫美國脫罪。一是「阿富汗戰爭20年來，美國回到原點，一無所獲」。事實是美國每年投入阿富汗戰爭成百上千億，加上掠奪來的財富，不會憑空消失，怎麼能說一無所獲？應該是美國掌權者們賺得盆滿缽滿才對。二是「阿富汗政府貪汙腐敗，是扶不起的阿斗」。事實是阿富汗政府不過是美國傀儡，撿點剩菜來吃，和美國掌權者得到的利益是不成比例的，只指控阿富汗政府是在模糊焦點。</text:p>
      <text:p text:style-name="P2">陳真   |  2021.08.16 11:46   |   <text:a xlink:type="simple" xlink:href="http://palinfo.habago.org/Entry?Command=Information_PrintForum&amp;iPage=1#FORUM40894"><text:span text:style-name="T1">#</text:span></text:a></text:p>
      <text:p text:style-name="P4">(續) <text:line-break/><text:line-break/>八，當然，就美國的 "整體" 侵略與佔領計畫而言，或者說，就其帝國主義、為所欲為的整體實力而言，早已持續走下坡，但若要說美國在阿富汗遭遇了什麼好像很無奈的 "挫敗"，那就離事實太遠了。 <text:line-break/><text:line-break/>美國在伊拉克和阿富汗的所作所為很像是這樣：這些被侵略與佔領的國家，事實上就像一種食物與工具，任其吃喝掠奪，任其為所欲為。 <text:line-break/><text:line-break/>美國在阿富汗搞了三、四十年，留下的就像一團杯盤狼藉的剩菜，滿目瘡痍，宛如人間煉獄；先是培植賓拉登與基地組織等 "民主友人"，打擊蘇聯，贏得美蘇冷戰，然後再反過頭來說這些追求自由的 "民主鬥士" 是萬惡不赦的恐怖份子，進入"反恐" 戰略時期。 <text:line-break/><text:line-break/>"拯救世界" 與 "捍衛民主自由與人權" 的反恐戰爭搞了二十年，數千萬生靈塗炭，美帝吃飽喝足之後，進入下一齣戲碼，重返亞太，瞄準中國。反恐早已是舊戲碼，仇中反華才是最新戰略主軸。 <text:line-break/><text:line-break/>九，WSWS 8月9 號有篇文章： <text:line-break/><text:line-break/><text:span text:style-name="T2">https://www.wsws.org/en/articles/2021/08/10/pers-a10.html </text:span><text:line-break/><text:line-break/>我大約翻譯其中兩段如下： <text:line-break/><text:line-break/>"打從九零年代第一次波斯灣戰爭以及侵略前南斯拉夫開始，美國就一直在打仗。 <text:line-break/><text:line-break/>2001年，以報復911事件為藉口，侵略阿富汗。但是，事實上，遠在雙子星大廈倒塌之前，美國就早已準備入侵阿富汗。 <text:line-break/><text:line-break/>這場以侵略阿富汗揭開序幕的所謂反恐戰爭，美國之戰略目標並不是要消滅基地組織。事實上，基地組織原本就是在八零年代由美國CIA 所一手打造用來對付蘇聯的武裝怪獸。美國的戰略目標乃是要擴大其軍事霸權到整個中亞與南亞，藉以控制盛產石油並且鄰近中國與伊朗的國家。 <text:line-break/><text:line-break/>小布希上台後，打出反恐戰爭的口號，表明這將是 "21世紀的戰爭"，並且揚言美國有權力先發制人，有權力侵略世界上任何被視為妨礙美國全球利益的國家。 <text:line-break/><text:line-break/>侵略阿富汗不到兩年內，美國藉著捏造所謂伊拉克擁有大規模毀滅武器的謊言，入侵伊拉克，並且繼續打著虛偽的人權旗號，繼續在非洲最大的石油國--利比亞以及敘利亞等國家，發動侵略戰爭，顛覆它國政權。 <text:line-break/><text:line-break/>然而，在殺害了數百萬人，製造數千萬人淪為難民，整個徹底摧毀許多國家之後，美國持續擴張的帝國霸權目標，事實上並沒有如其所願，而只是一如阿富汗一樣，遭受挫敗，留下滿目瘡痍。 <text:line-break/><text:line-break/>但是，美國並沒有因為所謂反恐戰爭的受挫而停止其軍事擴張主義，卻反而轉向佈局，進一步展開中美等 "大國衝突" 的全球戰略。阿富汗之撤軍，只是為了把美國的軍事力量集結在南海、東歐與波羅的海。"</text:p>
      <text:p text:style-name="P2">陳真   |  2021.08.16 01:35   |   <text:a xlink:type="simple" xlink:href="http://palinfo.habago.org/Entry?Command=Information_PrintForum&amp;iPage=1#FORUM40893"><text:span text:style-name="T1">#</text:span></text:a></text:p>
      <text:p text:style-name="P3">日子忙到爆，簡單幾點： <text:line-break/><text:line-break/>一，美國撤離阿富汗怎麼會是一種挫折或挫敗？ <text:line-break/><text:line-break/>塔利班就跟賓拉登或海珊或ISIS或蔣家政權一樣，當他們的敵人也是美國的敵人時，那麼，他們就是民主盟友，大加扶植，給予武器，給予美援，甚至給予生化武器。蘇聯當年入侵阿富汗，吃了 "敗仗"，並不是阿富汗很猛，而是背後有美國撐腰。 <text:line-break/><text:line-break/>可是，當美國的敵人因素消弱而另外一種利害增長時，這些 "民主盟友"，就會瞬間變成反民主的人類公敵，例如海珊。反之亦然，比方說塔利班，光是從反腐敗、爭自由的 "民主鬥士" 到 "恐怖份子"，各種角色都早已輪了一回。早在五、六年前，美國就已經不再說塔利班是反民主反女權的人類公敵了，開始與之修好，重新角色定位。 <text:line-break/><text:line-break/>第三種狀況則是敵我參半的兩手策略，一如ISIS，表面上，美國假裝說他是恐怖組織，但實際上卻又或明或暗地加以扶持，在比方說敘利亞興風作浪。 <text:line-break/><text:line-break/>二，美國所謂反恐是一齣假戲，假反恐，真侵略，以自導自演的911揭開序幕。如今，恐怖份子早已換人當，下一波恐怖份子的主角當然就是中國。 <text:line-break/><text:line-break/>三，所謂阿富汗撤軍，跟什麼挫敗扯不上絲毫關係。你也許可以說美國的越戰與韓戰是一種挫敗，但是，侵略中東或阿富汗等等，可是大獲全勝，吸血啃骨，幾乎吃得絲毫不剩。 <text:line-break/><text:line-break/>四，至於所謂什麼 "美國放棄阿富汗盟友" 或是什麼 "民主輸出的失敗"、"軍事支出不堪負荷" 云云，更是荒唐透了頂，見鬼了。主流媒體每天講這些鬼話，真的很無言，存心就是要撒謊與洗腦，完全背離基本事實。 <text:line-break/><text:line-break/>五，你不可能理解某個局部狀況A，除非你理解A所屬的架構。 <text:line-break/><text:line-break/>也就是說，不管你是要理解伊拉克或敘利亞或阿富汗或ISIS或葉門等等等，乃至於理解台灣，你得 "先" 理解美國的對外基本思維與所謂戰略。這個基本架構、作法與本質，不曾改變，只是角色換人而已。 <text:line-break/><text:line-break/>下一齣戲叫做中美大戰，美國的各種利害盤算與籌碼操弄與佈局，將會圍繞著這齣主戲。 <text:line-break/><text:line-break/>六，塔利班重新掌權，跟它得不得民心無關。它的掌權是因為美國給它開了綠燈，而其他主要國家例如中國、伊朗和以色列及土耳其等等，基本上也跟塔利班取得了某種默契。 <text:line-break/><text:line-break/>七，美國很邪惡，但你不得不佩服他的陰狠、精準與厲害。每一項主要作為，往往歷經動輒十幾年的籌畫與運作。</text:p>
      <text:p text:style-name="P2">李念淨   |  2021.08.15 23:49   |   <text:a xlink:type="simple" xlink:href="http://palinfo.habago.org/Entry?Command=Information_PrintForum&amp;iPage=1#FORUM40892"><text:span text:style-name="T1">#</text:span></text:a></text:p>
      <text:p text:style-name="P4">塔利班看起來勝局幾乎已定了，但是原本阿富汗政府的統治基礎如此的脆弱令人吃驚，證明其舊政府跟美軍完全不得民心。 <text:line-break/><text:line-break/>個人擔憂的是，美國遇此挫折，不知道何時又會攻打哪個國家來重新立威，也許幾週，也許幾個月，畢竟自美國建國兩百年來幾乎無時無刻都在打仗。 <text:line-break/><text:line-break/>對於阿富汗的局勢，請問有什麼比較好的外網分析可以看的嗎？</text:p>
      <text:p text:style-name="P2">李念淨   |  2021.08.14 09:49   |   <text:a xlink:type="simple" xlink:href="http://palinfo.habago.org/Entry?Command=Information_PrintForum&amp;iPage=1#FORUM40891"><text:span text:style-name="T1">#</text:span></text:a></text:p>
      <text:p text:style-name="P5"><text:span text:style-name="T4">網址後面那個?fbclid=以後的字都不重要，可以直接刪除不用理他 <text:line-break/><text:line-break/>比方 <text:line-break/></text:span><text:a xlink:type="simple" xlink:href="https://rumble.com/vkmwqy-part11.-2.-fda-3.-fda.html?fbclid=IwAR1YfJa23OFuCB7LP7wYY2QE7EQ-01U7VHBJLGamOHMGsEGWsuQq7SKGmek"><text:span text:style-name="T5">https://rumble.com/vkmwqy-part11.-2.-fda-3.-fda.html?fbclid=IwAR1YfJa23OFuCB7LP7wYY2QE7EQ-01U7VHBJLGamOHMGsEGWsuQq7SKGmek</text:span></text:a><text:span text:style-name="T4"><text:s/><text:line-break/><text:line-break/>實際上是 <text:line-break/></text:span><text:span text:style-name="T5">https://rumble.com/vkmwqy-part11.-2.-fda-3.-fda.html </text:span><text:span text:style-name="T4"><text:line-break/><text:line-break/>那個後綴只是臉書轉貼時產生的追蹤碼，不用理他，刪掉也可以進去</text:span></text:p>
      <text:p text:style-name="P2">周淮安   |  2021.08.14 01:53   |   <text:a xlink:type="simple" xlink:href="http://palinfo.habago.org/Entry?Command=Information_PrintForum&amp;iPage=2#FORUM40890"><text:span text:style-name="T1">#</text:span></text:a></text:p>
      <text:p text:style-name="P3">網址末四碼G2rU，被YT移除的（Vladimir Zelenko醫師談話）影片，有網友重新上傳至此網址： <text:line-break/><text:line-break/><text:a xlink:type="simple" xlink:href="https://rumble.com/vkmwqy-part11.-2.-fda-3.-fda.html?fbclid=IwAR1YfJa23OFuCB7LP7wYY2QE7EQ-01U7VHBJLGamOHMGsEGWsuQq7SKGmek"><text:span text:style-name="T2">https://rumble.com/vkmwqy-part11.-2.-fda-3.-fda.html?fbclid=IwAR1YfJa23OFuCB7LP7wYY2QE7EQ-01U7VHBJLGamOHMGsEGWsuQq7SKGmek</text:span></text:a><text:s/><text:line-break/><text:line-break/>新聞：打第二劑莫德納隔天「左耳聽不到」 控與疫苗有關 <text:line-break/><text:a xlink:type="simple" xlink:href="https://news.ebc.net.tw/news/living/273725?fbclid=IwAR1-HDifnmRkpIl5TDooOu-oUJZssyYtKDmmQfA1Et912oG1q8UU0lr9qCk"><text:span text:style-name="T2">https://news.ebc.net.tw/news/living/273725?fbclid=IwAR1-HDifnmRkpIl5TDooOu-oUJZssyYtKDmmQfA1Et912oG1q8UU0lr9qCk</text:span></text:a><text:s/><text:line-break/>Quote：台北市一名黃小姐在機場工作，符合第三類人員身份，六月打第一劑莫德納，7月20日傍晚打第二劑，但是打完第二劑隔天，黃小姐說她一起床就發現左耳聽不到，右耳則是不斷出現耳鳴，就醫住院7天，聽力還是沒有改善，黃小姐認為這跟接種疫苗有關係，耳鼻喉科醫師則表示，這樣的狀況像是「突發性耳聾」，壓力太大就可能會發生，現在衛生局已經把個案向上通報，但估計跑流程要花8-10個月。 <text:line-break/><text:line-break/>新聞：mRNA疫苗爆3新副作用 莫德納股價暴跌 <text:line-break/><text:a xlink:type="simple" xlink:href="https://ctee.com.tw/news/global/501606.html"><text:span text:style-name="T2">https://ctee.com.tw/news/global/501606.html</text:span></text:a><text:s/><text:line-break/>Quote：歐盟藥品管理局將調查，部分民眾接種mRNA疫苗後，出現多形性紅斑、腎絲球腎炎、以及腎病症候群三種副作用，消息傳出後，莫德納、BioNTech周三（11日）股價狂瀉15%左右，累計兩個交易日暴跌20%。 <text:line-break/><text:line-break/>－－ <text:line-break/>按：現在打完異苗不管猝死，抑或出現其他不良反應，主流媒體與官方，一概宣稱目前無足夠證據，表明與異苗有因果關聯，都會背了。歐盟藥品管理局雖放出風聲，但畢竟已施打者眾；一旦成立，製藥業將面臨巨額求償。藥商勢必使出渾身解數，打點遊說。受害者藥害求償的部分，恐怕不樂觀。</text:p>
      <text:p text:style-name="P2">陳真   |  2021.08.12 11:11   |   <text:a xlink:type="simple" xlink:href="http://palinfo.habago.org/Entry?Command=Information_PrintForum&amp;iPage=2#FORUM40889"><text:span text:style-name="T1">#</text:span></text:a></text:p>
      <text:p text:style-name="P4">台灣人真要坐以待斃？(三十四)：毀中戰爭首部曲 <text:line-break/><text:line-break/>陳真 <text:line-break/><text:line-break/>2021. 08. 12. <text:line-break/><text:line-break/><text:line-break/>阿遠和鈺錠當時要移民去澳洲時，我跟他們提到澳洲正興起一波仇中反華的政治操作，當時以為只是澳洲內部的一時路線之爭，就像過去的島內藍綠之爭一樣，沒想到卻是一種來自美國的毁中大計，恐怕回不了頭了。 <text:line-break/><text:line-break/>當時的英國則是全歐洲最親中，如今也已納入西方毀中陣營。那時候，英國討厭華人的比例，不到兩成，現在卻操弄成完全相反，六、七成的英國人討厭華人，澳洲恐怕更不用說了。日本鬼子則是九成敵視中國大陸人(輕視台灣人)。 <text:line-break/><text:line-break/>我知道洋人或小日本儘管心理對華人鄙視厭惡，但他不一定會隨時表露出來。不過，我能體會那種潛藏的敵意氣氛。我只要想到周圍的人十個有七八個或八九個對你有敵意或鄙視你，我就根本不會想要去欣賞他們的什麼風景文物了。 <text:line-break/><text:line-break/>以前以為所有風景文物屬於全人類，經過這幾年瘋狂的仇中反華操弄，我發現，自己已經沒辦法再用熱臉去貼視我為敵者的冷屁股。我不但連莫扎特都還給他們，就連山川河流飛禽走獸也都好像有了種族區隔，好像這些東西變成是人家家裡的小孩，人家家裡的財產那種疏離感。 <text:line-break/><text:line-break/>上個世紀末，剛去英國時，有一陣子，發現西方媒體天天在妖魔化阿富汗，天天在高唱女權，把阿富汗打為全民公敵。我那時候還很 "單純"，不知道原因，只是覺得很納悶，為何阿富汗突然變成眾矢之的？不久之後，美軍入侵阿富汗，於是我就明白了。 <text:line-break/><text:line-break/>科索沃戰爭也一樣，怎麼整個塞爾維亞人突然變成惡魔的化身？變成人類的公敵？不久之後，以美軍為首的北約軍隊開始狂轟濫炸，於是我也就明白了。 <text:line-break/><text:line-break/>再過兩年，原本根本無人視為威脅的伊拉克海珊政權，不是美國的民主同盟嗎？怎麼也突然變成世界和平的最大威脅了？西方媒體天天大篇幅報導，揚言若再不趕緊制止伊拉克的恐怖陰謀，億萬人類將在伊拉克發動化武戰爭的45分鐘內死亡。 <text:line-break/><text:line-break/>美國國務卿更是在聯合國拿出一包洗衣粉說，"你們看！證據在此！這就是伊拉克的化學武器！" 聯合國武檢官公開反駁說，"這是謊言！" 但是，以英美為首的西方列強軍隊，為了拯救世人，依舊毅然決然侵略伊拉克，並強加軍事佔領，造成一百多萬伊拉克人死亡，數百萬人傷殘，數百萬人淪為難民。 <text:line-break/><text:line-break/>我常舉一例，當美國企圖侵略伊拉克時，僅有不到百分之二的美國人敵視伊拉克，但是，經過僅僅三個月的媒體洗腦之後，八成以上的美國人認為伊拉克危害世人，危害什麼民主自由與人權，必須消滅。 <text:line-break/><text:line-break/>類似例子講不完。我想說的是，當美國等西方國家準備侵略某個國家時，就會先來一波媒體洗腦。過去這幾年的仇中反華妖魔化工作，顯然也已頗有成效。今天，要不是祖國強大，老早重演八國聯軍。 <text:line-break/><text:line-break/>但是，一場戰爭，一旦起了個頭，不太可能突然改變戲碼。美國不敢貿然軍事入侵中國，但他絕對會來陰的；遍佈全球、把中國團團圍住的兩百多個美國生化武器實驗室(光是韓國就有四個，台灣呢？)，絕非只是裝飾品。我相信，源自德特里克堡（Fort Detrick）生物實驗的美製新冠病毒的散播，只是毀中戰爭的首部曲。不管你是哪一國人，只要有點人性，就應該知道該站在哪一邊。 <text:line-break/><text:line-break/>==================== <text:line-break/>17先進國家民調：69%討厭中國　88%認為中國不尊重人民 <text:line-break/><text:line-break/>蘋果日報 <text:line-break/><text:line-break/>2021/07/01 <text:line-break/><text:line-break/>美國智庫「皮尤研究中心」（Pew Research Center）周三（6/30）公布一項全球17個先進國家、總計逾1.8萬人參與的對中國、習近平及其對人民個人自由的尊重，結果顯示69%對中國持負面看法，88%認為中國不尊重自己的人民，大多數民眾也不認為中國國家主席習近平會在國際事務中做正確的事。不過，中國在處理新冠肺炎疫情方面的得分大幅提升。 <text:line-break/><text:line-break/>接受調查的17個國家包括澳洲、比利時、英國、加拿大、法國、德國、希臘、義大利、日本、荷蘭、紐西蘭、新加坡、南韓、西班牙、瑞典、台灣和美國。其中以日本的88%居冠，其次是瑞典的80%，第三名是澳洲的78%，而美國、加拿大、德國和南韓的「厭中」比率則創下歷史新高。 <text:line-break/><text:line-break/>在中國政府是否尊重人民方面，全部17國、平均88%民眾認為中共不尊重人民的個人自由，其中義大利、南韓、希臘、加拿大、澳洲、英國和荷蘭持這種看法的民眾比率創下歷史新高。</text:p>
      <text:p text:style-name="P2">柳春春阿忠   |  2021.08.12 08:08   |   <text:a xlink:type="simple" xlink:href="http://palinfo.habago.org/Entry?Command=Information_PrintForum&amp;iPage=2#FORUM40888"><text:span text:style-name="T1">#</text:span></text:a></text:p>
      <text:p text:style-name="P3">5PrwYu_G2rU 我應該有下載備份，等下週一回到家再上傳雲端硬碟。</text:p>
      <text:p text:style-name="P2">jackie   |  2021.08.11 22:39   |   <text:a xlink:type="simple" xlink:href="http://palinfo.habago.org/Entry?Command=Information_PrintForum&amp;iPage=2#FORUM40887"><text:span text:style-name="T1">#</text:span></text:a></text:p>
      <text:p text:style-name="P4">底下的影片已經遭油管移除了，如果有誰有此影片備份，可否提供？感謝！ <text:line-break/>https://www.youtube.com/watch?v=5PrwYu_G2rU</text:p>
      <text:p text:style-name="P2">陳真   |  2021.08.09 16:52   |   <text:a xlink:type="simple" xlink:href="http://palinfo.habago.org/Entry?Command=Information_PrintForum&amp;iPage=2#FORUM40886"><text:span text:style-name="T1">#</text:span></text:a></text:p>
      <text:p text:style-name="P3">鎮邦好，二十年了，真快。 <text:line-break/><text:line-break/>我的email: emirchen@gmail.com <text:line-break/><text:line-break/>學姐的：li.chien.hui@gmail.com <text:line-break/><text:line-break/>電話私下再給，否則會被打爆。 <text:line-break/><text:line-break/>我們住高雄，有空來玩。</text:p>
      <text:p text:style-name="P2">lzb   |  2021.08.09 10:32   |   <text:a xlink:type="simple" xlink:href="http://palinfo.habago.org/Entry?Command=Information_PrintForum&amp;iPage=2#FORUM40885"><text:span text:style-name="T1">#</text:span></text:a></text:p>
      <text:p text:style-name="P4">陳真兄，我是李鎮邦，二十年前反美英侵略巴勒斯坦抗議以及動社研的動物福利跟你和鑑慧曾有過聯繫，我現在在港理工社會科學院工作，對你發表的文章很有感觸和認同，想跟你聯絡，不過你和鑑慧的聯絡方式都丟了，祝好</text:p>
      <text:p text:style-name="P2">陳真   |  2021.08.08 00:41   |   <text:a xlink:type="simple" xlink:href="http://palinfo.habago.org/Entry?Command=Information_PrintForum&amp;iPage=2#FORUM40884"><text:span text:style-name="T1">#</text:span></text:a></text:p>
      <text:p text:style-name="P3">台灣人真要坐以待斃？(三十三)：惟一呼聲 <text:line-break/><text:line-break/><text:line-break/>陳真 <text:line-break/><text:line-break/>2021. 08. 08. <text:line-break/><text:line-break/><text:line-break/>有位綠營人士寫信來，是一張圖片，好像是專門混淆視聽的什麼「事實查核中心」之類的圖片，上面是一本「中華民國」護照，旁邊斗大字體寫著：「出國是看『台灣』護照，不是疫苗護照」，斗大圖案則標示：「錯誤資訊：打國產疫苗不能出國？」然後旁邊「澄清」說：「世界各國並無通用之疫苗護照，皆以檢測報告為惟一通關準則。不論施打何種疫苗，統統都不是出國限制。台灣並已列入歐盟核准入境國家。」 <text:line-break/><text:line-break/>看了這種低能到爆的謊話和鳥話，真是火冒三丈。原本想隱忍，當做沒看見。但是後來這幾天看到有位人渣黨的什麼國際部主任還是什麼碗糕的，是個女醫生，名字我記不住，她也公開覆述同樣的謊話，於是我就忍不住給對方回了信。我說，「你傳來的這東西才是蓄意混淆視聽的假訊息」。 <text:line-break/><text:line-break/>我說：「重點不是能不能出國，重點是需不需要隔離。」「沒有人說打黑心高端疫苗不能出國，而是說打這種來路不明的土產疫苗不可能因此而不用隔離。不要故意把『出國』和『隔離』混為一談。你就算是打鹽水針或什麼針也不打，當然也能出國。」 <text:line-break/><text:line-break/>綠營人士幾秒鐘就回信來，問我「世界上有哪些國家有疫苗護照？」我說歐盟七月一日就推出疫苗護照，日本也有。然後對方回信說：「疫苗護照認證哪些疫苗？」我說「就那常見的四種」。然後對方又回信說：「疫苗護照是否通用全球？」 <text:line-break/><text:line-break/>我聽了真是快要按捺不住，因為我知道對方又在轉換問題，把「各國疫苗護照並非『全球』通用」 一事，故意混淆視聽為「疫苗護照根本沒有用」，然後再進一步引申為「打什麼疫苗都沒關係」，因此「大家可放心打高端疫苗，絕對可以出國」 。大家聽得懂這種很低能無聊的混淆視聽手法吧？ <text:line-break/><text:line-break/>原本的問題是說，「打高端疫苗不會因此而出國不用隔離」 ，卻故意混淆成「打高端疫苗照樣可以出國，說不能出國者是在造謠」。然後，進一步把「世界各國的疫苗護照並非全球通用」一事，混淆成「疫苗護照根本沒用，台灣護照才是最重要！」 <text:line-break/><text:line-break/>我的忍耐很快就到了極限。 <text:line-break/><text:line-break/>對方甚至接著說：「目前國際上並沒有疫苗護照。歐盟護照不是『出國』用的，而是『境內』使用」。 <text:line-break/><text:line-break/>大家聽得懂這個混淆視聽的意思吧？歐盟包括28個國家。他故意把歐盟混淆為「一個」國家，因此不管從哪一國到哪一國，統統不算「出國」，而只是「境內移動」。真的有夠低能且無聊！為了護航黑心高端疫苗，居然護航到這種語無倫次的地步。 <text:line-break/><text:line-break/>依此邏輯，那麼，不管是從新加坡到緬甸，或是從泰國到越南，菲律賓到印尼，馬來西亞到寮國，或是汶萊到柬埔寨，統統都不算「出國」，統統都不算「護照」，因為印尼、越南、寮國、汶萊、泰國、緬甸、菲律賓、柬埔寨、新加坡、馬來西亞都屬於東協十國。他媽的，請問有人這樣睜眼說瞎話來談事情的嗎？ <text:line-break/><text:line-break/>最後，對方還傳來訊息說，「荷蘭已經把台灣列為低風險地區，入境可以不用隔離」。總之就是台灣護照好棒。然後還強調「打高端疫苗100% 絕不等於打鹽水。」並且還強調疫苗護照對於不願打疫苗者的人權是一種傷害和歧視。 <text:line-break/><text:line-break/>看完後，我就崩潰了，我的天！原來對方在乎的是人權與歧視！！我應該肅然起敬嗎？ <text:line-break/><text:line-break/>而且，我這是在跟兩歲小朋友講傻話嗎？我什麼時候說打高端疫苗「100% 等於打鹽水」？我是說，就算你打鹽水針或什麼也不打，照樣能「出國」，但是不會因為你打了高端或鹽水針而能免於隔離。 <text:line-break/><text:line-break/>連二期都還沒做完就直接上市的黑心高端疫苗，當然「100%不等於打鹽水」，而是比打鹽水還更糟糕，副作用更大。至於保護力則完全不可知。它媽的天底下有這樣一種疫苗或藥物嗎？有沒有效完全不知道，卻照樣能買賣，而且傾整個國家機器之力，百般護航、不擇手段阻擋國際合格疫苗，害一萬六千人染疫，八百人死於疫情，大撈黑心錢。 <text:line-break/><text:line-break/>今天，假設你有糖尿病，請問你是吃國際認證的合格藥物，還是去吃能不能降血糖完全不知道卻又奇貴無比的土產黑心藥物？ <text:line-break/><text:line-break/>困居島內，人渣橫行，二十多年來飽受荼毒，人們每天就是忙著回應與澄清成千上萬無窮無盡的抹黑與謊言。你不覺得很累嗎？你真的不知道我們的血汗錢被這些綠色人渣給掏空吸乾嗎？宇宙之間，除了黑洞之外，還有個東西是填不滿的，那就是人渣黨及其一票走狗們的貪婪胃口，無所不用其極地吃吃吃，卻永遠吃不飽。這樣一種法西斯漢奸殖民體制，你不會痛恨嗎？ <text:line-break/><text:line-break/>我必須說，除了等待祖國解救，台灣已無自救之可能。因為，不管人渣們如何違法亂紀，如何貪污舞弊，如何貪贓枉法，如何草菅人命，只要美國支持，只要牢牢掌控媒體與教育，任何再怎麼骯髒的人或黨都一定能夠贏得所謂選舉。 <text:line-break/><text:line-break/>即便出現奇蹟，韓國瑜成為領導人，也不可能跳脫美國的掌控，除非他不想活了。 <text:line-break/><text:line-break/>韓國瑜的政治意義同樣僅僅是屬於內政，由他主政，內政必然會乾淨許多，但在整個兩岸問題上，跟人渣黨的差別，其實只是幾步之遙，無甚意義。至於國民黨其他人，雖非人渣等級，但也個個小頭銳面，汲汲營營，我不知道支持那樣一個黨，時至今日，有何多大意義可言？ <text:line-break/><text:line-break/>至於什麼郭台銘，更是權慾薫心行事投機詭詐奧步一大堆的投機份子。另外還有個柯文哲的民眾黨。我看他或是他太太經常以「受害人」之姿，開罵民進黨，罵他們的黑心手法之無恥下流，往往都罵得很正確。問題是，柯當初不就是和民進黨聯手，用比這更卑鄙齷齪無恥下流千百倍的抹黑造謠與栽贓手法，硬是把連勝文給打成臭不可聞的過街老鼠。 <text:line-break/><text:line-break/>我知道祖國對柯一如往昔，抱有很大的期待，可說是押寶。問題是，這種期待絕對是錯的。一個人會採用卑鄙齷齪手段去傷害人，意味著這絕不是一個可信任之人，除非他公開承認當初與人渣黨之所作所為之卑鄙齷齪下流無恥，然後切實悔改。 <text:line-break/><text:line-break/>一個人，忽藍忽綠，忽左忽右，見人說人話，見鬼說鬼話，刻意兩邊討好，這樣的人和黨在過去已有無數前例 (阿扁就是一例，例如他的什麼「新中間路線」或什麼「有夢最美」等「去政治」操作 )，其所求只是騙選票，謀取個人權力與政黨利益，而非基於任何理念或理想。 <text:line-break/><text:line-break/>我並不是真的想談個人或選舉本身，因為事實上這些東西毫無意義。我想談的是，不管是所謂總統選舉或其它各種選舉，或許有它相當局部與侷限性的功能，例如改善各種生活事務，例如政治清廉度與守法程度，但是，時至今日，中美攤牌，任何島內選舉其實都已無積極意義。 <text:line-break/><text:line-break/>最終決定台灣人的命運與前途者，一部份在於台灣何時回歸祖國(越快越好)，一部份則是在於台灣人本身普遍的自覺與覺醒，看能否有效避免成為美國走狗、藉以攻擊祖國的一顆狗肉炸彈。 <text:line-break/><text:line-break/>如果台灣人依舊傻傻地被媒體所洗腦，依舊仇中反華，甚至意圖攻擊大陸人民(例如企圖對大陸使用生化武器)，那麼，在回歸祖國的過程中，台灣人就會遭到很大的甚至是毀滅性的痛苦，而這樣一種引爆狗肉炸彈的毀滅性結局，恰恰是美國所渴望。 <text:line-break/><text:line-break/>我們沒辦法主導統一進程，但我們卻仍有可能改變自我心態，認清敵我，勿作親痛仇快之事。 <text:line-break/><text:line-break/>大陸是我們的親人，長年善待我們，而美國才是處心積慮一直要把兩岸引導走向毀滅戰火的敵人與魔鬼，處心積慮要讓兩岸人民互相仇視。挑起內戰，製造動亂，挑撥仇恨與對立，美國這樣一種侵略與顛覆之操作策略，歷史上的例子根本數不清，而台灣則是下一個操作目標。 <text:line-break/><text:line-break/>上述這樣一些普通常識，我知道被洗腦一輩子的台灣人聽不慣，但仍然還是得請你多看看，多想想，因為你的想法如何，心態如何，事實上很大程度上將決定島嶼進程中的安危與痛苦。千言萬語，我只想一再表白這樣一個呼聲。</text:p>
      <text:p text:style-name="P2">陳真   |  2021.08.06 10:11   |   <text:a xlink:type="simple" xlink:href="http://palinfo.habago.org/Entry?Command=Information_PrintForum&amp;iPage=2#FORUM40883"><text:span text:style-name="T1">#</text:span></text:a></text:p>
      <text:p text:style-name="P4">記者太客氣了，何止3坑，300坑都不只，行車高雄，險象環生。 <text:line-break/><text:line-break/>大雨滂沱，地面坑坑洞洞難免，問題是市府處理的態度，基本上就是擺爛，不當一回事，隨便擺個三角錐就算了事，你若還掉進坑裏或跌個頭破血流，那就是你自己的問題了。這兩天開車，就有五、六次遇到自己和前車緊急九十度閃避天坑，差點釀出車禍。 <text:line-break/><text:line-break/>十點多了，G邁應該還在睡，愛好民主自由的四精子也不知道游去哪了，反正不管多麼爛，只要媒體在我手上，資源金錢全在我手上，網軍護衛，文人走狗成群結隊咬人，政權就能牢牢掌控。 <text:line-break/><text:line-break/>仍然還是那些老話，關於所謂西方民主選舉這樣一種政治詐術，台灣人還不明白其可笑與可恨嗎？ <text:line-break/><text:line-break/>我比較熟悉的所謂 "民主國家" 或 "民主同盟"，大約有十多個，比方說日本、英國、美國、印度、巴西、澳洲、義大利與捷克等等，基本上就是這麼一回事；就跟台灣一樣，所謂選舉，無非就是一個笑話。今天，我如果掌控主流媒體，信不信我能夠讓一隻蟑螂當選國會議員，成為眾人偶像。 <text:line-break/><text:line-break/>常舉一個例，如果學校或公司不應該透過所謂全民選舉來選出領導人，為何更為艱難與複雜的一整個國家，卻反而把這樣一種荒唐詐欺制度給抬舉為神聖體制，而且是惟一神聖？ <text:line-break/><text:line-break/>你上大學或申請研究所，你是在乎這個學校的各種軟、硬體設施及師資與校風及研究能力，還是在乎校長是否由全部的學生民主選舉產生？你去一家公司上班，你是在乎它的待遇與福利及工作環境和遠景，還是在乎它的董事長是否由全體員工民主投票選出？ <text:line-break/><text:line-break/>民主若那麼好，為何沒有一家公司，沒有一所學校實施民主？民主若那麼好，你家為何不也實施民主選出戶長？反倒是更為艱難的國家公眾事務卻反而必須由全民選出才叫做民主？今天，如果媒體與資源全在我手上，信不信我能讓任何一個人渣塑造成為德智兼備的政治明星偶像？信不信我能把整個學界醫界文化界統統變成我的走狗？ <text:line-break/><text:line-break/>美國的民主，是全世界最骯髒最醜惡最下流無恥的詐術，事實上，它就是選左手或選右手，選來選去永遠是同一批人，撈錢無止盡。 <text:line-break/><text:line-break/>當一個政治人物只要會騙，會玩抹黑詐術，會用公帑撒錢綁樁，會用公帑飼養網軍和文人走狗，權力將可持續，你覺得他還會用心於造福大眾嗎？根本不需要。不管我多爛多低能多無恥多貪婪，只要我控制了各項詐騙工具與資源，我每天肯定都能睡到飽不是嗎？睡醒就撈錢，撈完再睡，睡完再撈，它媽的這個人渣黨及其一票尾巴黨，你跟我說哪個政治人物不是這樣？站出來讓大家表揚一下。 <text:line-break/><text:line-break/>你看，人渣黨在所謂防疫與疫苗方面，撈錢撈到如此公然肆無忌憚如此猖狂無恥的犯罪地步，理當槍斃，腦殘大眾卻不但不痛恨這樣一個犯罪集團，反而支持度爆增；特別是年輕一代，基本上全是無腦，人渣政客們只要玩玩年輕語彙，耍耍寶，仇中反華一番，年輕人就愛他愛得要死。 <text:line-break/><text:line-break/>你說這叫做民主？讓你感到很驕傲很光榮？全世界都好羨慕？ <text:line-break/><text:line-break/>我看過全世界最好的民主國家就是中國，我看過世界上最能夠為全體人民造福的國家也是中國，沒有之一。然而這樣一個良善國度與制度，卻反而被天底下最邪惡血腥的西方帝國主義給抹黑成萬惡不赦的人類公敵。 <text:line-break/><text:line-break/>也許祖國是對的，當麥克風根本不在你手上時，面對腦殘，你講再多也是多餘，你再有理亦是枉然。惟有當你能夠打倒敵人時，麥克風才會回到它應有的位置上，基本的理性與是非善惡才有可能彰顯。 <text:line-break/><text:line-break/>陳真 <text:line-break/><text:line-break/>2021. 08. 06. <text:line-break/><text:line-break/>=========== <text:line-break/>恐怖 又傳地基坍塌 高雄5天現3坑 <text:line-break/><text:line-break/>中時 <text:line-break/><text:line-break/>洪浩軒／高雄報導 <text:line-break/><text:line-break/>2021年8月6日 <text:line-break/><text:line-break/>高雄再傳地基坍塌！高市警鳳山分局5日下午接獲民眾報案，指稱鳳山區五甲二路旁水溝上的水泥覆蓋地坍塌，附近鄰居及用路人見狀後直呼「有夠恐怖」。</text:p>
      <text:p text:style-name="P2">李念淨   |  2021.08.06 08:20   |   <text:a xlink:type="simple" xlink:href="http://palinfo.habago.org/Entry?Command=Information_PrintForum&amp;iPage=2#FORUM40882"><text:span text:style-name="T1">#</text:span></text:a></text:p>
      <text:p text:style-name="P3"><text:a xlink:type="simple" xlink:href="https://lat.ms/3AiC0NY"><text:span text:style-name="T2">https://lat.ms/3AiC0NY</text:span></text:a><text:s/><text:line-break/><text:line-break/><text:a xlink:type="simple" xlink:href="https://bit.ly/2VzyOOW"><text:span text:style-name="T2">https://bit.ly/2VzyOOW</text:span></text:a><text:s/><text:line-break/><text:line-break/>这可太人权了！美国颁布奇葩法令，将流浪汉视为罪犯并罚款1000美元 <text:line-break/><text:line-break/>据英国媒体报道，美国为了缓解洛杉矶日益严重的流浪汉问题又出奇招。美国洛杉矶市长埃里克·加尔塞蒂通过新法令将流浪汉定义为刑事罪犯，对抓捕的流浪汉将进行最高1000美元的罚款措施，让美国民众大呼不解进行抗议。根据数据显示2020年洛杉矶的流浪汉有6.6万流浪汉分布在公园、图书馆、桥洞、地下通道、高速公路等位置，当法令公布后，流浪汉在这些地方1000英尺的范围内，坐卧休息、存放私人物品都将被视为刑事犯罪，受到法律的制裁。要么进入监狱关上半年，要么交1000美元罚款。 <text:line-break/><text:line-break/>然而这项议案只获得了中产阶级的认可，他们觉得这样既惩治了泛滥的流浪汉，又保证了洛杉矶城市的干净卫生。然而洛杉矶的民众并不这么认为，法律颁布的第二天，市长的府邸就惨遭抗议者涂鸦抗议，在市长家门前聚集了50人举着标语抗议，没多长时间，洛杉矶警察就全副武装的赶来，驱赶了闹事人群。洛杉矶人民城市委员会表示出强烈反对，认为这项法令是把穷人划分为罪犯，把穷定义为刑事犯罪。洛杉矶应该对流浪汉实施社会福利保障，而不是罚款。洛杉矶民众表示：洛杉矶地区房源紧张，根本没有足够的房源供流浪汉们租赁，即使有房可租，高额的租金也让流浪汉难以负担。</text:p>
      <text:p text:style-name="P2">鄭豐遠   |  2021.08.06 08:01   |   <text:a xlink:type="simple" xlink:href="http://palinfo.habago.org/Entry?Command=Information_PrintForum&amp;iPage=2#FORUM40881"><text:span text:style-name="T1">#</text:span></text:a></text:p>
      <text:p text:style-name="P4">活在澳洲，我確實也有如此感覺。西方人靠著各種反人類罪行，為自己打造了一個美麗的泡泡，謂之文明。美麗也許是美麗，但這個泡泡是以多數他人的鮮血和生命及尊嚴為代價所打造的。在這個意義上，我們還能稱它為美嗎? <text:line-break/><text:line-break/>英國這個毒販子就不說了，我一直到最近幾年，才知道澳洲曾跟著英軍，在八國聯軍時侵華。別人家我不敢說，但自己家裡的血債深仇我是覺得一定要還的。期待有一天，這些西方鬼子和日本鬼子對中國人做過的那些泯滅人性的事，能加倍奉還給他們。 <text:line-break/><text:line-break/>最近奧運打得火熱，可是很多人不曉得美軍以及一眾狗腿子包括英國在南海重兵集結，一副侵門踏戶之勢，對著中國耀武揚威。有人說美國此舉就是現代鴉片戰爭，是為了逼迫中國再次像 2008 年金融海嘯時那樣大批購買美國國債，為美國搖搖欲墜的經濟續命。換句話說，這些西方鬼子靠著船艦大砲，逼著中國用所有中國人的民脂民膏，再次去買入這個現代鴉片 (美元)，讓這些鬼子泡泡般的美麗日子能繼續開心地過下去。真的是夠了，這些可恨的事該有個盡頭了。人類被這些反人類鬼子折磨得都成什麼樣了，難道這就是我們想要的世界嗎? <text:line-break/><text:line-break/>個人生命無足輕重，感受卻同樣可悲沉重，四十幾年走了這麼一遭，從小小的台灣走進西方，明白的卻無非是這樣一個世界真實的面貌，那些過去以為可以從西方所吸取到的養份，如今看來卻如同乾癟的殘渣灰燼，除了苦笑，無言以對。 <text:line-break/><text:line-break/>澳洲南下一遭，我學到了兩件事。首先是政治凌駕一切，所謂社會發展、科學研究、疾病防控及治療、歷史建構、體育及一切所謂文化的方方面面，都得先過政治這關，政治上說了算，這些才能接著說，哪怕你個數學定理也一樣。 <text:line-break/><text:line-break/>也許有人以為我是要說西方如此，而中國是例外，其實不是的。政治至上，舉世皆然。差別在於我明白的第二件事，那就是這個所謂政治，所謂大國關係，所謂意識形態，所謂利害權衡，甚至所謂世界和平與穩定的形式，終究逃避不了有一份道德屬性; 脫離道德評價而僅僅以”世事本如此” 或 “每個都一樣啦” 的眼光來看待國際鬥爭是大有問題的。換句話說，認同弱肉強食是不對的。如果我們不這麼想，那麼做為一個人又有何意義存在? 我們何需 ”對那些侵伊的西方國家/北約組織對伊拉克老百姓及婦女所做的病態邪惡犯罪，希望有一天以1000倍的力量回到他們身上”? 我們何不欣然加入病態邪惡犯罪的一方? <text:line-break/><text:line-break/>我所明白的這兩件事如果有任何意義，其實也就是說我們無法不用道德眼光來看待一切事物。這樣一種理解是不是重要的我不曉得，但如果它不重要，還有什麼事是重要的?</text:p>
      <text:p text:style-name="P2">孫從輔   |  2021.08.06 05:51   |   <text:a xlink:type="simple" xlink:href="http://palinfo.habago.org/Entry?Command=Information_PrintForum&amp;iPage=2#FORUM40880"><text:span text:style-name="T1">#</text:span></text:a></text:p>
      <text:p text:style-name="P3">大陸記者韓鵬寫了一篇文章，對比了美國侵略阿富汗20年來，中國如何努力地解決一個個內部問題。文中列舉在中國和美國發生的一些代表性事件，圖片整理得很好，勾起不少回憶。SARS、汶川地震、奧運聖火事件、動車事故、新疆恐攻、香港暴亂等等，歷歷在目，如今有輕舟己過萬重山之感。 <text:line-break/><text:line-break/>911發生時，我親戚在法國馬賽。馬賽是國際港，各國人來來往往，族群複雜。我親戚說事件發生後，當地的穆斯林社區全部都不工作也不營業了，所有人上街狂歡慶祝了好幾天，各種族群、國籍的人也紛紛加入。這是我人生第一次具體感受到美國的顧人怨。 <text:line-break/><text:line-break/>韓鵬的文章見此： <text:line-break/><text:a xlink:type="simple" xlink:href="https://www.xinghuozhiku.com/46363.html"><text:span text:style-name="T2">https://www.xinghuozhiku.com/46363.html</text:span></text:a></text:p>
      <text:p text:style-name="P2">陳真   |  2021.08.06 01:39   |   <text:a xlink:type="simple" xlink:href="http://palinfo.habago.org/Entry?Command=Information_PrintForum&amp;iPage=3#FORUM40879"><text:span text:style-name="T1">#</text:span></text:a></text:p>
      <text:p text:style-name="P3">剛去劍橋時，我對整個生活環境很滿意。陳 "佬佬" 進大觀園，光是一個學生宿舍感覺就像皇宮、城堡那般輝煌，座落於一片蘋果園之中，比我在台灣僅僅五坪大的居住空間還要大上幾十倍；書桌窗外是一片幽靜的森林，窗邊常有鳥鵲來訪。 <text:line-break/><text:line-break/>整個城市光害少，夜裏一抬頭就是不可思議的滿天繁星。我在劍橋一夜所見的星子，差不多是過去在台灣三十五年所見之總和。安靜，乾淨，鳥語花香，人車有序，美麗的康河，河邊鴨、鵝成群，偌大草皮，走累了，隨處可躺，仰望天空，任憑思緒像長了翅膀似的，無邊無際地飛翔。人間天堂，莫過於此。 <text:line-break/><text:line-break/>劍橋創校八百多年了，前人後人，似古若今，時間彷彿在此停頓了似的。我最美好的十年青春就灑落在這片土地上。我相信它至今依舊美麗。 <text:line-break/><text:line-break/>但是，一兩年後，來到上個世紀末，一個個對外侵略戰爭逐一爆發。劍橋就有一個飛彈基地，戰鬥機由此起降。我很難想像，帝國在海外屠戮千萬生靈的死神，竟然就是從這片美麗的城市啟程；窮國、弱國一個接一個遭到泯滅人性的屠殺與掠奪，原來帝國表面上的豐饒富足就是這麼來的。 <text:line-break/><text:line-break/>劍橋的美麗依舊，而我依舊日夜晨昏反覆地沿著康河，走在通往國王學院或總圖的路上。但我卻慢慢產生一種很虛幻、很不真實的感覺，外頭的罪行如此邪惡血腥與殘暴，而我原來卻只是住在一個純屬虛構的人工樂園裏頭。我還能對它說些什麼頌詞呢？什麼 "揮揮手，不帶走一片雲彩" 嗎？ <text:line-break/><text:line-break/>我看怡靜引用的那段留言，很感動。我想把它再貼一次，如下： <text:line-break/><text:line-break/>「我希望，那些侵伊的西方國家/北約組織對伊拉克老百姓及婦女所做的病態邪惡犯罪，總有一天會以1000倍的力量回到他們身上。大部分的世人都不清楚美國、英國、加拿大、澳洲、德國及其他西方國家的恐怖份子對伊拉克女性殘暴罪行的細節(直到今日仍在發生)，我希望這些禽獸和他們的國家有一天會為此付出代價。」 <text:line-break/><text:line-break/>我很討厭偽君子，偽君子們一定會說「不可以哦，不可以宣揚仇恨哦」。我捫心自問，我應該不會真的希望包括敵人在內的任何國家遭到這樣一種泯滅人性的姦殺擄掠。問題是，你有可能不恨嗎？ <text:line-break/><text:line-break/>西方人很沒出息，平常一點小病痛或小小的生活不適，馬上就哇哇叫，怪東怪西，如喪考妣，滿口什麼人權與自由的，但他們有沒有想過，他們給世人帶來億萬倍以上的傷害與痛苦。</text:p>
      <text:p text:style-name="P2">怡靜   |  2021.08.05 18:00   |   <text:a xlink:type="simple" xlink:href="http://palinfo.habago.org/Entry?Command=Information_PrintForum&amp;iPage=2#FORUM40878"><text:span text:style-name="T6">#</text:span></text:a></text:p>
      <text:p text:style-name="P3">三月時我在IG看到一組照片 <text:line-break/>標題是 給伊拉克母親的頌歌 An ode to Iraqi mothers ，正逢伊拉克的母親節。 <text:line-break/><text:line-break/><text:a xlink:type="simple" xlink:href="https://www.instagram.com/p/CMu01MHlZon/?utm_medium=share_sheet"><text:span text:style-name="T3">https://www.instagram.com/p/CMu01MHlZon/?utm_medium=share_sheet</text:span></text:a><text:span text:style-name="T2"> </text:span><text:line-break/><text:line-break/>How many times were your homes raided? <text:line-break/><text:line-break/>How many times did you have to comfort us while being surrounded by these monsters? <text:line-break/><text:line-break/>Only a few years into the genocidal US led war on Iraq 11% of the women were widowed. <text:line-break/>Millions of women had to find ways to provide for whole families in a war torn nation. <text:line-break/><text:line-break/>How many wombs were contaminated by their depleted uranium? <text:line-break/>Dear mothers, It is your strength that made us survive the insufferable circumstances. <text:line-break/><text:line-break/>And it is your love and strength that will make the wounds of this nation heal. <text:line-break/><text:line-break/>底下一則匿名留言令我難忘。其實也沒寫甚麼，但不知道為什麼，當時我看了非常難受， <text:line-break/>想起了那些我一點都不想留在記憶中的美軍侵伊罪行。 <text:line-break/>我覺得自己似乎能感受到這個人的憤怒，是一種無法言語，無可奈何的吶喊。 <text:line-break/>今天再去看這個人的帳號已經不見了，所有曾在IG的留言都不見了，估計是給人檢舉了。 <text:line-break/><text:line-break/>對方是這麼寫的 <text:line-break/><text:line-break/>我希望那些侵伊的西方國家/北約組織對伊拉克老百姓及婦女所做的病態邪惡犯罪 <text:line-break/>總有一天會以1000倍的力量回到他們身上。 <text:line-break/>大部分的世人都不清楚美國、英國、加拿大、澳洲、德國及其他西方國家的恐怖份子對伊拉克女性殘暴罪行的細節(直到今日仍在發生)，我希望這些禽獸和他們的國家有一天會為此付出代價。 </text:p>
      <text:p text:style-name="P2">陳真   |  2021.08.05 02:33   |   <text:a xlink:type="simple" xlink:href="http://palinfo.habago.org/Entry?Command=Information_PrintForum&amp;iPage=2#FORUM40877"><text:span text:style-name="T6">#</text:span></text:a></text:p>
      <text:p text:style-name="P4">笨鳥先飛 <text:line-break/><text:line-break/>陳真 <text:line-break/><text:line-break/>2021.08.05. <text:line-break/><text:line-break/><text:line-break/>阿遠貼的《新華社》這文章(「美國同盟體系七宗罪」)，如果代表中國官方，那麼，祖國真的是對美國太客氣了。事實上，把文中所述的血腥規模與邪惡程度再乘以100或1000、10000，恐怕都還不足以反映以美國為首的西方國家之殘暴血腥與邪惡。 <text:line-break/><text:line-break/>姑且不說受害國家與恐怖事件遠遠千百倍於此，就光是文中所提到的各項數字與傷害規模等等，也都太淡化，差太遠了。 <text:line-break/><text:line-break/>西方對中國長年以來無中生有，造謠抹黑，鋪天蓋地，無日無之，栽贓一切根本子虛烏有的罪名，硬是把一個對人類社會做出前所未有之巨大貢獻的至善國度，給妖魔化成撒旦政權。 <text:line-break/><text:line-break/>但是，祖國在談論美國或西方之惡時，卻反而縮水成千分之一、萬分之一。這些撒旦所犯之滔天罪行，哪是那麼一丁點？當然，所謂罄竹難書，若真要寫，恐怕得寫出好幾千本書才寫得完西方帝國之邪惡與血腥。 <text:line-break/><text:line-break/>舉個例，《新華社》這文章寫說美軍侵略伊拉克，導致「20萬至25萬伊拉克平民死亡，其中美軍直接致死者超過1.6萬人」。這太美化了，絕非事實。前者的死亡數字後面應該要再加上一個零，後者要再加兩個零，那才是真相。 <text:line-break/><text:line-break/>13年前，我花了五個夜晚的時間，寫了《伊拉克淪陷紀實》這本小冊子： <text:line-break/><text:line-break/>https://bit.ly/37guTtf <text:line-break/><text:line-break/>這小冊子一直放在巴勒網首頁，每次靜站時就會拿出來散發。一轉眼13年過去了。我一直想更新裏頭的各種資料與數據，但是後來放棄了，因為現實之血腥殘暴的累積速度與變本加厲程度，讓人根本追不上。 <text:line-break/><text:line-break/>也就是說，我這篇十幾年前的舊文(寫於2008年)，事實上也已遠離現實，太過於淡化血腥真相了。不過，就姑且以2008年的血腥狀況來講，都還是遠遠超過新華社所指控。 <text:line-break/><text:line-break/>比方說小冊子第13頁至15頁，副標題是：「美國一手打造的人間煉獄」，我如此寫道 (懶得閱讀這類「枯燥長文」者，就請直接跳看文末吧)： <text:line-break/><text:line-break/>由約翰霍普金斯大學公衛學院所主導，聯合哥倫比亞大學教授 Les Roberts 等人，發表論文於英國醫學期刊《The Lancet》Vol. 364, Issue 9448, 20 November 2004，指出美國侵略伊拉克之後的十八個月內，造成十萬人死亡。 <text:line-break/><text:line-break/>2006年，同一研究團隊於《TheLancet》Vol. 368, Issue 9545, 21 October 2006 提出第二篇論文，研究期間由2003年3月至 2006年 6月為止，估計約有六十五萬五千名伊拉克人死亡。 <text:line-break/><text:line-break/>世界衛生組織（WHO）和伊拉克衛生部發表共同研究於《The New England Journal of Medicine》Vol. 358, Issue 484, January 31, 2008，指出伊戰後三年內(亦即截至2006年)，約有十萬至二十二萬三千人死於戰火。 <text:line-break/><text:line-break/>英國市場研究機構Opinion Research Business，在伊拉克進行一項為期兩 <text:line-break/>年的全國性調查，2007年 9月發表研究結果指出（<text:a xlink:type="simple" xlink:href="http://www.opinion.co.uk/Newsroom_details.aspx?NewsId=78"><text:span text:style-name="T2">http://www.opinion.co.uk/Newsroom_details.aspx?NewsId=78</text:span></text:a><text:s/>），自美軍入侵四年內，約有一百二十萬名伊拉克人死亡，一百萬人傷殘，四百多萬人淪為難民（約佔伊拉克總人口六分之一）。 <text:line-break/><text:line-break/>該報告並指出，美軍在伊拉克的暴行已遠超過1994年的盧安達種族滅絕大屠殺之八十萬死亡人數。 <text:line-break/><text:line-break/>面對各方質問，美國國務卿鮑爾（Colin L. Powell）公開表示：「我們對於計算伊拉克死亡人數並不怎麼感興趣。」 <text:line-break/><text:line-break/>聯合國糧食與農業組織（United Nations Food and Agriculture Organization）於 2003年 9月 23日發表研究報告指出，伊拉克兩千六百萬總人口中，將近一千三百萬人「處於極度貧窮而無法獲得基本的營養」，數百萬人處於長期營養不良。 <text:line-break/><text:line-break/>聯合國難民署（UNHCR）2007年 9月的資料指稱，伊戰創下中東自以色列建國以來史上最大一次難民潮，約有四百二十二萬人成為難民，約佔伊拉克總人口五分之一，其中包括 220萬境內難民，200萬國際難民。難民數平均以每個月五萬人遞增。 <text:line-break/><text:line-break/>根據「國際難民組織」（Refugee International）2008年 2月 4日的最新報告（<text:a xlink:type="simple" xlink:href="http://www.refintl.org/content/article/detail/10452/"><text:span text:style-name="T2">http://www.refintl.org/content/article/detail/10452/</text:span></text:a><text:s/>），伊拉克難民數將近五百萬（境內境外各兩百五十萬），約佔總人口五分之一。 <text:line-break/><text:line-break/>Oxfam（樂施會）2007年 7月的報告： <text:line-break/><text:a xlink:type="simple" xlink:href="http://www.oxfam.org/en/files/bp105_humanitarian_hallenge_in_iraq_0707.pdf/download"><text:span text:style-name="T2">http://www.oxfam.org/en/files/bp105_humanitarian_hallenge_in_iraq_0707.pdf/download</text:span></text:a>） <text:line-break/><text:line-break/>指出：截至2006年年底為止，兩千五百萬伊拉克總人口中，約有八百萬名伊拉克人需要包括醫療、食物或飲水等各類形式的緊急救援；四百萬人缺乏足夠的食物；50% 的人失業；43% 人口處於「極度的貧窮狀態」；80 % 的人口無法取得乾淨飲水；40 % 的中產階級及專業人員（包括醫療人員、教師及工程師等）淪為難民。 <text:line-break/><text:line-break/>聯合國並多次發佈新聞，籲世人正視伊拉克女性藉從娼謀生及兒童淪為奴工的慘況。 <text:line-break/><text:line-break/>根據 FPIP（Foreign Policy In Focus）2005. 8. 31發表的一篇研究報告（<text:a xlink:type="simple" xlink:href="http://www.fpif.org/fpiftxt/467"><text:span text:style-name="T2">http://www.fpif.org/fpiftxt/467</text:span></text:a>），失業率由戰前 2003年的 20% ，在兩年內升高至 60%。國民平均收入從八零年代的三千美元，2004年降到僅剩八百。 <text:line-break/><text:line-break/>伊拉克於1989年國內生產毛額為660億美元，經過美國發動的第一次波斯灣戰爭，1992年卻降到只剩千分之四不到，約僅兩億四千五百萬。 <text:line-break/>（<text:a xlink:type="simple" xlink:href="http://www.wsws.org/articles/2002/dec2002/medi-d06.shtml"><text:span text:style-name="T2">http://www.wsws.org/articles/2002/dec2002/medi-d06.shtml</text:span></text:a>） <text:line-break/><text:line-break/>根據 Inter Press Service 2006年 11月 10日的報導，70 % 的伊拉克人失業率，68 %的人無法取得乾淨飲水。 <text:line-break/>（<text:a xlink:type="simple" xlink:href="http://www.atimes.com/atimes/Middle_East/HK10Ak02.html"><text:span text:style-name="T2">http://www.atimes.com/atimes/Middle_East/HK10Ak02.html</text:span></text:a>） <text:line-break/><text:line-break/>聯合國兒童基金會（UNICEF）2007年 12月 21日發佈報告，指出伊拉克截至2006年為止，大約有兩百萬名兒童面臨營養不良、罹病與失學困境（其中中學生1996年至2005年之就學率，男孩 37 %，女孩僅 25 %，參見聯合國兒童基金會伊拉克基本資料統計 <text:a xlink:type="simple" xlink:href="http://www.unicef.org/infobycountry/iraq_statistics.html"><text:span text:style-name="T2">http://www.unicef.org/infobycountry/iraq_statistics.html</text:span></text:a>）。巴格達以外地區有八成以上的人無法取得乾淨飲水；每個月平均有兩萬五千名兒童相繼淪為難民。 <text:line-break/><text:line-break/>伊拉克五歲以下兒童約有 27 % 長期營養不良。 <text:line-break/><text:line-break/>（<text:a xlink:type="simple" xlink:href="http://www.wsws.org/articles/2004/oct2004/iraq-o20.shtml"><text:span text:style-name="T2">http://www.wsws.org/articles/2004/oct2004/iraq-o20.shtml</text:span></text:a>） <text:line-break/><text:line-break/>據 Chronicle Washington Bureau 2007年 1月 16日Carolyn Lochhead 的報導（<text:a xlink:type="simple" xlink:href="http://www.sfgate.com/cgi-bin/article.cgi?file=/c/a/2007/01/16/MNG2MNJBIS1.DTL"><text:span text:style-name="T2">http://www.sfgate.com/cgi-bin/article.cgi?file=/c/a/2007/01/16/MNG2MNJBIS1.DTL</text:span></text:a>），根據「人權觀察組織」（Human Rights Watch）的統計，自美軍於2003年入侵後，至少有兩千名伊拉克醫師被殺，250名遭綁架或失蹤。許多醫院直接遭受美軍攻擊，連救護車也因載送受傷的伊軍而成為美軍炮擊目標。 <text:line-break/><text:line-break/>據伊拉克醫學會（Iraq Medical Association）於2006年 11月指出，各級醫療系統持續破壞，一百八十家醫院中，九成以上被摧毀或因缺乏基本物資而無法運作，半數以上的醫生成為難民。 <text:line-break/><text:line-break/>海珊執政時期，人民看病或開刀基本上是免費的，美軍入侵後，醫療卻變成一般人無法支付的高價商品。原本中東首屈一指的伊拉克公衛與醫療水平，倒退了半個世紀。 <text:line-break/><text:line-break/>（<text:a xlink:type="simple" xlink:href="http://www.zmag.org/content/showarticle.cfm?ItemID=11478"><text:span text:style-name="T2">http://www.zmag.org/content/showarticle.cfm?ItemID=11478</text:span></text:a>） <text:line-break/><text:line-break/>根據美國兒童人權組織 “Save the Children” 於2007年5月8 日發表的年度報告State of the World’s Mothers Report （<text:span text:style-name="T2">http://www.savethechildren.org/jump.jsp?path=/ <text:line-break/>publications/mothers/2007/SOWM-2007-final.pdf</text:span>）指出，伊拉克是全球兒童存活率退步最多的一個國家。2005年，約有十二萬兩千名五歲以下兒童死亡，其中一半是未滿一個月的新生兒。自1990年起，歷經第一次的波灣戰爭及美軍隨後長達十三年的狂轟濫炸，伊拉克兒童死亡率逐年遞增。 <text:line-break/><text:line-break/>國際醫療慈善組織 Medact指出，因為乾淨飲水及飲食的缺乏，加上藥物短缺及醫療人員本身大量傷亡或淪為難民，九成的醫療院所毀於戰火或缺乏基本物資而無法正常運作，導致病死兒童中竟有七成死於極易治療的一般腹瀉與感冒。（<text:a xlink:type="simple" xlink:href="http://www.zmag.org/content/showarticle.cfm?ItemID=11478"><text:span text:style-name="T2">http://www.zmag.org/content/showarticle.cfm?ItemID=11478</text:span></text:a>） <text:line-break/><text:line-break/>美軍入侵後的伊拉克人平均壽命大幅下降，男女均不及六十歲。 <text:line-break/>（<text:a xlink:type="simple" xlink:href="http://www.wsws.org/articles/2004/oct2004/iraq-o20.shtml"><text:span text:style-name="T2">http://www.wsws.org/articles/2004/oct2004/iraq-o20.shtml</text:span></text:a>） <text:line-break/><text:line-break/>《紐約時報》2004年 9月報導，約有一百個處理水質計劃被提出，但卻僅有四個計劃「正準備」被執行，許多地區，六成以上的人口基本上是喝含有各種汙物與化學物質的水溝水維生。 <text:line-break/>（<text:a xlink:type="simple" xlink:href="http://www.wsws.org/articles/2004/oct2004/iraq-o20.shtml"><text:span text:style-name="T2">http://www.wsws.org/articles/2004/oct2004/iraq-o20.shtml</text:span></text:a>） <text:line-break/><text:line-break/>伊拉克傷病者缺乏基本醫療，包括缺乏抗生素及麻醉藥物。一萬兩千所學校被毀。十個學生之中平均僅有一個擁有教科書。 <text:line-break/>（<text:a xlink:type="simple" xlink:href="http://www.wsws.org/articles/2004/oct2004/iraq-o20.shtml"><text:span text:style-name="T2">http://www.wsws.org/articles/2004/oct2004/iraq-o20.shtml</text:span></text:a>） <text:line-break/><text:line-break/>美軍入侵後的伊拉克治安嚴重敗壞。戰前的2002年，暴力致死案件為 1800件，2003年美軍入侵後，增為6012件，2004年更增為 8035件。（引自 <text:line-break/>http://www.fpif.org/fpiftxt/467） <text:line-break/><text:line-break/>「人類發展指數」（Human Development Index）排名，伊拉克在全球一百七十幾個國家中，從1990年的排名50，下跌到2000年的第126名，2003年的第127名。 <text:line-break/><text:line-break/>2003年之後，伊拉克與同樣遭美軍入侵的阿富汗及索馬利亞等三個國家，因戰亂而無法取得各項資料，故連續數年至今仍無法列入評鑑。（參見<text:a xlink:type="simple" xlink:href="http://www.wsws.org/articles/2002/dec2002/medi-d06.shtml"><text:span text:style-name="T2">http://www.wsws.org/articles/2002/dec2002/medi-d06.shtml</text:span></text:a>） <text:line-break/><text:line-break/>以上引自小冊子pp.13-15。 <text:line-break/><text:line-break/>薄薄一本小冊子，不過是伊拉克淪陷於帝國主義鐵蹄下的實況之冰山一角。幾十年來或一百多年來，有多少國家遭受更加慘烈的屠殺與侵略？其中就包括祖國。 <text:line-break/><text:line-break/>我很想跟那些或許理性尚存、良知未泯者說，到底是要邪惡血腥到何種程度，然後你才會願意承認：我們面對的就是一個與撒旦根本沒兩樣的美國及其一大票東西方邪惡同盟？其中就包括台灣這個貪婪無度的漢奸偽政權。 <text:line-break/><text:line-break/>對於一個幾十年來關注國際上這些事的人來說，寫這些「普通常識」不過舉手之勞，信手拈來，毫不費事，但寫作背後所承受的、彷彿感同身受的痛苦與創傷，卻絕非外人所能體會。 <text:line-break/><text:line-break/>在我年少投入黨外的那一刻，我曾經如此自我期許：我絕對不從這一切事關世人與同胞的痛苦中，為自己獲得一絲一毫的好處。 <text:line-break/><text:line-break/>即便當年一貧如洗，三餐不繼，甚至餓成皮包骨，但我依舊把我長達至少十年的幾乎所有相關稿費、演講費或車馬費等等等，全部捐給家扶中心(認養數名小孩)及國外人權機構或島內社運組織等等等。 <text:line-break/><text:line-break/>這個「自我期許」只有我自己知道。之所以提起，只是希望人們看在筆者這樣一份心意以及所承受的傷痛乃至家破人亡、一生飽受冤屈坎坷之份上，偶爾花點時間，看看這些所謂無趣的長文，想想自己，想想世人，特別是想想那些弱小無辜的生命，我們到底給了他們一個什麼樣的世界與未來？ <text:line-break/><text:line-break/>島內很多人反民進黨，但是，反民進黨是沒有多大意義的，它只是一團污濁泡沫，很髒很臭，但它本身卻絲毫無足輕重；世上之恐怖與邪惡，美麗與哀愁，遠遠大於此。 <text:line-break/><text:line-break/>前些日子，我和學姐被迫去參觀某個育幼院，另外還接觸了幾位小孩，事後大約有幾個月的時間，我陷入很深的憂鬱，直到今天，也許直到永遠。 <text:line-break/><text:line-break/>事實上，我並沒有看見什麼慘絕人鬟或戲劇性的事情。相反地，我肉眼所見只是一些尋常事物及歡樂童顏。但是，可悲之處往往不在於表面，而在於細微縫隙之間，哪怕只是一個眼神。 <text:line-break/><text:line-break/>我知道，不論是誰，都不可能關注所有世人，不可能擁抱全世界。對於世界，即便窮盡一生之力，我們所能知道的也不過滄海一粟。但是，從這片葉子，你就能知道那一片；如果你愛自己的小孩，如何可能對於散落世上千千萬萬的小孩之悲歡無動於衷？他們何嘗不也就是你的小孩？但是，你的孩子們卻飽經人事滄桑，乃至經歷戰火，此生註定將走向一條孤獨艱辛的道路。 <text:line-break/><text:line-break/>林義雄有段話影響我很深，我曾把它印在我的黨外名片上。林義雄那段話是這麼說的：「笨鳥先飛。每當我疲憊不堪，感到這不是我的能力所能負荷時，我就用這句話來安慰自己，我期待背後有更多優秀的鳥兒隨著起飛。」 <text:line-break/><text:line-break/>跟林義雄一樣，沒想到在某些事情上我居然也成為那先飛的笨鳥，一事無成，百般惆悵。至於先飛後飛，我沒法期待得太遠，只能期待人心能夠距離得更近一些，期待人們也能憐我所愛，愛我所憐。 <text:line-break/><text:line-break/>對我而言，這點無比重要。因為，就如Romain Rolland 所說：「倘若有一雙真誠的眼睛陪我們哭泣，我們就沒有為生命白白受苦。」</text:p>
      <text:p text:style-name="P2">李念淨   |  2021.08.04 20:38   |   <text:a xlink:type="simple" xlink:href="http://palinfo.habago.org/Entry?Command=Information_PrintForum&amp;iPage=2#FORUM40876"><text:span text:style-name="T6">#</text:span></text:a></text:p>
      <text:p text:style-name="P3">我認同人民共和國的體制，其實原因是這幾年我覺得大陸人有"危機意識" <text:line-break/>很少有民族跟國家這麼有危機意識的。 <text:line-break/>中國國歌有危機意識。 <text:line-break/>中國共產黨有危機意識，認識到中華文明是有可能滅亡的，共產黨的天下是會有結束的一天。 <text:line-break/>中國民眾在現實上，在網路上，都表現出"好還要再更好""今天不滿足"的心態 <text:line-break/>而且每天在論壇上，都可以發現中國人一直在批評現況，對社會現象的批判 <text:line-break/>(跟台灣不一樣的，台灣不叫批評，那只是在玩針對個人的潑糞) <text:line-break/><text:line-break/>這種從上到下自發性探討危機的現象，放眼全世界，就只有中國有這種品質。 <text:line-break/><text:line-break/>我想說的是，台灣人有這種品質嗎？ <text:line-break/>這五六十年，台灣一直在追求"自治"，自我統治，台灣人管台灣人 <text:line-break/>從日據時代的台灣議會設置請願運動到現在 <text:line-break/><text:line-break/>可是： <text:line-break/>台灣最早的現代化，是淮軍系統，李鴻章部下劉銘傳，力排本土仕紳，在台灣建設鐵路跟電力系統。 <text:line-break/>日本鬼子與國民黨，殺人無數，但是台灣的工業化，一大半都是他們推動的，比方土改，比方產業轉型，能讓台灣人過最基本的生活水準，這種功績不能否認 <text:line-break/><text:line-break/>但是台灣的本土菁英，又做了什麼呢？收佃租嗎？還是變成了田僑仔嗎？還是成了黑金系統的一員嗎？ <text:line-break/>希特勒這個納粹分子可是德國人一票一票選上來的 <text:line-break/>而台灣選出了李登輝跟蔡啥小這樣的惡棍，人民真的沒有責任，不該被批評嗎？ <text:line-break/><text:line-break/>我認為讓台灣問題平穩的解決，一定要台灣人自己覺醒 <text:line-break/>即使中國真的天降神兵，用武力排除美國的各種因素 <text:line-break/>只要台灣人忽視真正的既得利益者，並且縱容他們任意使用財力媒體操縱人心 <text:line-break/>中共來台，又有何用呢？ <text:line-break/><text:line-break/>悲觀得看，個人覺得目前台灣人已經沒有了"自治"的能力 <text:line-break/>長遠來看，台灣終將自治是沒錯的 <text:line-break/>但不把財富重分配(或者更直接點說，清洗)，改組社會階層，台灣就無以自治。 <text:line-break/></text:p>
      <text:p text:style-name="P2">鄭豐遠   |  2021.08.04 09:05   |   <text:a xlink:type="simple" xlink:href="http://palinfo.habago.org/Entry?Command=Information_PrintForum&amp;iPage=2#FORUM40875"><text:span text:style-name="T6">#</text:span></text:a></text:p>
      <text:p text:style-name="P4">新華社刊發長文：美國同盟體系“七宗罪” <text:line-break/>責任編輯：張菁娟 <text:line-break/>來源：新華社 2021-08-04 07:52:55 <text:line-break/>美國同盟體系“七宗罪” <text:line-break/><text:line-break/>前言 <text:line-break/><text:line-break/>“我們真正的政策，乃是避免與外部世界的任何部分建立永久同盟。”1796年9月，美國首任總統華盛頓在告別演說中這樣告誡美國人。兩個世紀過去，美國卻早已將其“國父”的勸訓拋在腦後。 <text:line-break/><text:line-break/>長期以來，美國同盟體系固守冷戰思維，迷信零和博弈，為一己私利踐踏公理正義、挑起衝突戰禍、實行單邊制裁、收割世界紅利，對以聯合國為核心的國際體系和以國際法為基礎的國際秩序造成嚴重威脅和破壞。美國新政府上臺以來，重新加強對同盟體系的掌控，表面上打著重回多邊主義旗號，實質上是要搞“小圈子”和集團政治，以意識形態站隊、陣營之間選邊來割裂世界，企圖拉幫結夥對中國實施戰略遏制打壓，以集體之名行單邊之實，是不折不扣的偽多邊主義。 <text:line-break/><text:line-break/>美國同盟體系違背歷史潮流，看似耀武揚威、前呼後擁，實則色厲內荏、人心漸失，其暴力、掠奪、侵權、破壞、撒謊、包庇、內訌罪行日益現形，正在一步步墮向“黑幫化”的深淵。特將美國同盟體系“七宗罪”昭告天下，讓霸權主義和強權政治無處遁形，讓和平和正義的陽光照亮世界。 <text:line-break/><text:line-break/>第一宗罪：暴力 <text:line-break/><text:line-break/>自1776年7月4日獨立以來，美國在其240多年歷史中，沒有參與戰爭的時間不足20年。據不完全統計，自1945年二戰結束至2001年，世界上153個地區發生的248次武裝衝突中，由美髮起的為201場，約占81%。其中包括13場海外戰爭，大多有盟國參與。在美國及其盟友的炮火和屠刀下，不計其數的百姓流離失所乃至失去性命，地區國家經濟與社會發展大幅受挫，不少國家至今仍陷於水深火熱之中。 <text:line-break/><text:line-break/>二戰後美國及其盟友發動的戰爭主要包括： <text:line-break/><text:line-break/>◆朝鮮戰爭。自1950年6月起，美國糾集十幾個國家組成所謂“聯合國軍”武裝干涉朝鮮半島南北雙方之間爆發的內戰。這場戰爭導致300多萬平民死亡，約300萬人成為難民。戰爭期間，美軍在朝鮮北部地方和中國東北部分地區秘密實施細菌戰，以飛機布撒大量帶有鼠疫桿菌、霍亂弧菌、傷寒桿菌等病菌的昆蟲、老鼠、兔子等媒介物，給中朝軍民造成巨大傷害。 <text:line-break/><text:line-break/>◆越南戰爭。1955至1975年的越南戰爭堪稱二戰後延續時間最長、最殘酷的一場戰爭，造成200萬平民死亡，300多萬難民流離失所。美軍在越投放約2000萬加侖的落葉劑（橙劑），導致40萬越南人死亡、200萬越南人罹患癌症或其他疾病。美軍還在越留下約35萬噸可爆炸的炸彈和地雷，估計仍需300年才能完全清除。 <text:line-break/><text:line-break/>◆科索沃戰爭。1999年，以美為首的北約軍隊打著“避免人道主義災難”旗號，公然繞過聯合國安理會，對南斯拉夫聯盟共和國進行78天持續轟炸，造成8000多無辜平民傷亡，近100萬人流離失所，200多萬人失去生活來源。北約軍隊大量摧毀南基礎設施，甚至轟炸了中國駐南聯盟大使館。塞爾維亞經濟學家估計，北約對南聯盟進行轟炸造成的經濟損失總額約為296億美元。轟炸造成大量橋樑、公路、鐵路以及25000戶家庭、176處文化古跡、69所學校、19家醫院和20個保健中心受損，150萬兒童無法上學。以美國為首的北約還動用了國際公約禁止的集束炸彈和貧鈾彈，導致當地癌症和白血病發病率激增，嚴重破壞當地乃至全歐生態環境。2000年3月，聯合國駐科索沃維和部隊確認，美軍為摧毀南聯盟的坦克和防禦工事，共發射了31000顆貧鈾彈。在科索沃和梅托希亞地區有100多個投擲點，在塞爾維亞南部北約使用了2噸貧鈾，而在科索沃和梅托希亞則有13噸，共計15噸貧鈾。此外，1999年4月17至18日，北約飛機炸毀了潘切沃的一家化工廠，導致該市上空的致癌物質含量達到正常時期的10600倍。截至2019年5月，366個參與北約軍事行動的義大利士兵患癌症死亡，7500人深受病痛折磨。 <text:line-break/><text:line-break/>◆阿富汗戰爭。2001年10月，美北約以打擊“基地”組織和塔利班為名入侵阿富汗。20年來，美軍事行動造成10多萬阿平民傷亡，約1100萬人淪為難民。2019年，阿富汗總統阿什拉夫·加尼表示，自2014年以來已經有4.5萬名阿安全部隊士兵被殺。2019年聯合國報告顯示，有3.2萬阿平民死于這場戰爭，而美國布朗大學沃森國際和公共事務研究所稱，抵抗武裝的死亡人數為4.2萬。根據喀布爾大學學者的評估，阿富汗戰爭平均每天造成約6000萬美元經濟損失、約250人傷亡。2020年，國際刑事法院首席檢察官表示，有證據顯示，近百名阿富汗囚犯在審訊過程中遭到折磨、虐待甚至強姦，美軍部隊和美國中央情報局可能因在阿富汗虐囚而犯下戰爭罪行。2020年11月，澳大利亞軍方公佈該國駐阿富汗部隊調查報告，證實澳軍人涉嫌在阿富汗參與殺害囚犯和平民事件。2021年4月14日，美國總統拜登宣佈，不讓恐怖分子在阿富汗獲得安全庇護的任務“早已結束”，所有美國軍隊將在9月11日之前從該國撤離。美軍倉皇撤離阿富汗，留下暴恐猖獗、千瘡百孔的爛攤子。美國《紐約時報》獲取的一份機密情報評估顯示，在國際部隊撤離後的兩至三年內，阿富汗可能會在很大程度上落入塔利班的控制之下。事實上，在美撤軍的短短2個月內，塔利班完全控制區域已翻倍，超過阿富汗政府。 <text:line-break/><text:line-break/>◆伊拉克戰爭。2003年3月，美國不顧國際社會普遍反對，聯合英國等以莫須有罪名侵入伊拉克，導致約20萬至25萬平民死亡，其中美軍直接致死超過1.6萬人。時至今日，伊仍有約2500萬枚地雷和其他爆炸遺留物需清除。根據公開統計，在伊拉克境內爆炸的貧鈾彈累計超過3400噸，平均每平方公里有將近8公斤鈾化合物遺存。2008年，聯合國大會就禁止在平民區使用貧鈾彈進行表決，有141個國家支持，美國、英國、法國和以色列投了反對票。此外，美軍、英軍還嚴重違反國際人道主義原則，製造多起虐待戰俘事件。美國哥倫比亞廣播公司曾公佈的一組照片顯示，伊戰結束後，美軍憲兵曾殘酷虐待伊拉克戰俘，如勒令他們全身赤裸進行人體堆疊，或將戰俘蒙上頭後手上連通電線站在箱子上。2019年11月，伊拉克歷史控訴調查組（IHAT）和“諾斯莫爾行動”調查人員透露，相關調查於2017年被英政府叫停，英政府和軍隊掩蓋了士兵在阿富汗與伊拉克殺害平民的戰爭罪可信證據。 <text:line-break/><text:line-break/>美國和其盟友發動的多次侵略戰爭，給受害國造成大量平民傷亡和財產損失，帶來一系列社會問題。2021年3月，美國反戰組織“粉色代碼”發佈報告表示，過去20年，美國及其盟國持續不斷轟炸他國，平均每天投下40多枚炸彈和導彈。2001年以來，美國及其盟國在他國共投下32.6萬枚炸彈和導彈，集中在中東等地區，伊拉克、利比亞、敘利亞、阿富汗和葉門是受襲最嚴重的國家。 <text:line-break/><text:line-break/>◆美國不斷向其盟友輸送武器，導致地區戰亂不斷。 <text:line-break/><text:line-break/>2017年後，美國把加大對盟國出售先進武器裝備作為控制和鞏固同盟關係的重要手段，時任總統特朗普頻頻通過與各國領導人的會晤推銷美制武器。此外，美國防務承包商可以直接向外國政府出售軍用無人機，而無需經過美國國防部的審批。2018年美國的武器出口額為1923億美元，較上一年度增加13%。2020年，美國軍售占全球軍售比重超過85%，其中近一半流向中東。2021年3月，瑞典斯德哥爾摩國際和平研究所證實，美國一直是世界上最大的武器出口國，美國近5年的出口量占全球武器出口總量的三分之一以上。中東國家軍購規模占世界總額的三分之一，其中近七成來自美、英、法，美超過一半的軍售銷往中東。 <text:line-break/><text:line-break/>◆美國盟友長期參與美海外軍事行動，共謀實施暴力。 <text:line-break/><text:line-break/>澳大利亞是唯一參與美國二戰以來所有主要海外軍事行動的盟友，包括朝鮮戰爭、越南戰爭、科索沃戰爭、伊拉克戰爭、阿富汗戰爭、敘利亞戰爭等。2020年11月，澳國防軍公佈調查報告，證實澳軍士兵涉嫌虐殺39名阿富汗平民，其中包括兒童，引發國際社會震動和輿論廣泛批評。近期，澳內政部秘書長佩蘇略針對中美在臺灣問題上的緊張局勢揚言稱，自由國家再次聽到“戰鼓敲響”，蓄意煽動對立，渲染戰爭威脅。 <text:line-break/><text:line-break/>美國在中東設有多個軍事基地，超過7萬美軍在該地區長期駐紮，並部署航母戰鬥群、隱形戰機、戰略核潛艇等先進軍事裝備，不時派遠端戰略轟炸機巡航，長期派航母在中東海域遊弋，耀武揚威，時刻保持對該地區的戰略威懾。美打著反恐旗號，使用武力干涉他國內政，甚至暴力推翻主權國家合法政府。美出動無人機定點清除伊朗伊斯蘭革命衛隊“聖城旅”指揮官蘇萊曼尼；近年來伊朗數名核科學家被刺殺，背後都有美以共謀的影子；美縱容以色列對敘利亞、黎巴嫩等國發動空襲，嚴重侵犯有關國家主權；美默許土耳其入侵敘利亞，對土借反恐之名打擊敘境內庫爾德武裝、入侵敘北部地方聽之任之。利比亞戰爭中，美、英、法、加拿大等國以執行聯合國安理會禁飛決議為由聯合實行武力干涉，實際目的是支援利反對派推翻卡紮菲政權。2001年發動所謂“反恐戰爭”至今，美及其盟友在地區至少造成48萬人死亡，其中大半是無辜平民。 <text:line-break/><text:line-break/>◆美國槍支暴力問題叢生。 <text:line-break/><text:line-break/>2021年4月3日《紐約時報》報導，自1975年以來已有超過150萬美國人死於與槍支相關的自殺、謀殺與意外，超過美自內戰以來所有戰爭導致死亡人數之和。美“槍支暴力檔案室”發佈的資料顯示，2020年美共有超過4萬人死於槍擊，創下歷史最高記錄；全美共發生592起大規模槍擊事件，平均每天超過1.6起。2021年6月14日《華盛頓郵報》報導，僅2021年1月至5月，美已有8100多人死於槍擊事件，每天約有54人，這比前6年同期平均死亡人數多出14人。 <text:line-break/><text:line-break/>與此同時，美槍支氾濫，控槍措施停滯不前。美兩黨在槍支管控上分歧嚴重，控槍法案難以在國會通過，1994年以來基本上沒有通過有任何實際意義的控槍法案。 <text:line-break/><text:line-break/>◆美國及其盟國國內員警暴力等事件不止，暴力執法造成大量傷亡。 <text:line-break/><text:line-break/>法國“黃馬甲”運動期間，員警過度使用化學噴霧、催淚瓦斯、橡皮子彈等鎮暴手段。近期英北愛爾蘭等地示威活動中，員警暴力執法也造成多起受傷流血事件，激起民憤。 <text:line-break/><text:line-break/>2021年2月26日，在聯合國人權理事會第46屆會議期間，多位聯合國人權問題特別報告員以及專家發表聯合聲明，呼籲美國政府採取廣泛的改革措施，制止員警暴力行為，並大力解決系統性種族主義和種族歧視問題。特別機制專家對美法律和政策允許執法人員在“合理”情況下使用致命武力表示關切，敦促美解決日益嚴重的警務“軍事化”問題。4月21日，聯合國人權高專巴切萊特就佛洛德案表示，對侵犯人權的執法官員有罪不罰現象必須終止；必須採取有力措施，防止發生更多任意殺戮行為。 <text:line-break/><text:line-break/>第二宗罪：掠奪 <text:line-break/><text:line-break/>西方國家的發達史，一定程度上是一個少數人在全世界對絕大多數人剝削掠奪的歷史。美國同盟體系仰仗軍事武力、經濟地位和制裁大棒，威逼利誘他國放棄正當權益、任其宰割，以赤裸裸方式實現對資源和財富的掠奪。 <text:line-break/><text:line-break/>◆美國及其盟友通過戰爭等手段掠奪海灣國家石油、糧食等資源。 <text:line-break/><text:line-break/>2003年3月20日，美英聯軍在未經聯合國安理會授權的情況下向伊拉克發起軍事行動。美提出一系列開戰理由，包括薩達姆政府嚴重侵犯人權、伊拉克可能擁有核武器或其他大規模殺傷性武器等。2021年4月，美副總統哈裡斯在參加有關就業和基建政策活動時，親口承認“數年來和數代人以來的戰爭是為了爭奪石油而打響的”。2003年發動伊戰前夕，時任英外交大臣斯特勞證實，增進英和全球能源供應安全是英戰略利益所在。2016年7月，曾參與對伊戰爭決策的英前副首相普萊斯考特發表文章稱，自20世紀50年代起，確保以優惠條件獲得波斯灣石油產品一直是英利益所在。伊拉克前副總理塔里克·阿齊茲曾表示，針對伊拉克的威脅純粹是為了石油，美國的政策就是要奪走海灣國家的石油。英國BBC報導，布希政府在“9·11”之前就制定了控制伊拉克石油計畫的檔。英國智庫新經濟基金會前任政策主管希姆斯稱，過去的一個世紀，美國和英國在尋求控制超過它們份額的石油儲備時在全球各地留下了衝突、社會動盪和環境破壞的惡果。 <text:line-break/><text:line-break/>2021年3月20日，敘利亞石油和礦產資源部長巴薩姆·圖馬在接受敘國家電視臺採訪時稱，美國及其盟友如同海盜一般，覬覦著敘的石油財富。美國目前控制著敘東北部90%的原油資源，美軍及其盟友對當地的佔領，導致該國石油產業的總損失超過920億美元。俄羅斯國防部長紹伊古訪問義大利時曾指出，美國正通過掠奪屬於敘利亞人民的石油資源來養肥本國石油生產商和軍火商。俄羅斯專家伊戈爾·尤什科夫表示，美國之所以不願從敘北部撤離就是為掠奪敘石油資源。他們利用武裝部隊保衛石油走私，並報復任何阻止走私的行動。 <text:line-break/><text:line-break/>以美國為首的聯軍還多次走私、燒毀敘利亞小麥。2020年5月，美軍在敘東北地區哈塞克省南部的沙達迪村莊用阿帕奇武裝直升機投放燃燒彈，將當地小麥作物化成灰燼，造成14名敘普通民眾死亡，損失近5000萬美元。 <text:line-break/><text:line-break/>據敘利亞阿拉伯通訊社2021年6月9日的報導，有20輛美軍佔領部隊的卡車在敘利亞滿載著偷來的小麥向伊拉克北部行進，美軍佔領部隊與敘利亞當地民兵組織勾結，每天都在竊取和掠奪敘利亞的石油和糧食，隨後銷售換取資金。6月16日，該通訊社報導，美軍佔領部隊又從敘利亞偷竊小麥，以美國為首的聯軍還在敘利亞代爾祖爾省東部綁架多名平民。 <text:line-break/><text:line-break/>敘利亞曾經是糧食出口國，連年戰亂讓它如今面臨“糧荒”，需要進口才能滿足內需。 <text:line-break/><text:line-break/>◆美國推行美元霸權，不斷通過非常規貨幣政策掠奪其他國家資產。 <text:line-break/><text:line-break/>1944年7月，佈雷頓森林體系成立，美元成為國際貨幣，美成為世界貨幣霸主。1971年8月美元與黃金脫鉤，但其後美通過OPEC綁定石油美元，維持美元霸權地位。長期以來，美根據自己的經濟週期，在“開閘放水”和“關閘斷流”間反復切換，持續推高並引爆新興市場和發展中國家金融風險，在美元大進大出過程中洗劫各國外匯儲備，掠奪優質資產，攫取巨額利潤，剪全世界的“羊毛”。新冠疫情暴發以來，為挽救美經濟和股市，美聯儲開啟無限量化寬鬆，進入大舉購債模式，短短幾月內資產負債表擴張了65%，總額最高達到7.22萬億美元，基礎貨幣一下子多冒出來3萬億美元。這些增發的大量美元流動到世界各地，給全球經濟金融市場帶來巨大衝擊，造成大宗初級商品甚至糧食價格大幅上漲，導致其他國家特別是發展中國家經濟被迫承受疫情後二次打擊、更加脆弱不堪。 <text:line-break/><text:line-break/>歐元誕生後，在世界貿易結算中比重不斷上升，不時遭美打壓。美還把控全球美元結算清算體系，並利用該體系阻斷被美制裁的國家、企業、個人進行國際結算清算，對被制裁者進行致命打擊。目前，美仍依靠美元在儲備貨幣和全球結算清算體系中享有霸權地位。 <text:line-break/><text:line-break/>◆美國及其盟友軍事化掠奪導致非洲難民數量激增，並通過礦產資源開發侵佔非洲利益。 <text:line-break/><text:line-break/>2018年6月18日，伊朗學者娜紮甯·阿爾馬尼安在西班牙電子報刊《公眾報》撰文《“阿奎裡厄斯”號難民船和對非洲掠奪軍事化的五個證明》的文章稱，自1991年（蘇聯解體）以來，美國領導的多場戰爭迫使近5600萬人不得不離開他們在中東和非洲的家園，目前的難民潮與北約對非洲進行的新軍事化掠奪直接相關。美國大西洋理事會的非洲問題分析師彼得·法姆認為，佔有非洲儲量豐富的油氣資源和其他戰略資源，並確保不讓有利害關係的協力廠商，如中國、印度、日本、俄羅斯等，對非洲資源獲得壟斷或優惠待遇，是北約實施非洲軍事化的目標之一。2021年9月，坦尚尼亞《每日新聞》報專欄作家尼奧卡發表題為《誰在坐享我們的礦產資源？》的文章，談及歷史上西方帝國主義國家對非洲資源的大肆掠奪，而這種現象至今仍在繼續。納米比亞前總統努喬馬認為，非洲完全不可能過濾掉礦業領域中的帝國主義因素，因為這個領域一直由西方國家掌控。 <text:line-break/><text:line-break/>◆英國佔有大量海外領地，維繫非法殖民政府。 <text:line-break/><text:line-break/>英國自16世紀起不斷侵佔海外殖民地，至20世紀20年代達到高峰，當時英擁有世界上超過四分之一的土地，號稱“日不落”帝國。英國學者指出，“英國強大的時候領土增加了111倍，它從殖民地收集的文物也增加了100倍”。目前，英仍有14塊遠離本土的海外領地，總面積173萬平方公里、總人口26萬。其中，英拒不歸還查戈斯群島引發較大爭議。查島位於印度洋，是模里西斯原有領土，1810年被英佔領。1965年，作為毛獲得獨立的附加條件，查島從毛領土分離出去成為“英屬印度洋領地”，英“承諾”適時將查島歸還毛政府。但之後英不僅未予歸還，還用盡各種非人道手段驅逐群島上數以千計的原住民，支持美在島上興建軍事基地。2019年2月，國際法院作出諮詢意見，明確指出英佔據查島是非法行為，英有義務儘快終止對查島行政管轄。5月，聯大以116票贊成、6票反對通過確認英對查島統治是非法行為，並要求英在6個月內將查島歸還給模里西斯的決議。但英迄今未履行該決議，公然踐踏國際法治。毛總理賈格納特指責稱，英不能一邊宣稱自己是國際法衛士，一邊維繫一個非法的殖民政府。 <text:line-break/><text:line-break/>◆法國長期通過“殖民遺產”，控制非洲國家的經濟命脈。 <text:line-break/><text:line-break/>當歐元誕生、法國法郎被廢除時，非洲法郎轉而和歐元以固定比例掛鉤。每次法國經濟下滑，非洲法郎區國家都會連帶遭殃。非洲法郎發行權不在次區域貨幣聯盟成員國手中，無法靈活調控本幣幣值，抑制了西非、中非國家的出口競爭力。由於大多數外匯掌握在法國人手裡，非洲法郎區國家對外貿易也受到法國的種種限制。2017年，在貝南爆發了公開焚燒西非法郎的抗議活動。馬里、塞內加爾等國也發生了抵制非洲法郎的遊行。 <text:line-break/><text:line-break/>第三宗罪：侵權 <text:line-break/><text:line-break/>美國同盟體系玩弄國際規則，對國際法合則用、不合則棄，以強權挑戰公理，歪曲國際法粉飾惡行，只為謀取一己私利。 <text:line-break/><text:line-break/>◆美國拒絕參與或退出國際公約、組織。 <text:line-break/><text:line-break/>過去一段時間，美國在國際上奉行“本國優先”，大搞毀約退群，嚴重損害了多邊主義，削弱了以聯合國為核心的國際體系。包括：拒絕批准承認工人享有結社權利的1948年《結社自由和組織權利保護公約》；拒絕簽署謀求和平解決朝鮮問題和印支問題的1954年日內瓦協議；拒絕批准1979年《消除對婦女一切形式歧視公約》；拒絕簽署美曾主張且經大多數國家同意的1982年《聯合國海洋法公約》；1984年，以聯合國教科文組織“過於政治化”為由，第一次退出該組織；是世界上唯一沒有批准1989年聯合國大會通過的《聯合國兒童權利公約》的國家；拒絕批准1997年《京都議定書》；未批准1998年國際刑事法院《羅馬規約》；2001年，獨家拒絕達成《禁止生化武器公約》旨在建立核查機制的公約議定書，並阻擋至今；2017年1月，以“跨太平洋夥伴關係協定（TPP）”會摧毀美製造業為由退出TPP；2017年6月，身為全球溫室氣體排放大國，宣稱《巴黎協定》使美處於不利位置，決定退出該協定並重啟化石燃料開採計畫；2017年10月，以聯合國教科文組織內部亟待改革等為由，第二次退出該組織；2017年12月，因《移民問題全球契約》與美政府現行難民政策和特朗普移民原則不符，宣佈退出該協議；2018年5月，認為伊核問題全面協議是“一個巨大的謊言”“史上最吃虧的協議”“存在災難性缺陷”，宣佈退出該協議；2018年6月，稱聯合國人權理事會對以色列“存在偏見”及“無法有效保護人權”，宣佈退出該組織；作為對巴勒斯坦因美國搬遷駐以色列大使館至耶路撒冷一事將美告上國際法院的回應，美宣佈退出涉及國際法院管轄問題的《維也納外交關係公約關於強制解決爭端之任擇議定書》；2019年8月，宣佈《中導條約》失效，並立即著手研發此前受限的陸基常規中程導彈；2020年4月，停止資助世衛組織，並於7月宣佈退出該組織（2021年初拜登上臺後宣佈重返）；2020年5月，美決定退出《開放天空條約》，同年11月宣佈正式退出該條約。 <text:line-break/><text:line-break/>◆美國及其盟友在海外軍事戰爭中大肆侵犯人權。 <text:line-break/><text:line-break/>2020年12月30日，聯合國人權理事會雇傭軍問題工作組發表聲明，稱時任美國總統特朗普宣佈赦免在伊拉克犯下戰爭罪的4名黑水公司雇員違反美承擔的國際法義務，呼籲《日內瓦公約》所有締約國共同譴責美上述行為。12月23日，人權高專辦發言人發表聲明，對特朗普赦免有關人員深表關切，稱此舉將助長有罪不罰現象，鼓勵其他人今後犯同樣罪行。2021年4月12日，聯合國人權高專巴切萊特發表聲明，對英國議會正在審議的“海外行動（現役和退伍軍人）法案”可能包庇那些實施酷刑等嚴重罪行的英海外軍人表示關切，指出該法案顯著降低了追究嚴重侵犯人權的海外軍人責任的可能性。2020年10月5日，10位人權理事會特別機制專家也曾對該法案表示關切，稱該法案使在海外服役的士兵免受非法殺害和酷刑指控，違反了人權法、國際刑法和國際人道法。2021年4月14日，人權理事會單邊強制措施對人權負面影響問題特別報告員等發表聯合聲明，批評美國名為“正義的獎賞”的反恐獎賞計畫侵犯人權，表示許多美認定的涉恐人員無法獲得正當司法程式。美國通過懸賞嫌疑人員資訊，鼓勵其他人侵犯這些人的人權。 <text:line-break/><text:line-break/>◆美國多年來對多國實施長臂管轄和單邊制裁。 <text:line-break/><text:line-break/>美國長期依據美337條款、《反海外腐敗法》《湯瑪斯法》等國內法，肆意對其他國家和企業實施長臂管轄，發起單方面制裁。截至目前，美已對世界上近40個國家實施過經濟制裁，並獲得巨額收益，全球近一半人口受其影響。從2009年至2017年，美僅從歐洲就通過長臂管轄獲得1900億美元收益，並獲取大量企業資料，阿爾斯通等企業受制裁後被美企收購。 <text:line-break/><text:line-break/>2015年到2019年間，美國政府對委內瑞拉採取了350多項單邊強迫性措施。聯合國人權高專巴切萊特表示，美國對委內瑞拉實施的新一輪單邊制裁，措施涉及面十分廣泛，導致委內瑞拉主要貨物已經嚴重短缺，可能會嚴重侵犯該國人民的人權。 <text:line-break/><text:line-break/>2018年，土耳其以涉嫌參與“居倫運動”和間諜罪為名逮捕美國牧師並判處有期徒刑。美國在外交管道溝通無果的情況下，單方面宣佈對土耳其輸美鋁製品加征關稅。在美國的經濟制裁下，2018年8月土耳其貨幣里拉暴跌18%，土匯市陷入混亂。 <text:line-break/><text:line-break/>2019年，美商務部工業與安全局對華為所有子公司實施禁供。2019年6月至今，美陸續將中國200多家企業列入制裁名單。<text:line-break/><text:line-break/>2020年4月，聯合國7名人權專家呼籲美國解除對古巴的經濟和金融制裁，稱制裁阻礙了人道機構説明該國衛生系統抗擊新冠疫情，美國對古巴的禁運和對其他國家的制裁嚴重破壞了國際社會為遏制新冠大流行、治療病患和挽救生命開展的合作。 <text:line-break/><text:line-break/>美迄已對伊朗實施了1600余項單邊制裁，涵蓋石油、金融、航運、汽車等伊國民經濟各個領域。儘管美一再宣稱對伊制裁不包括人道主義領域，但伊在制裁影響下長期無法通過正常管道採購藥品等物資，造成伊國內缺醫少藥的人道主義困境。特朗普政府對伊採取“極限施壓”政策，以“長臂管轄”阻嚇全世界與伊開展正當合理的經貿往來，中國多個實體和個人因此受美制裁。伊總統稱，僅特政府退出伊核全面協議後恢復、新增的制裁就使伊蒙受2000多億美元經濟損失。新冠肺炎疫情暴發後，美阻止國際貨幣基金組織向伊發放抗疫貸款，亦不允許韓國、日本等盟國解凍伊海外資金，導致伊購買醫療物資和新冠疫苗求告無門。美還對敘利亞、葉門等深陷戰亂的國家揮舞制裁大棒，進一步衝擊其脆弱經濟社會基礎，釀成了比戰爭更嚴重的人道主義災難。 <text:line-break/><text:line-break/>2021年3月，聯合國人權高專辦發表專家報告，批評美長期依據國內法對其他國家施加制裁，侵犯了中國、古巴、海地、伊朗、尼加拉瓜、俄羅斯、敘利亞、委內瑞拉、辛巴威等國人權。 <text:line-break/><text:line-break/>美國還阻撓國際司法機構正常工作。2020年3月，國際刑事法院批准對美軍事和情報人員在阿富汗所涉戰爭罪和危害人類罪展開調查，受到美同盟體系極力阻撓。6月，特朗普宣佈將對參與有關調查人員實施經濟制裁和入境限制。9月，蓬佩奧宣佈制裁國際刑事法院首席檢察官本蘇達和管轄、互補與合作部門負責人莫喬喬科。國際刑事法院指出，美制裁對該院和《羅馬規約》下國際刑事司法系統、法治構成嚴重衝擊，美方“又一次試圖干涉國際刑事法院的司法獨立性”。 <text:line-break/><text:line-break/>◆“五眼聯盟”國家對他國及本國民眾實施大規模監控。 <text:line-break/><text:line-break/>“五眼聯盟”國家長期實施大規模網路竊密、監控和攻擊活動，並要求科技公司在加密應用程式中“開後門”。美在網路竊聽監控方面投入大量資金和人力資源，2018年美情報總經費高達805億美元。2013年10月德國政府稱，默克爾總理行動電話可能遭到美情報機構監聽。2015年“維琪揭密”網站爆料，美國家安全局曾對法國總統希拉克、薩科齊、奧朗德實施監聽。2021年5月，媒體曝出美國監聽歐洲盟國醜聞，美國國家安全局2012至2014年間利用丹麥的資訊電纜，監聽德國、法國、挪威、瑞典等國政要短信和電話通話內容。 <text:line-break/><text:line-break/>同時，美動用網路手段，對全球普通民眾進行大規模監聽監控。2013年6月，美國安局前雇員斯諾登披露“棱鏡”專案機密檔顯示：美每天收集全球各地近50億條行動電話記錄；秘密侵入雅虎、穀歌在各國資料中心之間主要通信網路，竊取數以億計的使用者資訊，肆意追蹤民眾的私人關係與社會活動；多年來一直監控手機應用程式，抓取個人資料等。“棱鏡計畫”曝光引發民眾強烈反應，多國輿論對美國監控全球網路表示強烈質疑和不滿。此外，從20世紀70年代開始，美情報部門一直操控著總部設在瑞士的加密設備供應商克裡普托公司，一邊向外國政府和企業出售加密機賺取巨額利潤，一邊通過解碼該公司加密技術竊取超過120個國家的機密資訊。 <text:line-break/><text:line-break/>◆聯合國人權理事會多次發表聲明，對美多種侵犯人權行為表示關切。 <text:line-break/><text:line-break/>2020年12月29日，人權理事會單邊強制措施對人權負面影響問題特別報告員發表聲明，稱美國《凱撒敘利亞平民保護法》阻礙敘重建民用設施，導致敘本已十分嚴峻的人道主義局勢雪上加霜。該法壓制敘人民的住房權、健康權、適足標準生活權和發展權。美阻礙敘重建醫院，將威脅敘全體人民的生命權。 <text:line-break/><text:line-break/>2021年2月23日，人權理事會酷刑問題特別報告員等16名特別機制專家發表聯合聲明，呼籲美關閉關塔那摩拘留中心並向被拘押者提供補償，要求美政府在審議關閉關塔那摩拘留中心時，妥善處理對現有40名被拘押者侵犯人權的行為，包括酷刑和虐待行為。美政府應確保那些遭受強迫失蹤、任意拘留、酷刑、基本權利被剝奪的人獲得賠償，並以獨立、公正方式調查、起訴相關秘密拘留、不公正審判等指控。 <text:line-break/><text:line-break/>3月2日，人權理事會當代形式種族主義和種族歧視問題特別報告員等多名特別機制專家對美國南部路易斯安那州環境污染問題表示嚴重關切，稱在該地區開發石化設施不僅嚴重污染周圍的水和空氣，而且導致居民健康問題，環境種族主義嚴重威脅非洲裔美國人包括生命權、健康權、適足住房權和文化權在內的各項人權，美聯邦環境法規未能保障非洲裔美國人合法權利。 <text:line-break/><text:line-break/>3月4日，人權理事會單邊強制措施對人權負面影響問題特別報告員發表聲明，表示美政府以宣佈國家緊急狀態為由，實施單邊強制措施，嚴重侵犯人權，《公民權利和政治權利國際公約》僅允許國家在面臨生存威脅的緊急狀態時中止對部分權利的保護，但美緊急狀態經常違反上述原則。敦促美不得以長期國家緊急狀態為由對別國實施單邊強制措施。 <text:line-break/><text:line-break/>◆美國“骨肉分離”移民政策強迫兒童和父母分離，嚴重危及移民的生命權、尊嚴和自由權等多項人權。 <text:line-break/><text:line-break/>美國臭名昭著的“骨肉分離”移民政策即為美司法部推出的對非法入境者“零容忍”政策。2018年4月，美邊境執法人員為遏制非法入境者數量，任何非法入境者將受到“關押、審判、遣返”，其未成年子女將另行安置，導致不到兩個月內近2000名未成年人和父母分離。媒體披露移民兒童被關押在“大型籠子”裡的畫面和哭喊尋找父母的錄音，稱被分離兒童可能面臨暴力執法，臨時安置點破舊簡陋，兒童身心健康狀況堪憂。 <text:line-break/><text:line-break/>美倒行逆施引發國際社會強烈譴責。墨西哥外長公開批評有關政策“殘忍”、“不人道”。薩爾瓦多政府呼籲美國政府將未成年人保護置於移民問題之上，不能以侵犯人權的方式粗暴解決移民問題。瓜地馬拉政府發表聲明，呼籲美方重新考慮有關移民政策，切實保障危移民的基本人權。洪都拉斯外交部表示，把兒童強行和父母分開，將導致他們在異國他鄉獨自面對司法程式，這是不人道的做法。2018年6月，聯合國人權理事會發佈聲明稱，美有關政策違反國際人權標準，堪比“酷刑”。聯合國秘書長發表聲明表示，難民和移民應得到有尊嚴的對待，對難民和移民的處理應符合國際法。聯合國人權高專侯賽因指出，“骨肉分離”將對移民子女造成不可逆的終生影響，極其不道德。 <text:line-break/><text:line-break/>迫于壓力，美時任總統特朗普2018年6月簽署行政令叫停“骨肉分離”政策，但繼續實施“零容忍”政策，將非法移民與其未成年子女一併收押。然而，2019年11月，聯合國發佈後續調查報告顯示，美仍關押超過10萬非法移民兒童，侵害兒童權益情況頻仍。2021年6月，美國土安全部公佈資料顯示，拜登政府迄今僅促成7名兒童與父母團圓，目前仍有2127名兒童未能與父母團聚，美對移民生命權、尊嚴和自由權等多項人權的侵犯仍未停止。 <text:line-break/><text:line-break/>◆因懷疑藏匿斯諾登，美國協調迫降玻利維亞總統專機。 <text:line-break/><text:line-break/>2013年7月2日，美國懷疑玻利維亞總統莫拉萊斯藏匿斯諾登，協調義大利、法國、西班牙和葡萄牙四國禁止玻利維亞總統專機進入本國領空，導致專機迫降在奧地利首都維也納，並遭強行檢查，直到確認沒有斯諾登的蹤跡才放行。玻利維亞國防部長薩阿韋德拉稱，美國政府是玻利維亞總統莫拉萊斯藏匿斯諾登這一謠言的幕後黑手，謠言是美國政府製造的。他強調，玻利維亞的航空旅行權利受到了侵犯，“這是一種暴行，違反了國際航空運輸公約和協定。”厄瓜多爾外交部長認為這是一個巨大的冒犯，他將呼籲南美聯盟與外交部長舉行一次特別峰會，討論這個問題。古巴外交部發表聲明譴責這一事件，認為這一毫無根據和武斷的行為，冒犯了整個拉丁美洲和加勒比地區。 <text:line-break/><text:line-break/>◆美國及其盟友以人道主義之名行對外干涉之實，自身人權狀況卻每況愈下。 <text:line-break/><text:line-break/>國際勞工組織（ILO）國際勞工公約和建議書實施專家委員會（CEACR）分別於2012年、2013年、2014年、2016年、2019年、2020年接連就美國使用童工問題發表評論，多次對美大量18歲以下農場童工遭遇嚴重工傷事故表示關切。2014年，國際勞工標準實施委員會（CAS）將美違反ILO第182號公約的案件列為重點國別案件之一。美丹佛大學網站披露，目前在美至少有50余萬人生活在現代奴隸制下，被強迫勞動。美強迫勞動現象無處不在，在家政、農業種植、旅遊銷售、餐飲行業、醫療和美容服務等23個行業或領域販賣勞動力現象尤為突出。CEACR在2017年就美履行第105號公約指出，美應在聯邦層面出臺必要措施，減少刑事司法體系中種族不平等現象。 <text:line-break/><text:line-break/>據統計，德國2020年極右翼犯罪高達2.3萬起，其中反猶罪行增長近16%。歐盟兩性薪酬差距高達21%，三分之一女性曾在15歲後遭受過身體暴力或性暴力。歐盟在難民安置問題上推諉扯皮，為了自身利益絲毫不顧難民人權，希臘難民營大火至今仍讓人心有餘悸。歐盟邊防機構拒絕難民船隻登岸，甚至把難民“推回大海”，令人髮指。 <text:line-break/><text:line-break/>第四宗罪：破壞 <text:line-break/>長期以來，美國及其盟國熱衷顛覆別國政權，培植地區代理人，刻意製造對抗，只破不立，枉顧國際法和國際規則，肆意侵犯他國權益，成為地區穩定的最大破壞者。 <text:line-break/><text:line-break/>◆美國夥同盟友大搞“顏色革命”，干涉他國內政。 <text:line-break/><text:line-break/>美波士頓學院副教授奧羅克在《隱蔽的政權更迭：美國的秘密冷戰》一書中寫道：僅在1947年至1989年的42年間，美實施了64次隱蔽的政權更迭行動和6次公開行動。冷戰結束後，美更加肆無忌憚地推行干涉主義，頻繁輸入“顏色革命”，包括：2003年底，以議會選舉計票“舞弊”為由，逼迫格魯吉亞總統謝瓦爾德納澤辭職，扶持反對派薩卡什維利當選總統，即“玫瑰革命”；2004年10月，炮製烏克蘭大選“舞弊”醜聞，煽動烏青年上街遊行，扶持尤先科在重新選舉中當選總統，即“橙色革命”；2005年3月，煽動吉爾吉斯斯坦反對派抗議議會選舉結果，最終演變成騷亂，總統阿卡耶夫被迫逃亡並宣佈辭職，即“鬱金香革命”。過去10年間，美國入侵了20多個國家或策動了有關國家政權更迭，並多次介入與操作中東歐、中亞以及西亞北非一些國家的“顏色革命”。2020年10月20日，俄聯邦對外情報局局長納裡什金表示，美國正在計畫準備在莫爾達瓦掀起“顏色革命”。2021年2月18日，俄羅斯總統新聞秘書佩斯科夫表示，歐洲人權法院要求俄當局立即釋放反對派政治家納瓦利內的裁決失之偏頗，讓人產生諸多疑問。俄司法部長崔琴科表示，歐洲人權法院的決定無法律依據，是干涉俄國內訴訟事務的重大企圖。2021年4月，英國《晨星報》文章解密外交檔顯示，美國和英國為獲得金屬鋰資源參與策劃了玻利維亞的軍事政變。在玻利維亞爭取社會主義運動党總統莫拉萊斯被迫辭職後，英國駐玻大使館支持了玻新政權，政變後發生了致命的暴力事件，受到了人權組織的譴責。 <text:line-break/><text:line-break/>◆美國及其盟友在中東等地區留下無法收拾的爛攤子。 <text:line-break/><text:line-break/>美國及其盟友頻繁在中東製造亂局，嚴重削弱了地區國家實力，導致“基地”組織、“伊斯蘭國”坐大，地區陷入難以消弭的安全和治理赤字。美、英、澳大利亞等聯軍士兵在中東橫行霸道，虐囚、姦淫、擄掠、濫殺平民的暴行屢見不鮮，其暴戾殘忍程度毫不亞于恐怖分子。 <text:line-break/><text:line-break/>美在中東慣於拉一派打一派，刻意製造地區矛盾，分化中東國家，自己則大搞“離岸平衡”。近年來美在海灣高調渲染“伊朗威脅”和教派對立，逼迫地區國家選邊站隊。特朗普政府一方面單邊退出伊核協議，要求將伊朗導彈計畫、地區政策問題納入談判範圍，另一方面對伊進行有罪推定，將地區石油設施遇襲、油輪爆炸等事件悉數與伊或其代理人掛鉤，意在坐實伊地區“惡行”，挑動地區國家不安全感。2020年初美悍然襲殺伊革命衛隊聖城部隊指揮官蘇萊曼尼，地區緊張局勢驟然升級。 <text:line-break/><text:line-break/>◆英法等國在被迫結束殖民統治時，為延續自身影響埋下種種禍根，至今仍抱有“殖民者執念”。 <text:line-break/><text:line-break/>“分而治之”是英國在殖民地管理的重要手段。一是遺留印巴矛盾。英佔領印度後，利用種姓、教派矛盾極力挑撥離間印各階層、各社會集團關係，以強化自身作用，維護殖民統治。1947年6月，印總督蒙巴頓提出方案，將印分為印度教徒為主體的印度斯坦和伊斯蘭教徒為主的巴基斯坦，向二者分別移交政權。印巴分治後，雙方教徒發生大量摩擦和衝突，彼此矛盾和仇恨加深，並在喀什米爾歸屬問題上引發戰爭。二是促生巴以衝突。巴勒斯坦原系奧斯曼帝國屬地。一戰期間，英出於戰略需要，一方面支援巴地區的阿拉伯人反抗奧斯曼帝國，另一方面卻支持猶太復國運動，贊成猶太人在巴地區建立一個民族家園。此後，巴以衝突不斷，至今未停。三是製造賽普勒斯矛盾。塞靠近希臘和土耳其，島上希土兩族分別將兩國視為母國。塞曾淪為英殖民地，在塞謀求獨立過程中，英故伎重施，挑撥希土矛盾，並推動塞問題國際化。後希土兩族爆發武裝衝突，塞形成南北分裂局面，至今兩族矛盾未能解決。 <text:line-break/><text:line-break/>歐洲國家“新干涉主義”大行其道，對非洲國家領導人大搞“順我者昌、逆我者亡”，背後慫恿甚至派兵介入象牙海岸等國內戰，破壞次區域和平穩定。英、法、德、荷派軍艦到南海耀武揚威。歐洲議會、捷克等出臺涉台決議，安排官員、議員訪台，公然為台獨分子張目，嚴重破壞台海和平穩定。歐洲議會打著“維護人權”旗號，授予被中國司法機關依法判刑的犯罪分子“薩哈羅夫獎”，粗暴干涉中國內政，侵犯中國司法主權。2021年3月，歐盟基於謊言和虛假資訊，以所謂新疆人權問題為藉口對中國有關個人和實體實施單邊制裁，粗暴干涉中國內政，公然違反國際法和國際關係基本準則，嚴重損害中歐關係。 <text:line-break/><text:line-break/>第五宗罪：撒謊 <text:line-break/><text:line-break/>為維護自身利益、排擠打壓異己，美國及其盟友撒謊成性、眾口鑠金，毫無底線炮製不實證據和虛假言論，並以謊言為藉口一次次欺騙世人、挑起衝突和爭端。 <text:line-break/><text:line-break/>◆美國以“洗衣粉”為由，與盟友挑起伊拉克戰爭。 <text:line-break/><text:line-break/>2003年2月5日，聯合國安理會召開會議，專門討論伊拉克局勢。時任美國國務卿鮑威爾在會上拿出一個裝有白色粉末的試管，聲稱是伊拉克正在研製化學武器的證據。2003年3月20日，美英聯軍以此為由發動了伊拉克戰爭，直到2011年12月撤離，但美國至今未能證實伊確實存在大規模殺傷性武器。2014年，俄羅斯總統普京在接受媒體採訪時就西方國家一直指責俄秘密吞併烏克蘭東部回應說：“證據呢？拿出來讓我們瞧瞧。整個世界都記得，美國國務卿出示的關於伊拉克大規模殺傷性化學武器的證據，就是那瓶裝有不明物體的試管，裡面搞不好是洗衣粉。” <text:line-break/><text:line-break/>◆美國編造“戰爭英雄”林奇故事。 <text:line-break/><text:line-break/>2003年4月，美國軍方公佈了一名名為潔西嘉·林奇的女兵在伊拉克戰場的英雄事蹟：林奇與戰友遭遇伏擊，林奇在敵眾我寡的情況下拼死抵抗直至被俘。之後美國軍方又稱，林奇被俘後遭受了強暴和虐待。消息一出，美國上下群情激憤。美國立即派出特種部隊前去營救林奇並很快將其救出。CNN全程拍攝了這場行動，並在幾天後公佈了營救行動畫面。通過這場行動，美軍的士氣得到極大的提振，美國民眾的愛國熱情瞬間被點燃，林奇的事蹟也被拍為電影。 <text:line-break/><text:line-break/>然而實際上，林奇在戰爭中一槍未開。遭遇伏擊後，林奇與戰友乘坐的軍車被擊中而撞上另外一輛車，導致林奇受重傷。伊拉克醫護人員救了林奇，並主動聯繫美軍希望他們接走林奇。而美國軍方拒絕了他們的請求。根據醫院醫生回憶，醫院領導提前告知了他們美方的計畫，美軍“表演”了救走林奇。 <text:line-break/><text:line-break/>2007年4月，林奇在美眾議院聽證會上陳述了事情的真相。林奇稱，其身受重傷被俘，受到伊醫護人員善待和良好的治療，美國防部是在利用其拍攝虛假的英雄宣傳紀錄片。 <text:line-break/><text:line-break/>◆以美國為首的北約利用種族滅絕謊言悍然發動科索沃戰爭。 <text:line-break/><text:line-break/>1999年3月24日，以美國為首的北約向南斯拉夫發起空襲，為期78天的科索沃戰爭爆發。戰爭共造成2000多人死亡，6000多人受傷，近100萬人淪為難民，給南聯盟造成的經濟損失超過2000億美元。1999年4月7日，時任美國防部長威廉·科恩表示，科索沃的大規模屠殺駭人聽聞，表明這是一場結束種族滅絕的正義鬥爭。時任美國總統克林頓稱：“至少10萬（科索沃阿爾巴尼亞族）人失蹤。北約是有計劃阻止種族清洗和屠殺。”CNN報導，克林頓指責塞爾維亞人對科索沃的種族清洗類似于二戰期間的猶太人大屠殺，試圖為他派遣美軍到南斯拉夫作戰的決定造勢。《華盛頓時報》1999年11月報導，克林頓政府被指誇大被塞爾維亞人殺害的阿族人數量。美國作家約瑟夫·拉法指聯軍誇大阿族人死亡人數，以便把“制止種族滅絕”作為轟炸行動的理據。此外，《聯合國憲章》不允許軍事干預其他主權國家，例外的少數情況需聯合國安理會決定，但美國及北約的這次行動並未經聯合國授權。 <text:line-break/><text:line-break/>◆美國及其盟友自導自演化武襲擊，發起敘利亞戰爭。 <text:line-break/><text:line-break/>2011年初，敘利亞反政府示威活動蔓延全國，示威者與政府軍衝突逐漸升級，後演變為內戰。在美國資金支援下，敘利亞民防組織（白頭盔）自導自演平民受空襲和受化學武器攻擊影片，將矛頭指向敘政府。美、英、法三國政府進而宣稱敘政府使用化武攻擊平民，並對敘有關目標定點空襲。聯合國2019年的一份報告認為，美西方聯軍可能沒有將襲擊目標指向特定軍事目標，或者沒有採取必要預防措施，可能構成戰爭罪。俄羅斯常駐歐盟代表弗拉季米爾·奇若夫稱，“白頭盔”曾多次使用這種伎倆栽贓敘利亞和俄羅斯政府。“白頭盔”對這些“演員”進行專業訓練，這些演員曾出現在多個不同的化武襲擊視頻裡。據俄羅斯媒體與敘利亞官方媒體報導，除了進行所謂的人道主義援助以外，“白頭盔”長期偽造新聞，混淆視聽，受到美國、英國、德國、丹麥、荷蘭、比利時等西方國家的大量資助。 <text:line-break/><text:line-break/>◆美國及其盟友圍繞新冠肺炎疫情謊話連篇，企圖轉移對本國抗疫不力的指責。 <text:line-break/><text:line-break/>新冠肺炎疫情發生以來，美等西方國家政府不但未遵循世衛組織指南採取有效的防疫措施，反而不斷指責和質疑中國，從隔岸觀火到等待所謂“群體免疫”，利用一系列謊言麻痹本國民眾，包括“病毒系武漢病毒實驗室洩漏”、“病毒起源於武漢”、“中國政府反應慢導致疫情蔓延至全球”。特朗普和蓬佩奧多次聲稱已看到病毒來自武漢病毒研究所的新證據。美國防部主要承包商之一“多機構協作環境組織”發佈錯漏百出的30頁核心資料包告，聲稱綜合社交媒體資訊、衛星圖像、手機定位資料分析，武漢病毒研究所2019年10月曾發生某種“危險事件”。2021年初，世衛組織專家赴華開展新冠病毒溯源研究工作，專家組認為實驗室洩露病毒極不可能，但美西方無視並公開質疑專家組報告。世衛組織官網資訊顯示，早在2020年1月3日中國官員就向世衛組織提供了在武漢發現“不明原因病毒性肺炎”聚集性病例的資訊；1月5日，世衛組織通過所有會員國均可查閱的《國際衛生條例（2005）》事件資訊系統分享了關於不明原因肺炎聚集性病例的詳細資訊，並建議會員國採取預防措施，降低急性呼吸道感染的風險。然而，當時的西方國家未採取任何有效的預防措施。 <text:line-break/><text:line-break/>◆美國污蔑中國對南海“軍事化”，聯合盟國對南海加強軍事部署。 <text:line-break/><text:line-break/>近年來，美國一方面頻繁在南海開展所謂的“航行自由”、聯合日本、菲律賓等盟國加強軍事部署，另一方面指責中國對南海進行“軍事化”，誤導國際輿論。據不完全統計，2017年至2020年，美國在南海的“航行自由行動”次數多達15次。此外，美國在南海周邊地區加強了軍事力量的部署，特別是高精尖戰略武器的配置，並持續謀求與菲律賓、越南、日本等國加強軍事夥伴關係，同時在亞太地區努力謀求與盟國夥伴的合作。澳大利亞東亞論壇網站2017年5月2日文章指出，一些西方分析人士在南海問題研究中偏袒美國導致媒體曲解事實。美國把商業航行與實施具有挑釁性的軍事情報收集、監視活動等混為一談，然後宣稱中國在其專屬經濟區內和上空干擾美軍艦艇和飛機，違反自由航行準則。 <text:line-break/><text:line-break/>◆美國編造新疆“種族滅絕”彌天大謊，拉攏盟友對華制裁。 <text:line-break/><text:line-break/>近兩年來，美國拉攏西方一些反華勢力，基於鄭國恩等偽學者杜撰的所謂“涉疆研究報告”和一些所謂“親歷者”經歷，炮製散佈大量涉疆虛假資訊，污蔑中國政府在新疆對維吾爾族實施“種族滅絕”等，詆毀中國治疆政策，粗暴干涉中國內政，並宣佈對中方實體和個人實施制裁，企圖矇騙國際社會、干擾破壞新疆穩定發展。美國獨立新聞網站“灰色地帶”等多次刊文，揭露反華分子鄭國恩濫用資料、歪曲資料、援引虛假“證言”編造新疆“種族滅絕”的謊言。法國作家馬克沁·維瓦斯出版《維吾爾族假新聞的終結》一書，以其在新疆真實見聞證明所謂維吾爾族“種族滅絕”純屬無稽之談。 <text:line-break/><text:line-break/>◆美國與盟友大肆抹黑中國“一帶一路”倡議，編造中國“新殖民主義”“債務陷阱”等謊言。 <text:line-break/><text:line-break/>美國與其盟國大肆抹黑中國“一帶一路”倡議，部分西方媒體和政客刻意忽視中國投資對促進相關地區經濟發展的積極作用，大肆炒作中國搞所謂“新殖民主義”和“新帝國主義”，散播相關國家正陷入中國“債務陷阱”、中國投資只會使中國受益等虛假結論。美國約翰斯·霍普金斯大學與哈佛大學學者在《大西洋月刊》刊文，直指“中國債務陷阱”是美西方政客捏造的謊言。如美西方媒體反復炒作的斯里蘭卡漢班托塔港專案，正是加拿大和丹麥企業首先提出要在斯里蘭卡投資、承建、運營該港口，卻長期拿不出行動，而後中國企業通過公平競爭贏得了開發權。斯里蘭卡面臨的國際主權債務中，日本、世界銀行等才是大債主，且2017年漢班托塔港債務僅占斯里蘭卡外債的5%。斯里蘭卡前央行行長表示，漢班托塔港債務不是該國金融困難的原因。對於發展中國家追求發展的意願，美西方政客與媒體長期選擇性失聰。 <text:line-break/><text:line-break/>澳大利亞為配合美對華打壓和經濟“脫鉤”，編造謊言大肆渲染“中國威脅論”“中國干涉論”，接連出臺“反外國干涉”系列立法、《涉外關係法》等法案，以國家安全為由否決多項中企對澳投資，撕毀維多利亞州同中方簽訂的“一帶一路”合作檔。 <text:line-break/><text:line-break/>◆美國及其盟友以“人權”“民主”為名，不斷向世界輸出陰謀與謊言。 <text:line-break/><text:line-break/>歐洲前宗主國向非洲殖民地承諾西式民主是發展的“福音”，事實上卻讓非洲國家深陷“逢選必亂”“發展赤字”陷阱。歐洲自稱援非規模最大，但往往“口惠而實不至”，不是“錢不到位”就是“捂礦不采”，遲滯非洲發展。“阿拉伯之春”發生後，歐盟曾承諾逐年增加對阿拉伯國家援助，但事實卻呈下降之勢，2014年歐盟僅落實當年額度的20%。歐洲自詡為新冠肺炎疫苗實施計畫（COVAX）平臺最大貢獻方，但至今向發展中國家出口疫苗尚不及自身產量的5%。 <text:line-break/><text:line-break/>2021年4月19日，聯合國人權理事會非洲人後裔問題專家工作組等特別機制發表聯合聲明，強烈反對英國種族和民族不平等委員會發表的報告，稱該報告歪曲和捏造事實，將進一步加劇英種族主義和種族歧視。報告用美化種族等級制度為“白人至上”主義辯護，聲稱英國不存在系統性種族主義，種族主義是非洲人後裔憑空想像的產物或孤立事件，無視國際人權專家指出的英國系統性種族主義問題，包括在醫療、教育、就業、住房、執法、刑事司法等領域根深蒂固的不平等現象。聲明指出，該委員會報告試圖洗白英國販賣非洲奴隸的歷史，避而不談蓄奴者的殘暴行為及其一代代通過奴役黑人積累財富、社會資源和政治影響力的事實，這是對歷史的蓄意曲解，將導致種族主義和種族歧視更加猖獗。 <text:line-break/><text:line-break/>第六宗罪：包庇 <text:line-break/><text:line-break/>近年來，美國以親疏斷是非，以遠近判獎罰，包庇、袒護、縱容盟友諸多惡劣行徑，甚至操控利用盟友的弱點惡行，達到其地緣政治的陰險目的。 <text:line-break/><text:line-break/>◆美國罔顧全人類利益和國際社會反對，縱容日本排放核污染水入海。 <text:line-break/><text:line-break/>2021年4月13日，日本政府宣佈決定將福島第一核電站核事故造成的超過100萬噸核污染水倒入太平洋，引起日國內和周邊國家廣泛質疑和擔憂。美西方媒體對此幾無批評聲音，不少西方國際組織、政客甚至為日辯護。美方表示支持日本決定，稱日本“似乎採取了一種符合全球公認的核安全標準的做法”。美國國務卿布林肯發推特感謝日本處理核污染水的“透明努力”。 <text:line-break/><text:line-break/>國際社會多對美國支持日本表示質疑。4月15日，人權理事會有毒物品和人權問題特別報告員、食物權問題特別報告員、人權與環境問題特別報告員發表聯合聲明，對日本決定將受損的福島核電站100萬噸核污染水排放到海洋深表遺憾，稱此舉將影響太平洋地區數百萬人生命和生計，對日本和其他國家民眾的人權構成巨大威脅。有關專家表示，考慮到將核污染水排放到海洋會對很多人生活和環境造成影響，日本政府有關決定令人高度關切。美國海洋保護學家裡克·斯坦納在《安克雷奇日報》發表評論文章，敦促美國政府立刻制止日本排放計畫，並提倡國際社會任命獨立於國際原子能機構的調查委員會，以審查有關福島處理核污染水的相關問題，提供透明、獨立、科學的建議。而且，美國表面上支持日本排核污染水，其實早已對日本產品進口嚴加監管。2021年3月，美國食品藥品管理局FDA“第99-33號進口警示”編輯更新之後，仍因核輻射等原因限制日本部分農、養殖、水產品及附加產品的進口。 <text:line-break/><text:line-break/>◆美國掩護日本實現軍事鬆綁，推動日本解禁“集體自衛權”。 <text:line-break/><text:line-break/>因二戰期間犯下的侵略罪行，依據《開羅宣言》《波茨坦公告》及日本政府無條件投降書，日本應當徹底剷除軍國主義，完全解除海陸空武裝。然而在冷戰初期，美國為了遏制社會主義陣營，扶植和重新武裝日本，對大批犯有戰爭罪行的軍國主義分子網開一面，默許一些人重返日本政壇。美國單獨與日本締結《日美安保條約》，簽署、修訂“日美防衛合作指標”，不斷擴大日美同盟軍事行動的範圍。美國對日本政府出臺《新安保法》、推動修改憲法第九條等動向予以縱容。2014年7月1日，日本政府臨時內閣會議通過了修改憲法解釋、解禁集體自衛權的內閣決議案。時任美國國防部長哈格爾隨後發表聲明，支持日本政府解禁集體自衛權的決定，歡迎日本政府關於集體自衛權的新政策。境外媒體分析稱，美國是日本違反和平憲法、重新軍事武裝的最重要推手和關鍵因素。 <text:line-break/><text:line-break/>◆美國包庇731部隊罪行 <text:line-break/><text:line-break/>二戰結束後，美國在幾年時間內陸續派德特裡克堡基地的細菌戰專家前往日本，向包括731部隊頭目石井四郎在內的731部隊主要成員瞭解日本細菌等生化武器情況。美國為了得到731部隊細菌戰資料資料，支付了25萬日元。美國甚至向世界隱瞞石井四郎以及731部隊的滔天罪行，還讓石井四郎成為德特裡克堡的生化武器顧問。 <text:line-break/><text:line-break/>據媒體報導，美國以豁免侵華日軍731部隊戰犯戰爭責任為條件，獲取731部隊進行人體實驗、細菌實驗、細菌戰、毒氣實驗等方面資料進行生化武器研究。在731部隊《炭疽菌實驗報告》《鼻疽菌實驗報告》《鼠疫菌實驗報告》三份人體實驗報告封面上，分別寫有“馬里蘭州德特裡克堡基地生物戰實驗室化學部隊研究與開發部，此函歸還至戰後總部檔案部”的字樣，並蓋有“達格威實驗基地技術圖書館”的黑色墨印。 <text:line-break/><text:line-break/>◆美國杜魯門政府為避免別國譴責其種族政策而支持南非種族隔離政策。 <text:line-break/><text:line-break/>1948年後，杜魯門政府出於冷戰、維護美國在南非利益、美國國內反種族隔離力量較弱等考慮，對南非種族隔離制度採取所謂“中間道路”政策，即在口頭反對南非種族隔離制度的同時，又對國際社會干預南非種族問題進行抵制。1960年3月21日，數千名南非民眾在沙佩維爾一處警察局抗議本國種族隔離政策，遭到南非白人當局開槍射擊，共69人死亡，包括8名婦女和10名兒童。該事件引起國際輿論廣泛譴責，聯合國也通過決議予以批評。時值美非洲裔民權運動興起，美政府極力袒護南非，密西西比州議會甚至通過一項議案，支持南非政府“對捍衛種族隔離政策的堅定和面對反對者不為所動的決心”。 <text:line-break/><text:line-break/>美國前駐南非大使威廉·艾德蒙森指出，由於美國自身在民權問題上處於兩難境地，美國政府在外交上對南非的種族問題非常敏感，唯恐國際社會把注意力轉移到美國國內的民權問題上來。美國對南非政策研究委員會報告稱，美國顧忌其他國家可能會譴責其種族政策，所以支持南非並以種族政策屬於南非國內問題為由，阻撓聯合國干預南非的種族隔離制度。 <text:line-break/><text:line-break/>◆美國在巴勒斯坦、敘利亞等問題上違背聯合國安理會有關決議和國際共識，長期偏袒以色列。 <text:line-break/><text:line-break/>以色列在1967年中東戰爭中佔領東耶路撒冷和約旦河西岸部分地區，並在兩地建設猶太人定居點。聯合國及國際社會均認定此定居點為非法。國際法院指出，以建立隔離牆行為違反國際法。數十年來，美國在政治、經濟和軍事上支持以色列，以色列逐步擴大其在巴勒斯坦被占領土上的定居點計畫。特朗普上臺後，以所謂“中東和平新計畫”取代“兩國方案”。2017年12月，特朗普宣佈承認耶路撒冷為以色列首都。2018年5月，美使館遷至耶路撒冷。2019年11月，時任美國國務卿蓬佩奧宣稱，美不再認為以色列在約旦河西岸地區建設定居點違反國際法。2017年10月，為反制聯合國教科文組織所謂“反猶”活動，否定巴勒斯坦人民的合法抗爭，美以聯手退出該組織，並於2018年底正式生效。 <text:line-break/><text:line-break/>2019年3月25日，時任美國總統特朗普與以色列總理內塔尼亞胡簽署美國承認以色列對戈蘭高地擁有主權的公告。美國此舉引發包括敘利亞、俄羅斯以及聯合國在內的全球範圍批評。聯合國安理會1981年通過的第497號決議明確表示，以色列將其法律、管轄權和行政機構強加于戈蘭高地的決定“完全無效、不具國際法律效力”。2020年11月5日，聯合國大會確認敘利亞對自1967年6月戰爭以來被以色列佔領的戈蘭高地的主權問題。聯合國秘書長古特雷斯明確強調，戈蘭高地的地位並不因此改變。此外，敘利亞外交部發表聲明指出，美國的這一決定是對敘利亞“主權與領土完整的無恥攻擊”。俄羅斯警告美方此舉將“嚴重違反國際法”，也將阻礙敘利亞衝突的解決，並全面激化地區局勢。 <text:line-break/><text:line-break/>◆美國與其盟友對對方國家嚴重社會問題視而不見。 <text:line-break/><text:line-break/>2020年美國“佛洛德事件”發生後，加拿大政府表態含糊其辭，總理特魯多發推特稱，雖然美國正對謀殺佛洛德進行追責，但要知道系統性種族主義和反黑人種族主義依然存在，且在加拿大同樣存在。該表態未對事件進行譴責，表明加政府不敢公開批評美政府的懦弱心態和對美國的姑息。 <text:line-break/><text:line-break/>同時，美國對加拿大種族問題視而不見。2019年6月3日，針對加拿大失蹤和被謀殺原住民婦女和女童國家調查委員會發佈報告，特魯多在國際婦女大會開幕式上承認原住民女性遭受的悲慘暴力等同於“種族滅絕”，但美國政界對此默不作聲，美輿論不僅沒有給出譴責和批評，反而聲稱加政府為解決相關問題“作出巨大努力”。 <text:line-break/><text:line-break/>◆美國盟友在國際規則適用上對美大開“綠燈”。 <text:line-break/><text:line-break/>澳大利亞宣稱捍衛所謂“基於規則的國際秩序”，2017年澳《外交政策白皮書》中載明“全球秩序基於的規則應是協商一致而非強國主導”。但為配合美國中東戰略，澳拒絕承認國際刑事法院（ICC）關於接受巴勒斯坦作為觀察員國的決定，阻止ICC調查以色列涉嫌在約旦河西岸、東耶路撒冷、加沙地帶實施的戰爭罪行為。在美宣佈將駐以色列使館遷往耶路撒冷後，澳打破過去幾屆政府延續數十年的政策，效仿特朗普表態稱也將考慮遷館。 <text:line-break/><text:line-break/>為維護美國在迪戈加西亞島（Diego Garcia）的軍事利益和英國的殖民利益，澳反對國際法院（ICJ）關於查戈斯群島去殖民化的諮詢意見及聯合國大會有關決議。 <text:line-break/><text:line-break/>第七宗罪：內訌 <text:line-break/><text:line-break/>美國對盟友時而包庇、時而敲打，玩弄“馭下之術”，意在以胡蘿蔔加大棒的方式迫使盟友追隨美，同盟體系內部實已互信缺失、同床異夢。 <text:line-break/><text:line-break/>◆美國通過貿易手段打壓日本，逼迫日本簽訂廣場協定。 <text:line-break/><text:line-break/>20世紀80年代，美國經濟陷入滯漲，日本經濟飛速發展，對美貿易順差不斷擴大。美政府曾頻頻利用《1974年貿易法》第301條，在1976年至1989年間，對日本產品進行20次“301調查”，絕大多數以日本讓步自願限制出口告終。1985年9月，美、英、法、聯邦德國、日本在紐約廣場飯店簽訂協定，主要包括遏制通脹、擴大內需、貿易開放、資本自由化等內容。廣場協議簽訂後，日元大幅升值，日出口受到打擊，產能大量過剩。1986年、1991年美日先後簽訂兩次《半導體協定》，5年協定期結束後，美國半導體在全球和日本的市場均擴張至三成左右。此外，美國先後對日本發起紡織品戰、鋼鐵戰、彩電戰、汽車戰、匯率戰、半導體戰、美逼日系統性改革等七次貿易金融戰。為減少日元過度升值對經濟競爭力的損害，日政府通過放鬆信貸維持經濟擴展勢頭，股市、樓市泡沫越來越大；後為防止經濟過熱，日政府採取激進步驟，快速調高央行基準利率，導致日經濟泡沫破碎。該協議被認為是日“失去二十年”的轉捩點。 <text:line-break/><text:line-break/>◆美國以貿易逆差為由，逼迫盟友修改雙邊自貿協定。 <text:line-break/><text:line-break/>2012年，美國與韓國簽署《美韓自貿協定》，之後時任美總統特朗普認為該協定造成美對韓貿易逆差。2018年9月，韓總統文在寅不得不與特朗普簽署修正後協定。1992年8月，美國、加拿大、墨西哥簽署《北美自貿協定》，成立北美自貿區，成為當時世界上最大區域經濟一體化組織。2017年1月特朗普上臺後，認為該協議增加了美貿易逆差，並將數以萬計的製造業崗位轉移至薪資水準較低的墨西哥，要求重新談判。經過一年多談判，三方簽訂新的美墨加協定（USMCA），加拿大向美開放160億美元的農產品市場。 <text:line-break/><text:line-break/>◆新冠肺炎疫情下美國與盟友相互指責設絆，美甚至攔截盟友防疫物資，並囤積疫苗等緊俏抗疫物資。 <text:line-break/><text:line-break/>疫情發生以來，德、法、加拿大等美鐵杆盟友訂購的防疫物資均曾遭美國高價搶購或截留。2020年4月，美聯邦應急事務管理署突然下令要求3M公司停止向加拿大和拉美市場出口3M口罩，既有訂單暫時取消。美買斷可能用於治療新冠的藥物瑞德西韋短期產能，禁止向包括美盟友在內的他國出口口罩等美醫療物資。 <text:line-break/><text:line-break/>印度曾在疫情前期向美援助藥品，印疫情大暴發後，印外長蘇傑生等多人呼籲美解除疫苗原材料出口禁令以提高印疫苗產量，但美表示將重點放在控制國內疫情上，優先給國內民眾接種疫苗。此舉引爆印反美情緒，並遭到美盟友和國際社會批評。印度ZEE新聞網介紹，拜登上任後立即援引《國防生產法》，禁止美出口用於生產疫苗的關鍵原材料，以確保美輝瑞等疫苗生產商能得到充足原料供應，實現全天候生產。《印度時報》報導，美政府囤積新冠疫苗，對印嚴重疫情視而不見的做法令印網友反美情緒爆發。 <text:line-break/><text:line-break/>2021年5月5日，美國貿易代表戴琪表示，美支持WTO對新冠疫苗智慧財產權的豁免建議，拜登政府將積極參加WTO有關豁免協定的談判，並鼓勵其他國家參與進來。德國、法國表示反對。對於美政府此次“慷慨”之舉，德政府發言人直言，美關於豁免新冠疫苗智慧財產權保護的提議對全球疫苗生產帶來“嚴重麻煩”。法總統馬克龍在歐盟領導人峰會上表示，新冠疫苗專利並不是當前的關鍵問題，並指責英國和美國封鎖了疫苗及原材料的對外出口。歐盟委員會主席馮德萊恩表示，歐盟對有關專利的討論持開放態度，但分享技術並不是應對疫情的快速處理措施。 <text:line-break/><text:line-break/>◆為維護地區掌控和主導權，美國對盟友或拋棄或制裁或打壓，毫不手軟。 <text:line-break/><text:line-break/>2016年7月，土耳其爆發未遂軍事政變，衝突共造成240多名土耳其公民喪生，2000多人受傷。土耳其當局指責在美國的居倫參與政變，將“居倫運動”列為恐怖組織，並要求美等83個國家引渡425名該組織成員，但一直為美政府拒絕。 <text:line-break/><text:line-break/>為打擊極端組織“伊斯蘭國”，美長期支持敘利亞庫爾德武裝組織並視其為重要盟友。後為減輕駐軍負擔、緩和對土耳其關係等，美突然拋棄這一盟友。2019年下半年，土政府跨境對庫爾德武裝組織進行軍事打擊之前，美突然從有關地區撤軍，並表態“不支持、不參與”。 <text:line-break/><text:line-break/>美國對土耳其長期防範，極力干擾土與俄羅斯走近，對土採購俄武器實施制裁，首次將《以制裁反擊美國敵人法》條款適用於北約盟友。拜登政府公開宣佈承認亞美尼亞大屠殺為“種族滅絕”並推動出臺相關制裁立法，迫土向美低頭。2018年，土尋求採購美制“愛國者-3”導彈未果，轉而同俄簽訂S-400防空系統合同。美多措並舉對土施壓，宣佈制裁，並禁止美進出口銀行向土提供信貸，將土踢出F-35戰機計畫，不予退還土投入的研發資金和戰機定金。 <text:line-break/><text:line-break/>◆美國經濟霸淩對盟友“一視同仁”。 <text:line-break/><text:line-break/>美國不僅大行貿易保護主義，還通過貿易協定加大對盟友的控制。在美墨加協定談判中，美迫使加放棄獨立與其他國家簽訂貿易協定的主權權利，接受美無理要求，在協定中納入“毒丸條款”，規定協定任何成員國與非市場經濟體商簽自貿協定必須得到其他成員國同意，明顯蓄意針對中國等特定國家，嚴重干擾和破壞全球自由貿易秩序。 <text:line-break/><text:line-break/>美墨加協定簽署1個月後，時任美總統特朗普又對加拿大舉起制裁大棒，宣佈2020年8月將對自加進口的部分鋁產品恢復加征10%關稅。加政府即宣佈對總價值36億加元的一系列含鋁美產品徵收關稅。在數月磋商後，特朗普于當年10月正式取消該決定，但同時威脅稱，如果加對美鋁出口激增，將恢復徵收關稅。拜登上臺後，即簽署行政令取消加拿大“基石”輸油管線的專案許可證，該舉措對加能源大省阿爾比經濟造成很大負面影響，在疫情期間更是令加經濟雪上加霜。 <text:line-break/><text:line-break/>歐盟1996年制定《歐盟阻斷法令》，約束成員國服從美法令，對遵守美國法而不遵守歐盟法的主體實施制裁，准許在歐洲法院起訴涉美案件中受益方或勝訴方。 <text:line-break/><text:line-break/>近年來，美國堅稱“北溪-2號”天然氣管道項目威脅歐洲能源安全，對此予以反對並實施制裁。2021年1月，美國宣佈對俄羅斯籍“福爾圖娜”號鋪管船執行制裁措施。3月25日，美國務卿布林肯表示，“北溪-2號”專案同歐盟自己設定的能源安全目標相違背，並有可能會傷害到烏克蘭、波蘭以及其它國家利益，並再次強調美在這一專案上的立場和態度，包括對致力於完成鋪設“北溪-2號”管線的相關公司實施制裁措施。 <text:line-break/><text:line-break/>◆美國利用《反海外腐敗法》強行打壓盟國企業。 <text:line-break/><text:line-break/>美國的《反海外腐敗法》禁止美個人和實體為贏得業務而向外國公職人員贈送或提供任何有價值的東西。2020年，美國檢方披露了一份刑事起訴書，法國運輸公司阿爾斯通的兩名前高管和日本貿易公司丸紅株式會社的一名前高管因曾向印尼官員行賄，被指控密謀違反美國《反海外腐敗法》和共謀洗錢。《華爾街日報》2021年1月報導，美聯邦調查局在與美有關聯的海外調查中發揮了更大作用，近年來擴大了其國際反腐部門，以追查涉及賄賂、盜賊統治、反壟斷等犯罪的個人和組織。而在2014年一樁針對阿爾斯通的案件中，阿爾斯通和丸紅分別與美國司法部達成和解，支付了7.72億、8800萬美元和解金，以了結針對上述印尼專案以及其他國家項目的指控。 <text:line-break/><text:line-break/>◆七國集團內部分歧不斷，在處理內外問題上貌合神離。 <text:line-break/><text:line-break/>2018年6月，七國集團（G7）峰會在加拿大舉行，峰會公報承諾要努力減少關稅壁壘、非關稅壁壘和補貼。時任美國總統特朗普宣佈不簽署峰會公報。美並宣佈自6月1日起取消對歐盟、加拿大和墨西哥的鋼鋁產品關稅豁免待遇，分別加征25%和10%的懲罰性關稅。歐盟和加拿大隨即表示將採取對等措施維權，對敏感的美國產品徵收大致等值的關稅。除貿易議題外，G7還提出了降低一次性塑膠使用等解決方案。然而，美國和日本這兩個成員國並未簽署《海洋塑膠憲章》。 <text:line-break/><text:line-break/>2019年8月，G7峰會在法國舉行。特朗普在會前表示，如果法國對穀歌、臉書和蘋果等美國互聯網技術企業徵收數位稅，美國將對法國葡萄酒徵稅。歐洲理事會時任主席圖斯克則稱，如果美國徵稅，歐盟將以類似措施回應。路透社在峰會之前列舉了一串有爭議性的議題：特朗普對法國7月通過徵收數位服務稅的法案不滿；美國對各方應對氣候變化的努力置之不理；美歐在是否重新接納俄羅斯回G7的問題上有分歧；歐洲大國試圖緩解美國與伊朗之間的關係等。 <text:line-break/><text:line-break/>2021年5月，G7外長會議在英國舉行。美國務院聲明稱，美國務卿布林肯在此次會議期間與德國外長馬斯會晤時，再度表達了美對俄德“北溪-2號”天然氣管道專案的強烈反對。有專家指出，鑒於歐洲大陸對俄羅斯能源供應的依賴，德、法等主要歐洲國家在對俄政策上不會緊跟美國。美國經濟學教授哈伊裡·圖爾克認為，經濟基礎決定了美英企圖借G7擴大反華陣營的目的難以實現，因為德國、日本、韓國都和中國有直接大量的經貿往來，而印度作為中國宣導設立的亞投行主要受益方之一，也不會輕易和美國公然站在一邊。 <text:line-break/><text:line-break/>◆美國對其盟友支持口惠而實不至。 <text:line-break/><text:line-break/>近段時間澳大利亞政府對美公開宣稱支持澳對抗中國“經濟脅迫”歡欣鼓舞，但包括美在內的“五眼聯盟”其他國家對澳支持不僅口惠實不至，而且還趁火打劫借機擴大對華出口，迅速擠佔澳在華市場份額。據澳媒體披露，2020年10月至2021年2月，澳葡萄酒對華出口下降98%，“五眼聯盟”其他國家政客高調聲援澳葡萄酒，但澳對“五眼聯盟”其他國家出口不增反降25%。2020年12月至2021年2月澳煤炭對華出口降至零，而“五眼聯盟”其他國家煤炭在華份額由2.7%升至6.1%；澳在中國進口食品和飲料市場份額由2020年4月的6.3%降至2021年2月的3.6%，而“五眼聯盟”其他國家市場份額由25.5%升至39.5%。 </text:p>
      <text:p text:style-name="P2">陳真   |  2021.08.03 17:35   |   <text:a xlink:type="simple" xlink:href="http://palinfo.habago.org/Entry?Command=Information_PrintForum&amp;iPage=2#FORUM40874"><text:span text:style-name="T6">#</text:span></text:a></text:p>
      <text:p text:style-name="P3">"The law, in its majestic equality, forbids the rich as well as the poor to sleep under bridges, to beg in the streets, and to steal bread."(法律，具有崇高的公平性，不論你是窮人或富人，都不允許在天橋下睡覺，不允許在街上乞討，更不允許偷拿麵包吃。) <text:line-break/><text:line-break/>Anatole France (法國十九世紀的小說家)在小說 "紅百合" 裏的一段名言。 <text:line-break/><text:line-break/>資本主義真是了不起。</text:p>
      <text:p text:style-name="P2">馨尹   |  2021.08.03 12:12   |   <text:a xlink:type="simple" xlink:href="http://palinfo.habago.org/Entry?Command=Information_PrintForum&amp;iPage=2#FORUM40873"><text:span text:style-name="T6">#</text:span></text:a></text:p>
      <text:p text:style-name="P4">在美國貧窮是一種罪 <text:line-break/>兒童可以為資本家犧牲 <text:line-break/><text:line-break/>洛城快報 <text:line-break/>洛杉矶无家可归正式列罪！ <text:line-break/>397儿童打疫苗后患心肌炎！ <text:line-break/><text:line-break/>h<text:span text:style-name="T2">ttps://youtu.be/PDEhqULYwFs</text:span></text:p>
      <text:p text:style-name="P2">陳真   |  2021.08.01 23:58   |   <text:a xlink:type="simple" xlink:href="http://palinfo.habago.org/Entry?Command=Information_PrintForum&amp;iPage=2#FORUM40872"><text:span text:style-name="T6">#</text:span></text:a></text:p>
      <text:p text:style-name="P3">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2">http://palinfo.habago.org/Entry?Command=Information_PrintHome&amp;;iFlowNo=1829</text:span></text:a> <text:line-break/><text:line-break/>台灣人真要坐以待斃？(二十六)：疫苗與萊毒： <text:line-break/><text:line-break/><text:a xlink:type="simple" xlink:href="http://palinfo.habago.org/Entry?Command=Information_PrintHome&amp;;iFlowNo=1828"><text:span text:style-name="T2">http://palinfo.habago.org/Entry?Command=Information_PrintHome&amp;;iFlowNo=1828</text:span></text:a> <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2">https://bit.ly/3lcc8PM</text:span></text:a> <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2">周淮安   |  2021.08.01 02:42   |   <text:a xlink:type="simple" xlink:href="http://palinfo.habago.org/Entry?Command=Information_PrintForum&amp;iPage=2#FORUM40871"><text:span text:style-name="T6">#</text:span></text:a></text:p>
      <text:p text:style-name="P6"><text:span text:style-name="T4">臉書「事實查核中心」，被爆受藥商鉅款贊助 <text:line-break/></text:span><text:span text:style-name="T5">https://gettr.com/post/p6aude?fbclid=IwAR2Ajzu4JxR9bzCmiMgkhQTr69OoBjw4uy-a0CdN2idvJ6faAoEYnuRFLbI </text:span><text:span text:style-name="T4"><text:line-break/><text:line-break/>難怪再臉書一分享「疫苗」資訊，輕則跳出警語，被延遲發文；重則被限制分享，乃至刪文撤號消音。史諾登爆料「稜鏡計畫」，誠不我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